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4.445cm" style:use-optimal-column-width="true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5.423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254340" table:style-name="ce8">
            <text:p><text:s/>254,340<text:s/></text:p>
          </table:table-cell>
          <table:table-cell office:value-type="float" office:value="254400" table:style-name="ce8">
            <text:p><text:s/>254,400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73171" table:style-name="ce8">
            <text:p><text:s/>273,171<text:s/></text:p>
          </table:table-cell>
          <table:table-cell office:value-type="float" office:value="273425" table:style-name="ce8">
            <text:p><text:s/>273,42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473624" table:style-name="ce8">
            <text:p><text:s/>473,624<text:s/></text:p>
          </table:table-cell>
          <table:table-cell office:value-type="float" office:value="474687" table:style-name="ce8">
            <text:p><text:s/>474,687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34137" table:style-name="ce8">
            <text:p><text:s/>134,137<text:s/></text:p>
          </table:table-cell>
          <table:table-cell office:value-type="float" office:value="134389" table:style-name="ce8">
            <text:p><text:s/>134,38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7890" table:style-name="ce8">
            <text:p><text:s/>7,890<text:s/></text:p>
          </table:table-cell>
          <table:table-cell office:value-type="float" office:value="12289" table:style-name="ce8">
            <text:p><text:s/>12,289<text:s/></text:p>
          </table:table-cell>
          <table:table-cell office:value-type="float" office:value="146881" table:style-name="ce8">
            <text:p><text:s/>146,881<text:s/></text:p>
          </table:table-cell>
          <table:table-cell office:value-type="float" office:value="186145" table:style-name="ce8">
            <text:p><text:s/>186,145<text:s/>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75134" table:style-name="ce8">
            <text:p><text:s/>75,134<text:s/></text:p>
          </table:table-cell>
          <table:table-cell office:value-type="float" office:value="75222" table:style-name="ce8">
            <text:p><text:s/>75,22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207200" table:style-name="ce8">
            <text:p><text:s/>207,200<text:s/></text:p>
          </table:table-cell>
          <table:table-cell office:value-type="float" office:value="207224" table:style-name="ce8">
            <text:p><text:s/>207,22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103493" table:style-name="ce8">
            <text:p><text:s/>103,493<text:s/></text:p>
          </table:table-cell>
          <table:table-cell office:value-type="float" office:value="103551" table:style-name="ce8">
            <text:p><text:s/>103,551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344646" table:style-name="ce8">
            <text:p><text:s/>344,646<text:s/></text:p>
          </table:table-cell>
          <table:table-cell office:value-type="float" office:value="344959" table:style-name="ce8">
            <text:p><text:s/>344,959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46758" table:style-name="ce8">
            <text:p><text:s/>46,758<text:s/></text:p>
          </table:table-cell>
          <table:table-cell office:value-type="float" office:value="46824" table:style-name="ce8">
            <text:p><text:s/>46,82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63015" table:style-name="ce8">
            <text:p><text:s/>163,015<text:s/></text:p>
          </table:table-cell>
          <table:table-cell office:value-type="float" office:value="163223" table:style-name="ce8">
            <text:p><text:s/>163,223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294395" table:style-name="ce8">
            <text:p><text:s/>294,395<text:s/></text:p>
          </table:table-cell>
          <table:table-cell office:value-type="float" office:value="294430" table:style-name="ce8">
            <text:p><text:s/>294,430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.75" table:style-name="ce7">
            <text:p>17.75</text:p>
          </table:table-cell>
          <table:table-cell office:value-type="float" office:value="17.75" table:style-name="ce7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92723" table:style-name="ce8">
            <text:p><text:s/>192,723<text:s/></text:p>
          </table:table-cell>
          <table:table-cell office:value-type="float" office:value="193105" table:style-name="ce8">
            <text:p><text:s/>193,10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47641" table:style-name="ce8">
            <text:p><text:s/>47,641<text:s/></text:p>
          </table:table-cell>
          <table:table-cell office:value-type="float" office:value="47645" table:style-name="ce8">
            <text:p><text:s/>47,64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7.5" table:style-name="ce7">
            <text:p>27.5</text:p>
          </table:table-cell>
          <table:table-cell office:value-type="float" office:value="27.5" table:style-name="ce7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870479" table:style-name="ce8">
            <text:p><text:s/>870,479<text:s/></text:p>
          </table:table-cell>
          <table:table-cell office:value-type="float" office:value="871526" table:style-name="ce8">
            <text:p><text:s/>871,52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0681" table:style-name="ce8">
            <text:p><text:s/>80,681<text:s/></text:p>
          </table:table-cell>
          <table:table-cell office:value-type="float" office:value="80743" table:style-name="ce8">
            <text:p><text:s/>80,74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66646" table:style-name="ce8">
            <text:p><text:s/>66,646<text:s/></text:p>
          </table:table-cell>
          <table:table-cell office:value-type="float" office:value="66674" table:style-name="ce8">
            <text:p><text:s/>66,6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92447" table:style-name="ce8">
            <text:p><text:s/>92,447<text:s/></text:p>
          </table:table-cell>
          <table:table-cell office:value-type="float" office:value="92635" table:style-name="ce8">
            <text:p><text:s/>92,63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32128" table:style-name="ce8">
            <text:p><text:s/>32,128<text:s/></text:p>
          </table:table-cell>
          <table:table-cell office:value-type="float" office:value="32132" table:style-name="ce8">
            <text:p><text:s/>32,13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office:value-type="float" office:value="64" table:style-name="ce7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5997" table:style-name="ce8">
            <text:p><text:s/>15,997<text:s/></text:p>
          </table:table-cell>
          <table:table-cell office:value-type="float" office:value="16012" table:style-name="ce8">
            <text:p><text:s/>16,01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10900" table:style-name="ce14">
            <text:p><text:s/>10,900<text:s/></text:p>
          </table:table-cell>
          <table:table-cell office:value-type="float" office:value="10934" table:style-name="ce8">
            <text:p><text:s/>10,93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8.25" table:style-name="ce7">
            <text:p>38.25</text:p>
          </table:table-cell>
          <table:table-cell office:value-type="float" office:value="38.25" table:style-name="ce7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6767" table:style-name="ce8">
            <text:p><text:s/>16,767<text:s/></text:p>
          </table:table-cell>
          <table:table-cell office:value-type="float" office:value="16795" table:style-name="ce8">
            <text:p><text:s/>16,79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11046" table:style-name="ce8">
            <text:p><text:s/>11,046<text:s/></text:p>
          </table:table-cell>
          <table:table-cell office:value-type="float" office:value="11053" table:style-name="ce8">
            <text:p><text:s/>11,05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11576" table:style-name="ce8">
            <text:p><text:s/>11,576<text:s/></text:p>
          </table:table-cell>
          <table:table-cell office:value-type="float" office:value="11603" table:style-name="ce8">
            <text:p><text:s/>11,603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5454" table:style-name="ce8">
            <text:p><text:s/>25,454<text:s/></text:p>
          </table:table-cell>
          <table:table-cell office:value-type="float" office:value="25455" table:style-name="ce8">
            <text:p><text:s/>25,45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16252" table:style-name="ce8">
            <text:p><text:s/>16,252<text:s/></text:p>
          </table:table-cell>
          <table:table-cell office:value-type="float" office:value="16254" table:style-name="ce8">
            <text:p><text:s/>16,25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48491" table:style-name="ce8">
            <text:p><text:s/>48,491<text:s/></text:p>
          </table:table-cell>
          <table:table-cell office:value-type="float" office:value="48532" table:style-name="ce8">
            <text:p><text:s/>48,53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13156" table:style-name="ce8">
            <text:p><text:s/>13,156<text:s/></text:p>
          </table:table-cell>
          <table:table-cell office:value-type="float" office:value="13179" table:style-name="ce8">
            <text:p><text:s/>13,17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21097" table:style-name="ce8">
            <text:p><text:s/>21,097<text:s/></text:p>
          </table:table-cell>
          <table:table-cell office:value-type="float" office:value="21126" table:style-name="ce8">
            <text:p><text:s/>21,12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.25" table:style-name="ce7">
            <text:p>36.25</text:p>
          </table:table-cell>
          <table:table-cell office:value-type="float" office:value="36.25" table:style-name="ce7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2.25" table:style-name="ce7">
            <text:p>32.25</text:p>
          </table:table-cell>
          <table:table-cell office:value-type="float" office:value="32.25" table:style-name="ce7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29.25" table:style-name="ce7">
            <text:p>29.25</text:p>
          </table:table-cell>
          <table:table-cell office:value-type="float" office:value="29.25" table:style-name="ce7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.5" table:style-name="ce7">
            <text:p>25.5</text:p>
          </table:table-cell>
          <table:table-cell office:value-type="float" office:value="25.5" table:style-name="ce7">
            <text:p>25.5</text:p>
          </table:table-cell>
          <table:table-cell office:value-type="float" office:value="35.75" table:style-name="ce7">
            <text:p>35.75</text:p>
          </table:table-cell>
          <table:table-cell office:value-type="float" office:value="35.75" table:style-name="ce7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.75" table:style-name="ce7">
            <text:p>28.75</text:p>
          </table:table-cell>
          <table:table-cell office:value-type="float" office:value="28.75" table:style-name="ce7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11153" table:style-name="ce8">
            <text:p><text:s/>11,153<text:s/></text:p>
          </table:table-cell>
          <table:table-cell office:value-type="float" office:value="11154" table:style-name="ce8">
            <text:p><text:s/>11,154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17.25" table:style-name="ce7">
            <text:p>17.25</text:p>
          </table:table-cell>
          <table:table-cell office:value-type="float" office:value="17.25" table:style-name="ce7">
            <text:p>17.2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.75" table:style-name="ce7">
            <text:p>26.75</text:p>
          </table:table-cell>
          <table:table-cell office:value-type="float" office:value="26.75" table:style-name="ce7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3.25" table:style-name="ce7">
            <text:p>33.25</text:p>
          </table:table-cell>
          <table:table-cell office:value-type="float" office:value="33.25" table:style-name="ce7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30302" table:style-name="ce8">
            <text:p><text:s/>30,302<text:s/></text:p>
          </table:table-cell>
          <table:table-cell office:value-type="float" office:value="30447" table:style-name="ce8">
            <text:p><text:s/>30,44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3.5" table:style-name="ce7">
            <text:p>13.5</text:p>
          </table:table-cell>
          <table:table-cell office:value-type="float" office:value="13.5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.25" table:style-name="ce7">
            <text:p>11.25</text:p>
          </table:table-cell>
          <table:table-cell office:value-type="float" office:value="11.25" table:style-name="ce7">
            <text:p>11.2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.5</text:p>
          </table:table-cell>
          <table:table-cell office:value-type="float" office:value="11.5" table:style-name="ce7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117329" table:style-name="ce8">
            <text:p><text:s/>117,329<text:s/></text:p>
          </table:table-cell>
          <table:table-cell office:value-type="float" office:value="117523" table:style-name="ce8">
            <text:p><text:s/>117,5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2737" table:style-name="ce8">
            <text:p><text:s/>12,737<text:s/></text:p>
          </table:table-cell>
          <table:table-cell office:value-type="float" office:value="12754" table:style-name="ce8">
            <text:p><text:s/>12,7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20377" table:style-name="ce8">
            <text:p><text:s/>20,377<text:s/></text:p>
          </table:table-cell>
          <table:table-cell office:value-type="float" office:value="20386" table:style-name="ce8">
            <text:p><text:s/>20,38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5.25" table:style-name="ce7">
            <text:p>5.25</text:p>
          </table:table-cell>
          <table:table-cell office:value-type="float" office:value="5.25" table:style-name="ce7">
            <text:p>5.25</text:p>
          </table:table-cell>
          <table:table-cell office:value-type="float" office:value="8.5" table:style-name="ce7">
            <text:p>8.5</text:p>
          </table:table-cell>
          <table:table-cell office:value-type="float" office:value="8.5" table:style-name="ce7">
            <text:p>8.5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.25" table:style-name="ce7">
            <text:p>21.25</text:p>
          </table:table-cell>
          <table:table-cell office:value-type="float" office:value="21.25" table:style-name="ce7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7118" table:style-name="ce8">
            <text:p><text:s/>17,118<text:s/></text:p>
          </table:table-cell>
          <table:table-cell office:value-type="float" office:value="17148" table:style-name="ce8">
            <text:p><text:s/>17,148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table:style-name="ce7"/>
          <table:table-cell table:style-name="ce15"/>
          <table:table-cell table:number-columns-repeated="16382" table:style-name="ce1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table:style-name="ce16"/>
          <table:table-cell office:value-type="float" office:value="80.209999999999994" table:style-name="ce16">
            <text:p>80.21</text:p>
          </table:table-cell>
          <table:table-cell office:value-type="float" office:value="75.64" table:style-name="ce16">
            <text:p>75.64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table:style-name="ce16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table:style-name="ce16"/>
          <table:table-cell office:value-type="float" office:value="67.25" table:style-name="ce16">
            <text:p>67.25</text:p>
          </table:table-cell>
          <table:table-cell office:value-type="float" office:value="60.3" table:style-name="ce16">
            <text:p>60.30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table:style-name="ce16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959999999999994" table:style-name="ce16">
            <text:p>77.96</text:p>
          </table:table-cell>
          <table:table-cell office:value-type="float" office:value="73.53" table:style-name="ce16">
            <text:p>73.53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table:style-name="ce16"/>
          <table:table-cell office:value-type="float" office:value="80.319999999999993" table:style-name="ce16">
            <text:p>80.32</text:p>
          </table:table-cell>
          <table:table-cell office:value-type="float" office:value="76.48" table:style-name="ce16">
            <text:p>76.48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table:style-name="ce16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table:style-name="ce16"/>
          <table:table-cell office:value-type="float" office:value="70.650000000000006" table:style-name="ce16">
            <text:p>70.65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table:style-name="ce16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table:style-name="ce16"/>
          <table:table-cell office:value-type="float" office:value="80.3" table:style-name="ce16">
            <text:p>80.30</text:p>
          </table:table-cell>
          <table:table-cell office:value-type="float" office:value="76.37" table:style-name="ce16">
            <text:p>76.37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table:style-name="ce16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table:style-name="ce16"/>
          <table:table-cell office:value-type="float" office:value="79.2" table:style-name="ce16">
            <text:p>79.20</text:p>
          </table:table-cell>
          <table:table-cell office:value-type="float" office:value="75.37" table:style-name="ce16">
            <text:p>75.3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table:style-name="ce16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table:style-name="ce16"/>
          <table:table-cell office:value-type="float" office:value="87.23" table:style-name="ce16">
            <text:p>87.23</text:p>
          </table:table-cell>
          <table:table-cell office:value-type="float" office:value="83.04" table:style-name="ce16">
            <text:p>83.04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table:style-name="ce16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table:style-name="ce16"/>
          <table:table-cell office:value-type="float" office:value="88.26" table:style-name="ce16">
            <text:p>88.26</text:p>
          </table:table-cell>
          <table:table-cell office:value-type="float" office:value="84.56" table:style-name="ce16">
            <text:p>84.56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table:style-name="ce16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table:style-name="ce16"/>
          <table:table-cell office:value-type="float" office:value="73.84" table:style-name="ce16">
            <text:p>73.84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2.16" table:style-name="ce16">
            <text:p>72.16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table:style-name="ce16"/>
          <table:table-cell office:value-type="float" office:value="78.34" table:style-name="ce16">
            <text:p>78.34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table:style-name="ce16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table:style-name="ce16"/>
          <table:table-cell office:value-type="float" office:value="83.93" table:style-name="ce16">
            <text:p>83.93</text:p>
          </table:table-cell>
          <table:table-cell office:value-type="float" office:value="79.13" table:style-name="ce16">
            <text:p>79.13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table:style-name="ce16"/>
          <table:table-cell office:value-type="float" office:value="83.47" table:style-name="ce16">
            <text:p>83.47</text:p>
          </table:table-cell>
          <table:table-cell office:value-type="float" office:value="78.91" table:style-name="ce16">
            <text:p>78.91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table:style-name="ce16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6.68" table:style-name="ce16">
            <text:p>86.68</text:p>
          </table:table-cell>
          <table:table-cell office:value-type="float" office:value="84.77" table:style-name="ce16">
            <text:p>84.77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table:style-name="ce16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table:style-name="ce16"/>
          <table:table-cell office:value-type="float" office:value="80.819999999999993" table:style-name="ce16">
            <text:p>80.82</text:p>
          </table:table-cell>
          <table:table-cell office:value-type="float" office:value="78.010000000000005" table:style-name="ce16">
            <text:p>78.01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table:style-name="ce16"/>
          <table:table-cell office:value-type="float" office:value="85.43" table:style-name="ce16">
            <text:p>85.43</text:p>
          </table:table-cell>
          <table:table-cell office:value-type="float" office:value="84.56" table:style-name="ce16">
            <text:p>84.56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table:style-name="ce16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76.989999999999995" table:style-name="ce16">
            <text:p>76.99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table:style-name="ce16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5" table:style-name="ce16">
            <text:p>81.50</text:p>
          </table:table-cell>
          <table:table-cell office:value-type="float" office:value="77.849999999999994" table:style-name="ce16">
            <text:p>77.85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table:style-name="ce16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table:style-name="ce16"/>
          <table:table-cell office:value-type="float" office:value="82.43" table:style-name="ce16">
            <text:p>82.43</text:p>
          </table:table-cell>
          <table:table-cell office:value-type="float" office:value="77.17" table:style-name="ce16">
            <text:p>77.17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table:style-name="ce16"/>
          <table:table-cell office:value-type="float" office:value="84.12" table:style-name="ce16">
            <text:p>84.12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table:style-name="ce16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table:style-name="ce16"/>
          <table:table-cell office:value-type="float" office:value="82.59" table:style-name="ce16">
            <text:p>82.59</text:p>
          </table:table-cell>
          <table:table-cell office:value-type="float" office:value="77.13" table:style-name="ce16">
            <text:p>77.1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table:style-name="ce16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table:style-name="ce16"/>
          <table:table-cell office:value-type="float" office:value="80.650000000000006" table:style-name="ce16">
            <text:p>80.65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table:style-name="ce16"/>
          <table:table-cell office:value-type="float" office:value="84.81" table:style-name="ce16">
            <text:p>84.81</text:p>
          </table:table-cell>
          <table:table-cell office:value-type="float" office:value="79.11" table:style-name="ce16">
            <text:p>79.11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table:style-name="ce16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table:style-name="ce16"/>
          <table:table-cell office:value-type="float" office:value="80.33" table:style-name="ce16">
            <text:p>80.33</text:p>
          </table:table-cell>
          <table:table-cell office:value-type="float" office:value="78.02" table:style-name="ce16">
            <text:p>78.02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table:style-name="ce16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table:style-name="ce16"/>
          <table:table-cell office:value-type="float" office:value="66.42" table:style-name="ce16">
            <text:p>66.42</text:p>
          </table:table-cell>
          <table:table-cell office:value-type="float" office:value="61.79" table:style-name="ce16">
            <text:p>61.79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table:style-name="ce16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table:style-name="ce16"/>
          <table:table-cell office:value-type="float" office:value="74.989999999999995" table:style-name="ce16">
            <text:p>74.99</text:p>
          </table:table-cell>
          <table:table-cell office:value-type="float" office:value="68.36" table:style-name="ce16">
            <text:p>68.36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table:style-name="ce16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9.5" table:style-name="ce16">
            <text:p>79.50</text:p>
          </table:table-cell>
          <table:table-cell office:value-type="float" office:value="75.78" table:style-name="ce16">
            <text:p>75.78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table:style-name="ce16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78.7" table:style-name="ce16">
            <text:p>78.70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table:style-name="ce16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table:style-name="ce16"/>
          <table:table-cell office:value-type="float" office:value="88.42" table:style-name="ce16">
            <text:p>88.42</text:p>
          </table:table-cell>
          <table:table-cell office:value-type="float" office:value="84.18" table:style-name="ce16">
            <text:p>84.18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table:style-name="ce16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5.84" table:style-name="ce16">
            <text:p>85.84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table:style-name="ce16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table:style-name="ce16"/>
          <table:table-cell office:value-type="float" office:value="86.71" table:style-name="ce16">
            <text:p>86.71</text:p>
          </table:table-cell>
          <table:table-cell office:value-type="float" office:value="82.98" table:style-name="ce16">
            <text:p>82.98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table:style-name="ce16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4.92" table:style-name="ce16">
            <text:p>74.92</text:p>
          </table:table-cell>
          <table:table-cell office:value-type="float" office:value="66.81" table:style-name="ce16">
            <text:p>66.81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6.2" table:style-name="ce16">
            <text:p>76.20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table:style-name="ce16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table:style-name="ce16"/>
          <table:table-cell office:value-type="float" office:value="72.61" table:style-name="ce16">
            <text:p>72.61</text:p>
          </table:table-cell>
          <table:table-cell office:value-type="float" office:value="65.33" table:style-name="ce16">
            <text:p>65.33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table:style-name="ce16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8.819999999999993" table:style-name="ce16">
            <text:p>78.82</text:p>
          </table:table-cell>
          <table:table-cell office:value-type="float" office:value="74.16" table:style-name="ce16">
            <text:p>74.16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table:style-name="ce16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table:style-name="ce16"/>
          <table:table-cell office:value-type="float" office:value="76.58" table:style-name="ce16">
            <text:p>76.58</text:p>
          </table:table-cell>
          <table:table-cell office:value-type="float" office:value="71.91" table:style-name="ce16">
            <text:p>71.91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table:style-name="ce16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1.540000000000006" table:style-name="ce16">
            <text:p>81.54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table:style-name="ce16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1.69" table:style-name="ce16">
            <text:p>81.69</text:p>
          </table:table-cell>
          <table:table-cell office:value-type="float" office:value="76.569999999999993" table:style-name="ce16">
            <text:p>76.5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table:style-name="ce16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9.47" table:style-name="ce16">
            <text:p>89.47</text:p>
          </table:table-cell>
          <table:table-cell office:value-type="float" office:value="85.63" table:style-name="ce16">
            <text:p>85.63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table:style-name="ce16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table:style-name="ce16"/>
          <table:table-cell office:value-type="float" office:value="72.239999999999995" table:style-name="ce16">
            <text:p>72.24</text:p>
          </table:table-cell>
          <table:table-cell office:value-type="float" office:value="70.63" table:style-name="ce16">
            <text:p>70.63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table:style-name="ce16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79.02" table:style-name="ce16">
            <text:p>79.02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table:style-name="ce16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table:style-name="ce16"/>
          <table:table-cell office:value-type="float" office:value="88.34" table:style-name="ce16">
            <text:p>88.34</text:p>
          </table:table-cell>
          <table:table-cell office:value-type="float" office:value="86.03" table:style-name="ce16">
            <text:p>86.03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table:style-name="ce16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2.27" table:style-name="ce16">
            <text:p>72.27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table:style-name="ce16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table:style-name="ce16"/>
          <table:table-cell office:value-type="float" office:value="76.650000000000006" table:style-name="ce16">
            <text:p>76.65</text:p>
          </table:table-cell>
          <table:table-cell office:value-type="float" office:value="74.489999999999995" table:style-name="ce16">
            <text:p>74.49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table:style-name="ce16"/>
          <table:table-cell office:value-type="float" office:value="77.03" table:style-name="ce16">
            <text:p>77.03</text:p>
          </table:table-cell>
          <table:table-cell office:value-type="float" office:value="72.209999999999994" table:style-name="ce16">
            <text:p>72.21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table:style-name="ce16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table:style-name="ce16"/>
          <table:table-cell office:value-type="float" office:value="88.59" table:style-name="ce16">
            <text:p>88.59</text:p>
          </table:table-cell>
          <table:table-cell office:value-type="float" office:value="84.08" table:style-name="ce16">
            <text:p>84.08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table:style-name="ce16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table:style-name="ce16"/>
          <table:table-cell office:value-type="float" office:value="87.38" table:style-name="ce16">
            <text:p>87.38</text:p>
          </table:table-cell>
          <table:table-cell office:value-type="float" office:value="79.91" table:style-name="ce16">
            <text:p>79.91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5" table:style-name="ce16">
            <text:p>77.50</text:p>
          </table:table-cell>
          <table:table-cell office:value-type="float" office:value="73.13" table:style-name="ce16">
            <text:p>73.13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table:style-name="ce16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table:style-name="ce16"/>
          <table:table-cell office:value-type="float" office:value="69.67" table:style-name="ce16">
            <text:p>69.67</text:p>
          </table:table-cell>
          <table:table-cell office:value-type="float" office:value="62.57" table:style-name="ce16">
            <text:p>62.57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4.08" table:style-name="ce16">
            <text:p>84.08</text:p>
          </table:table-cell>
          <table:table-cell office:value-type="float" office:value="77.92" table:style-name="ce16">
            <text:p>77.92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table:style-name="ce16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table:style-name="ce16"/>
          <table:table-cell office:value-type="float" office:value="91.09" table:style-name="ce16">
            <text:p>91.09</text:p>
          </table:table-cell>
          <table:table-cell office:value-type="float" office:value="87.85" table:style-name="ce16">
            <text:p>87.85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table:style-name="ce16"/>
          <table:table-cell office:value-type="float" office:value="78.12" table:style-name="ce16">
            <text:p>78.12</text:p>
          </table:table-cell>
          <table:table-cell office:value-type="float" office:value="78.7" table:style-name="ce16">
            <text:p>78.7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table:style-name="ce16"/>
          <table:table-cell office:value-type="float" office:value="82.53" table:style-name="ce16">
            <text:p>82.53</text:p>
          </table:table-cell>
          <table:table-cell office:value-type="float" office:value="80.64" table:style-name="ce16">
            <text:p>80.64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table:style-name="ce16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table:style-name="ce16"/>
          <table:table-cell office:value-type="float" office:value="87.3" table:style-name="ce16">
            <text:p>87.30</text:p>
          </table:table-cell>
          <table:table-cell office:value-type="float" office:value="84.67" table:style-name="ce16">
            <text:p>84.67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table:style-name="ce16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table:style-name="ce16"/>
          <table:table-cell office:value-type="float" office:value="94.08" table:style-name="ce16">
            <text:p>94.08</text:p>
          </table:table-cell>
          <table:table-cell office:value-type="float" office:value="93.2" table:style-name="ce16">
            <text:p>93.20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table:style-name="ce16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table:style-name="ce16"/>
          <table:table-cell office:value-type="float" office:value="53.72" table:style-name="ce16">
            <text:p>53.72</text:p>
          </table:table-cell>
          <table:table-cell office:value-type="float" office:value="46.74" table:style-name="ce16">
            <text:p>46.74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table:style-name="ce16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table:style-name="ce16"/>
          <table:table-cell office:value-type="float" office:value="75.02" table:style-name="ce16">
            <text:p>75.02</text:p>
          </table:table-cell>
          <table:table-cell office:value-type="float" office:value="69.260000000000005" table:style-name="ce16">
            <text:p>69.26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table:style-name="ce16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table:style-name="ce16"/>
          <table:table-cell office:value-type="float" office:value="48.92" table:style-name="ce16">
            <text:p>48.92</text:p>
          </table:table-cell>
          <table:table-cell office:value-type="float" office:value="42.37" table:style-name="ce16">
            <text:p>42.37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table:style-name="ce16"/>
          <table:table-cell office:value-type="float" office:value="80.23" table:style-name="ce16">
            <text:p>80.23</text:p>
          </table:table-cell>
          <table:table-cell office:value-type="float" office:value="77.88" table:style-name="ce16">
            <text:p>77.88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table:style-name="ce16"/>
          <table:table-cell office:value-type="float" office:value="65.27" table:style-name="ce16">
            <text:p>65.27</text:p>
          </table:table-cell>
          <table:table-cell office:value-type="float" office:value="65.11" table:style-name="ce16">
            <text:p>65.11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table:style-name="ce16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table:style-name="ce16"/>
          <table:table-cell office:value-type="float" office:value="33.229999999999997" table:style-name="ce16">
            <text:p>33.23</text:p>
          </table:table-cell>
          <table:table-cell office:value-type="float" office:value="31.08" table:style-name="ce16">
            <text:p>31.08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table:style-name="ce16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67.84" table:style-name="ce16">
            <text:p>67.84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table:style-name="ce16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table:style-name="ce16"/>
          <table:table-cell office:value-type="float" office:value="57.03" table:style-name="ce16">
            <text:p>57.03</text:p>
          </table:table-cell>
          <table:table-cell office:value-type="float" office:value="45.7" table:style-name="ce16">
            <text:p>45.70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table:style-name="ce16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table:style-name="ce16"/>
          <table:table-cell office:value-type="float" office:value="68.34" table:style-name="ce16">
            <text:p>68.34</text:p>
          </table:table-cell>
          <table:table-cell office:value-type="float" office:value="62.35" table:style-name="ce16">
            <text:p>62.35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table:style-name="ce16"/>
          <table:table-cell office:value-type="float" office:value="88.02" table:style-name="ce16">
            <text:p>88.02</text:p>
          </table:table-cell>
          <table:table-cell office:value-type="float" office:value="84.05" table:style-name="ce16">
            <text:p>84.05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table:style-name="ce16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7.13" table:style-name="ce16">
            <text:p>87.13</text:p>
          </table:table-cell>
          <table:table-cell office:value-type="float" office:value="83.32" table:style-name="ce16">
            <text:p>83.32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table:style-name="ce16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table:style-name="ce16"/>
          <table:table-cell office:value-type="float" office:value="73.78" table:style-name="ce16">
            <text:p>73.78</text:p>
          </table:table-cell>
          <table:table-cell office:value-type="float" office:value="65.55" table:style-name="ce16">
            <text:p>65.55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table:style-name="ce16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table:style-name="ce16"/>
          <table:table-cell office:value-type="float" office:value="81.37" table:style-name="ce16">
            <text:p>81.37</text:p>
          </table:table-cell>
          <table:table-cell office:value-type="float" office:value="77.41" table:style-name="ce16">
            <text:p>77.41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table:style-name="ce16"/>
          <table:table-cell office:value-type="float" office:value="72.19" table:style-name="ce16">
            <text:p>72.19</text:p>
          </table:table-cell>
          <table:table-cell office:value-type="float" office:value="66.8" table:style-name="ce16">
            <text:p>66.80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table:style-name="ce16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table:style-name="ce16"/>
          <table:table-cell office:value-type="float" office:value="84.47" table:style-name="ce16">
            <text:p>84.47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6.14" table:style-name="ce16">
            <text:p>86.14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table:style-name="ce16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table:style-name="ce16"/>
          <table:table-cell office:value-type="float" office:value="83.34" table:style-name="ce16">
            <text:p>83.34</text:p>
          </table:table-cell>
          <table:table-cell office:value-type="float" office:value="79.41" table:style-name="ce16">
            <text:p>79.41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table:style-name="ce16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table:style-name="ce16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table:style-name="ce16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table:style-name="ce16"/>
          <table:table-cell office:value-type="float" office:value="84.13" table:style-name="ce16">
            <text:p>84.13</text:p>
          </table:table-cell>
          <table:table-cell office:value-type="float" office:value="84.02" table:style-name="ce16">
            <text:p>84.02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table:style-name="ce16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table:style-name="ce16"/>
          <table:table-cell office:value-type="float" office:value="85.9" table:style-name="ce16">
            <text:p>85.90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table:style-name="ce16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table:style-name="ce16"/>
          <table:table-cell office:value-type="float" office:value="89.03" table:style-name="ce16">
            <text:p>89.03</text:p>
          </table:table-cell>
          <table:table-cell office:value-type="float" office:value="84.53" table:style-name="ce16">
            <text:p>84.53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table:style-name="ce16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table:style-name="ce16"/>
          <table:table-cell office:value-type="float" office:value="83.19" table:style-name="ce16">
            <text:p>83.19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table:style-name="ce16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table:style-name="ce16"/>
          <table:table-cell office:value-type="float" office:value="82.92" table:style-name="ce16">
            <text:p>82.92</text:p>
          </table:table-cell>
          <table:table-cell office:value-type="float" office:value="80" table:style-name="ce16">
            <text:p>80.00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table:style-name="ce16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table:style-name="ce16"/>
          <table:table-cell office:value-type="float" office:value="88.09" table:style-name="ce16">
            <text:p>88.09</text:p>
          </table:table-cell>
          <table:table-cell office:value-type="float" office:value="86.93" table:style-name="ce16">
            <text:p>86.93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table:style-name="ce16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table:style-name="ce16"/>
          <table:table-cell office:value-type="float" office:value="82.33" table:style-name="ce16">
            <text:p>82.33</text:p>
          </table:table-cell>
          <table:table-cell office:value-type="float" office:value="78.400000000000006" table:style-name="ce16">
            <text:p>78.40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table:style-name="ce16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table:style-name="ce16"/>
          <table:table-cell office:value-type="float" office:value="88.32" table:style-name="ce16">
            <text:p>88.32</text:p>
          </table:table-cell>
          <table:table-cell office:value-type="float" office:value="82.8" table:style-name="ce16">
            <text:p>82.80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table:style-name="ce16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70.12" table:style-name="ce16">
            <text:p>70.12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table:style-name="ce16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table:style-name="ce16"/>
          <table:table-cell office:value-type="float" office:value="57.58" table:style-name="ce16">
            <text:p>57.58</text:p>
          </table:table-cell>
          <table:table-cell office:value-type="float" office:value="54.48" table:style-name="ce16">
            <text:p>54.48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table:style-name="ce16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table:style-name="ce16"/>
          <table:table-cell office:value-type="float" office:value="79.349999999999994" table:style-name="ce16">
            <text:p>79.35</text:p>
          </table:table-cell>
          <table:table-cell office:value-type="float" office:value="74.38" table:style-name="ce16">
            <text:p>74.3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table:style-name="ce16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table:style-name="ce16"/>
          <table:table-cell office:value-type="float" office:value="87.07" table:style-name="ce16">
            <text:p>87.07</text:p>
          </table:table-cell>
          <table:table-cell office:value-type="float" office:value="82.27" table:style-name="ce16">
            <text:p>82.27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table:style-name="ce16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table:style-name="ce16"/>
          <table:table-cell office:value-type="float" office:value="79.63" table:style-name="ce16">
            <text:p>79.63</text:p>
          </table:table-cell>
          <table:table-cell office:value-type="float" office:value="78.66" table:style-name="ce16">
            <text:p>78.66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table:style-name="ce16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7.7" table:style-name="ce16">
            <text:p>87.70</text:p>
          </table:table-cell>
          <table:table-cell office:value-type="float" office:value="82.92" table:style-name="ce16">
            <text:p>82.92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table:style-name="ce16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table:style-name="ce16"/>
          <table:table-cell office:value-type="float" office:value="64.489999999999995" table:style-name="ce16">
            <text:p>64.49</text:p>
          </table:table-cell>
          <table:table-cell office:value-type="float" office:value="57.42" table:style-name="ce16">
            <text:p>57.42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95" table:style-name="ce16">
            <text:p>86.95</text:p>
          </table:table-cell>
          <table:table-cell office:value-type="float" office:value="83.91" table:style-name="ce16">
            <text:p>83.91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table:style-name="ce16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5.45" table:style-name="ce16">
            <text:p>85.45</text:p>
          </table:table-cell>
          <table:table-cell office:value-type="float" office:value="80.349999999999994" table:style-name="ce16">
            <text:p>80.35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table:style-name="ce16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table:style-name="ce16"/>
          <table:table-cell office:value-type="float" office:value="81.06" table:style-name="ce16">
            <text:p>81.06</text:p>
          </table:table-cell>
          <table:table-cell office:value-type="float" office:value="76.959999999999994" table:style-name="ce16">
            <text:p>76.96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table:style-name="ce16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table:style-name="ce16"/>
          <table:table-cell office:value-type="float" office:value="83.14" table:style-name="ce16">
            <text:p>83.14</text:p>
          </table:table-cell>
          <table:table-cell office:value-type="float" office:value="79.19" table:style-name="ce16">
            <text:p>79.19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table:style-name="ce16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table:style-name="ce16"/>
          <table:table-cell office:value-type="float" office:value="31.82" table:style-name="ce16">
            <text:p>31.82</text:p>
          </table:table-cell>
          <table:table-cell office:value-type="float" office:value="27.59" table:style-name="ce16">
            <text:p>27.5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table:style-name="ce16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table:style-name="ce16"/>
          <table:table-cell office:value-type="float" office:value="58.04" table:style-name="ce16">
            <text:p>58.04</text:p>
          </table:table-cell>
          <table:table-cell office:value-type="float" office:value="54.36" table:style-name="ce16">
            <text:p>54.36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table:style-name="ce16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table:style-name="ce16"/>
          <table:table-cell office:value-type="float" office:value="75.78" table:style-name="ce16">
            <text:p>75.78</text:p>
          </table:table-cell>
          <table:table-cell office:value-type="float" office:value="74.83" table:style-name="ce16">
            <text:p>74.83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table:style-name="ce16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table:style-name="ce16"/>
          <table:table-cell office:value-type="float" office:value="65.48" table:style-name="ce16">
            <text:p>65.48</text:p>
          </table:table-cell>
          <table:table-cell office:value-type="float" office:value="64.44" table:style-name="ce16">
            <text:p>64.44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table:style-name="ce16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table:style-name="ce16"/>
          <table:table-cell office:value-type="float" office:value="75.209999999999994" table:style-name="ce16">
            <text:p>75.21</text:p>
          </table:table-cell>
          <table:table-cell office:value-type="float" office:value="73.599999999999994" table:style-name="ce16">
            <text:p>73.60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table:style-name="ce16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table:style-name="ce16"/>
          <table:table-cell office:value-type="float" office:value="57.37" table:style-name="ce16">
            <text:p>57.37</text:p>
          </table:table-cell>
          <table:table-cell office:value-type="float" office:value="56.65" table:style-name="ce16">
            <text:p>56.65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table:style-name="ce16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table:style-name="ce16"/>
          <table:table-cell office:value-type="float" office:value="64.959999999999994" table:style-name="ce16">
            <text:p>64.96</text:p>
          </table:table-cell>
          <table:table-cell office:value-type="float" office:value="63.53" table:style-name="ce16">
            <text:p>63.53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table:style-name="ce16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table:style-name="ce16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table:style-name="ce16"/>
          <table:table-cell office:value-type="float" office:value="88.37" table:style-name="ce16">
            <text:p>88.37</text:p>
          </table:table-cell>
          <table:table-cell office:value-type="float" office:value="87.41" table:style-name="ce16">
            <text:p>87.41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table:style-name="ce16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table:style-name="ce16"/>
          <table:table-cell office:value-type="float" office:value="78.2" table:style-name="ce16">
            <text:p>78.20</text:p>
          </table:table-cell>
          <table:table-cell office:value-type="float" office:value="75.13" table:style-name="ce16">
            <text:p>75.13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4.11" table:style-name="ce16">
            <text:p>74.11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table:style-name="ce16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table:style-name="ce16"/>
          <table:table-cell office:value-type="float" office:value="59.8" table:style-name="ce16">
            <text:p>59.80</text:p>
          </table:table-cell>
          <table:table-cell office:value-type="float" office:value="55.92" table:style-name="ce16">
            <text:p>55.92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table:style-name="ce16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table:style-name="ce16"/>
          <table:table-cell office:value-type="float" office:value="57.77" table:style-name="ce16">
            <text:p>57.77</text:p>
          </table:table-cell>
          <table:table-cell office:value-type="float" office:value="54.9" table:style-name="ce16">
            <text:p>54.9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table:style-name="ce16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table:style-name="ce16"/>
          <table:table-cell office:value-type="float" office:value="63.11" table:style-name="ce16">
            <text:p>63.11</text:p>
          </table:table-cell>
          <table:table-cell office:value-type="float" office:value="56.69" table:style-name="ce16">
            <text:p>56.6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table:style-name="ce16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table:style-name="ce16"/>
          <table:table-cell office:value-type="float" office:value="75.95" table:style-name="ce16">
            <text:p>75.95</text:p>
          </table:table-cell>
          <table:table-cell office:value-type="float" office:value="69.45" table:style-name="ce16">
            <text:p>69.45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76" table:formula="of:=SUMPRODUCT(--([.B4:.B111]&gt;[.C4:.C111]))" table:number-matrix-columns-spanned="1" table:number-matrix-rows-spanned="1" table:style-name="ce17">
            <text:p>76</text:p>
          </table:table-cell>
          <table:table-cell office:value-type="float" office:value="32" table:formula="of:=SUMPRODUCT(--([.C4:.C111]&gt;[.B4:.B111]))" table:number-matrix-columns-spanned="1" table:number-matrix-rows-spanned="1" table:style-name="ce17">
            <text:p>32</text:p>
          </table:table-cell>
          <table:table-cell office:value-type="float" office:value="76" table:formula="of:=SUMPRODUCT(--([.D4:.D111]&gt;[.E4:.E111]))" table:number-matrix-columns-spanned="1" table:number-matrix-rows-spanned="1" table:style-name="ce17">
            <text:p>76</text:p>
          </table:table-cell>
          <table:table-cell office:value-type="float" office:value="32" table:formula="of:=SUMPRODUCT(--([.E4:.E111]&gt;[.D4:.D111]))" table:number-matrix-columns-spanned="1" table:number-matrix-rows-spanned="1" table:style-name="ce17">
            <text:p>32</text:p>
          </table:table-cell>
          <table:table-cell office:value-type="float" office:value="76" table:formula="of:=SUMPRODUCT(--([.F4:.F111]&gt;[.G4:.G111]))" table:number-matrix-columns-spanned="1" table:number-matrix-rows-spanned="1" table:style-name="ce17">
            <text:p>76</text:p>
          </table:table-cell>
          <table:table-cell office:value-type="float" office:value="32" table:formula="of:=SUMPRODUCT(--([.G4:.G111]&gt;[.F4:.F111]))" table:number-matrix-columns-spanned="1" table:number-matrix-rows-spanned="1" table:style-name="ce17">
            <text:p>32</text:p>
          </table:table-cell>
          <table:table-cell office:value-type="float" office:value="76" table:formula="of:=SUMPRODUCT(--([.H4:.H111]&gt;[.I4:.I111]))" table:number-matrix-columns-spanned="1" table:number-matrix-rows-spanned="1" table:style-name="ce17">
            <text:p>76</text:p>
          </table:table-cell>
          <table:table-cell office:value-type="float" office:value="32" table:formula="of:=SUMPRODUCT(--([.I4:.I111]&gt;[.H4:.H111]))" table:number-matrix-columns-spanned="1" table:number-matrix-rows-spanned="1" table:style-name="ce17">
            <text:p>32</text:p>
          </table:table-cell>
          <table:table-cell table:style-name="ce16"/>
          <table:table-cell office:value-type="float" office:value="94" table:formula="of:=SUMPRODUCT(--([.K4:.K111]&gt;[.L4:.L111]))" table:number-matrix-columns-spanned="1" table:number-matrix-rows-spanned="1" table:style-name="ce17">
            <text:p>94</text:p>
          </table:table-cell>
          <table:table-cell office:value-type="float" office:value="14" table:formula="of:=SUMPRODUCT(--([.L4:.L111]&gt;[.K4:.K111]))" table:number-matrix-columns-spanned="1" table:number-matrix-rows-spanned="1" table:style-name="ce17">
            <text:p>14</text:p>
          </table:table-cell>
          <table:table-cell office:value-type="float" office:value="94" table:formula="of:=SUMPRODUCT(--([.M4:.M111]&gt;[.N4:.N111]))" table:number-matrix-columns-spanned="1" table:number-matrix-rows-spanned="1" table:style-name="ce17">
            <text:p>94</text:p>
          </table:table-cell>
          <table:table-cell office:value-type="float" office:value="14" table:formula="of:=SUMPRODUCT(--([.N4:.N111]&gt;[.M4:.M111]))" table:number-matrix-columns-spanned="1" table:number-matrix-rows-spanned="1" table:style-name="ce17">
            <text:p>14</text:p>
          </table:table-cell>
          <table:table-cell office:value-type="float" office:value="94" table:formula="of:=SUMPRODUCT(--([.O4:.O111]&gt;[.P4:.P111]))" table:number-matrix-columns-spanned="1" table:number-matrix-rows-spanned="1" table:style-name="ce17">
            <text:p>94</text:p>
          </table:table-cell>
          <table:table-cell office:value-type="float" office:value="14" table:formula="of:=SUMPRODUCT(--([.P4:.P111]&gt;[.O4:.O111]))" table:number-matrix-columns-spanned="1" table:number-matrix-rows-spanned="1" table:style-name="ce17">
            <text:p>14</text:p>
          </table:table-cell>
          <table:table-cell office:value-type="float" office:value="94" table:formula="of:=SUMPRODUCT(--([.Q4:.Q111]&gt;[.R4:.R111]))" table:number-matrix-columns-spanned="1" table:number-matrix-rows-spanned="1" table:style-name="ce17">
            <text:p>94</text:p>
          </table:table-cell>
          <table:table-cell office:value-type="float" office:value="14" table:formula="of:=SUMPRODUCT(--([.R4:.R111]&gt;[.Q4:.Q111]))" table:number-matrix-columns-spanned="1" table:number-matrix-rows-spanned="1" table:style-name="ce17">
            <text:p>14</text:p>
          </table:table-cell>
          <table:table-cell table:style-name="ce16"/>
          <table:table-cell office:value-type="float" office:value="107" table:formula="of:=SUMPRODUCT(--([.T4:.T111]&gt;[.U4:.U111]))" table:number-matrix-columns-spanned="1" table:number-matrix-rows-spanned="1" table:style-name="ce17">
            <text:p>107</text:p>
          </table:table-cell>
          <table:table-cell office:value-type="float" office:value="1" table:formula="of:=SUMPRODUCT(--([.U4:.U111]&gt;[.T4:.T111]))" table:number-matrix-columns-spanned="1" table:number-matrix-rows-spanned="1" table:style-name="ce17">
            <text:p>1</text:p>
          </table:table-cell>
          <table:table-cell office:value-type="float" office:value="107" table:formula="of:=SUMPRODUCT(--([.V4:.V111]&gt;[.W4:.W111]))" table:number-matrix-columns-spanned="1" table:number-matrix-rows-spanned="1" table:style-name="ce17">
            <text:p>107</text:p>
          </table:table-cell>
          <table:table-cell office:value-type="float" office:value="1" table:formula="of:=SUMPRODUCT(--([.W4:.W111]&gt;[.V4:.V111]))" table:number-matrix-columns-spanned="1" table:number-matrix-rows-spanned="1" table:style-name="ce17">
            <text:p>1</text:p>
          </table:table-cell>
          <table:table-cell office:value-type="float" office:value="107" table:formula="of:=SUMPRODUCT(--([.X4:.X111]&gt;[.Y4:.Y111]))" table:number-matrix-columns-spanned="1" table:number-matrix-rows-spanned="1" table:style-name="ce17">
            <text:p>107</text:p>
          </table:table-cell>
          <table:table-cell office:value-type="float" office:value="1" table:formula="of:=SUMPRODUCT(--([.Y4:.Y111]&gt;[.X4:.X111]))" table:number-matrix-columns-spanned="1" table:number-matrix-rows-spanned="1" table:style-name="ce17">
            <text:p>1</text:p>
          </table:table-cell>
          <table:table-cell office:value-type="float" office:value="107" table:formula="of:=SUMPRODUCT(--([.Z4:.Z111]&gt;[.AA4:.AA111]))" table:number-matrix-columns-spanned="1" table:number-matrix-rows-spanned="1" table:style-name="ce17">
            <text:p>107</text:p>
          </table:table-cell>
          <table:table-cell office:value-type="float" office:value="1" table:formula="of:=SUMPRODUCT(--([.AA4:.AA111]&gt;[.Z4:.Z111]))" table:number-matrix-columns-spanned="1" table:number-matrix-rows-spanned="1" table:style-name="ce17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3.829537037036999" table:formula="of:=AVERAGE([.B4:.B111])" table:style-name="ce16">
            <text:p>83.83</text:p>
          </table:table-cell>
          <table:table-cell office:value-type="float" office:value="83.091666666666697" table:formula="of:=AVERAGE([.C4:.C111])" table:style-name="ce16">
            <text:p>83.09</text:p>
          </table:table-cell>
          <table:table-cell office:value-type="float" office:value="83.829537037036999" table:formula="of:=AVERAGE([.D4:.D111])" table:style-name="ce16">
            <text:p>83.83</text:p>
          </table:table-cell>
          <table:table-cell office:value-type="float" office:value="83.091666666666697" table:formula="of:=AVERAGE([.E4:.E111])" table:style-name="ce16">
            <text:p>83.09</text:p>
          </table:table-cell>
          <table:table-cell office:value-type="float" office:value="83.829537037036999" table:formula="of:=AVERAGE([.F4:.F111])" table:style-name="ce16">
            <text:p>83.83</text:p>
          </table:table-cell>
          <table:table-cell office:value-type="float" office:value="83.091666666666697" table:formula="of:=AVERAGE([.G4:.G111])" table:style-name="ce16">
            <text:p>83.09</text:p>
          </table:table-cell>
          <table:table-cell office:value-type="float" office:value="83.829537037036999" table:formula="of:=AVERAGE([.H4:.H111])" table:style-name="ce16">
            <text:p>83.83</text:p>
          </table:table-cell>
          <table:table-cell office:value-type="float" office:value="83.091666666666697" table:formula="of:=AVERAGE([.I4:.I111])" table:style-name="ce16">
            <text:p>83.09</text:p>
          </table:table-cell>
          <table:table-cell table:style-name="ce16"/>
          <table:table-cell office:value-type="float" office:value="79.027870370370366" table:formula="of:=AVERAGE([.K4:.K111])" table:style-name="ce16">
            <text:p>79.03</text:p>
          </table:table-cell>
          <table:table-cell office:value-type="float" office:value="77.641851851851811" table:formula="of:=AVERAGE([.L4:.L111])" table:style-name="ce16">
            <text:p>77.64</text:p>
          </table:table-cell>
          <table:table-cell office:value-type="float" office:value="79.027870370370366" table:formula="of:=AVERAGE([.M4:.M111])" table:style-name="ce16">
            <text:p>79.03</text:p>
          </table:table-cell>
          <table:table-cell office:value-type="float" office:value="77.641851851851811" table:formula="of:=AVERAGE([.N4:.N111])" table:style-name="ce16">
            <text:p>77.64</text:p>
          </table:table-cell>
          <table:table-cell office:value-type="float" office:value="79.027870370370366" table:formula="of:=AVERAGE([.O4:.O111])" table:style-name="ce16">
            <text:p>79.03</text:p>
          </table:table-cell>
          <table:table-cell office:value-type="float" office:value="77.641851851851811" table:formula="of:=AVERAGE([.P4:.P111])" table:style-name="ce16">
            <text:p>77.64</text:p>
          </table:table-cell>
          <table:table-cell office:value-type="float" office:value="79.027870370370366" table:formula="of:=AVERAGE([.Q4:.Q111])" table:style-name="ce16">
            <text:p>79.03</text:p>
          </table:table-cell>
          <table:table-cell office:value-type="float" office:value="77.641851851851811" table:formula="of:=AVERAGE([.R4:.R111])" table:style-name="ce16">
            <text:p>77.64</text:p>
          </table:table-cell>
          <table:table-cell table:style-name="ce16"/>
          <table:table-cell office:value-type="float" office:value="77.652222222222221" table:formula="of:=AVERAGE([.T4:.T111])" table:style-name="ce16">
            <text:p>77.65</text:p>
          </table:table-cell>
          <table:table-cell office:value-type="float" office:value="73.709351851851821" table:formula="of:=AVERAGE([.U4:.U111])" table:style-name="ce16">
            <text:p>73.71</text:p>
          </table:table-cell>
          <table:table-cell office:value-type="float" office:value="77.574259259259279" table:formula="of:=AVERAGE([.V4:.V111])" table:style-name="ce16">
            <text:p>77.57</text:p>
          </table:table-cell>
          <table:table-cell office:value-type="float" office:value="73.483425925925928" table:formula="of:=AVERAGE([.W4:.W111])" table:style-name="ce16">
            <text:p>73.48</text:p>
          </table:table-cell>
          <table:table-cell office:value-type="float" office:value="77.613518518518518" table:formula="of:=AVERAGE([.X4:.X111])" table:style-name="ce16">
            <text:p>77.61</text:p>
          </table:table-cell>
          <table:table-cell office:value-type="float" office:value="73.595833333333346" table:formula="of:=AVERAGE([.Y4:.Y111])" table:style-name="ce16">
            <text:p>73.60</text:p>
          </table:table-cell>
          <table:table-cell office:value-type="float" office:value="77.574259259259279" table:formula="of:=AVERAGE([.Z4:.Z111])" table:style-name="ce16">
            <text:p>77.57</text:p>
          </table:table-cell>
          <table:table-cell office:value-type="float" office:value="73.483425925925928" table:formula="of:=AVERAGE([.AA4:.AA111])" table:style-name="ce16">
            <text:p>73.48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787037037030245" table:formula="of:=AVERAGE([.B4:.B111])-AVERAGE([.C4:.C111])" table:style-name="ce19">
            <text:p>0.74</text:p>
          </table:table-cell>
          <table:table-cell office:value-type="float" office:value="-0.73787037037030245" table:formula="of:=AVERAGE([.C4:.C111])-AVERAGE([.B4:.B111])" table:style-name="ce19">
            <text:p>-0.74</text:p>
          </table:table-cell>
          <table:table-cell office:value-type="float" office:value="0.73787037037030245" table:formula="of:=AVERAGE([.D4:.D111])-AVERAGE([.E4:.E111])" table:style-name="ce19">
            <text:p>0.74</text:p>
          </table:table-cell>
          <table:table-cell office:value-type="float" office:value="-0.73787037037030245" table:formula="of:=AVERAGE([.E4:.E111])-AVERAGE([.D4:.D111])" table:style-name="ce19">
            <text:p>-0.74</text:p>
          </table:table-cell>
          <table:table-cell office:value-type="float" office:value="0.73787037037030245" table:formula="of:=AVERAGE([.F4:.F111])-AVERAGE([.G4:.G111])" table:style-name="ce19">
            <text:p>0.74</text:p>
          </table:table-cell>
          <table:table-cell office:value-type="float" office:value="-0.73787037037030245" table:formula="of:=AVERAGE([.G4:.G111])-AVERAGE([.F4:.F111])" table:style-name="ce19">
            <text:p>-0.74</text:p>
          </table:table-cell>
          <table:table-cell office:value-type="float" office:value="0.73787037037030245" table:formula="of:=AVERAGE([.H4:.H111])-AVERAGE([.I4:.I111])" table:style-name="ce19">
            <text:p>0.74</text:p>
          </table:table-cell>
          <table:table-cell office:value-type="float" office:value="-0.73787037037030245" table:formula="of:=AVERAGE([.I4:.I111])-AVERAGE([.H4:.H111])" table:style-name="ce19">
            <text:p>-0.74</text:p>
          </table:table-cell>
          <table:table-cell table:style-name="ce1"/>
          <table:table-cell office:value-type="float" office:value="1.3860185185185543" table:formula="of:=AVERAGE([.K4:.K111])-AVERAGE([.L4:.L111])" table:style-name="ce19">
            <text:p>1.39</text:p>
          </table:table-cell>
          <table:table-cell office:value-type="float" office:value="-1.3860185185185543" table:formula="of:=AVERAGE([.L4:.L111])-AVERAGE([.K4:.K111])" table:style-name="ce19">
            <text:p>-1.39</text:p>
          </table:table-cell>
          <table:table-cell office:value-type="float" office:value="1.3860185185185543" table:formula="of:=AVERAGE([.M4:.M111])-AVERAGE([.N4:.N111])" table:style-name="ce19">
            <text:p>1.39</text:p>
          </table:table-cell>
          <table:table-cell office:value-type="float" office:value="-1.3860185185185543" table:formula="of:=AVERAGE([.N4:.N111])-AVERAGE([.M4:.M111])" table:style-name="ce19">
            <text:p>-1.39</text:p>
          </table:table-cell>
          <table:table-cell office:value-type="float" office:value="1.3860185185185543" table:formula="of:=AVERAGE([.O4:.O111])-AVERAGE([.P4:.P111])" table:style-name="ce19">
            <text:p>1.39</text:p>
          </table:table-cell>
          <table:table-cell office:value-type="float" office:value="-1.3860185185185543" table:formula="of:=AVERAGE([.P4:.P111])-AVERAGE([.O4:.O111])" table:style-name="ce19">
            <text:p>-1.39</text:p>
          </table:table-cell>
          <table:table-cell office:value-type="float" office:value="1.3860185185185543" table:formula="of:=AVERAGE([.Q4:.Q111])-AVERAGE([.R4:.R111])" table:style-name="ce19">
            <text:p>1.39</text:p>
          </table:table-cell>
          <table:table-cell office:value-type="float" office:value="-1.3860185185185543" table:formula="of:=AVERAGE([.R4:.R111])-AVERAGE([.Q4:.Q111])" table:style-name="ce19">
            <text:p>-1.39</text:p>
          </table:table-cell>
          <table:table-cell table:style-name="ce1"/>
          <table:table-cell office:value-type="float" office:value="3.9428703703704002" table:formula="of:=AVERAGE([.T4:.T111])-AVERAGE([.U4:.U111])" table:style-name="ce19">
            <text:p>3.94</text:p>
          </table:table-cell>
          <table:table-cell office:value-type="float" office:value="-3.9428703703704002" table:formula="of:=AVERAGE([.U4:.U111])-AVERAGE([.T4:.T111])" table:style-name="ce19">
            <text:p>-3.94</text:p>
          </table:table-cell>
          <table:table-cell office:value-type="float" office:value="4.0908333333333502" table:formula="of:=AVERAGE([.V4:.V111])-AVERAGE([.W4:.W111])" table:style-name="ce19">
            <text:p>4.09</text:p>
          </table:table-cell>
          <table:table-cell office:value-type="float" office:value="-4.0908333333333502" table:formula="of:=AVERAGE([.W4:.W111])-AVERAGE([.V4:.V111])" table:style-name="ce19">
            <text:p>-4.09</text:p>
          </table:table-cell>
          <table:table-cell office:value-type="float" office:value="4.0176851851851723" table:formula="of:=AVERAGE([.X4:.X111])-AVERAGE([.Y4:.Y111])" table:style-name="ce19">
            <text:p>4.02</text:p>
          </table:table-cell>
          <table:table-cell office:value-type="float" office:value="-4.0176851851851723" table:formula="of:=AVERAGE([.Y4:.Y111])-AVERAGE([.X4:.X111])" table:style-name="ce19">
            <text:p>-4.02</text:p>
          </table:table-cell>
          <table:table-cell office:value-type="float" office:value="4.0908333333333502" table:formula="of:=AVERAGE([.Z4:.Z111])-AVERAGE([.AA4:.AA111])" table:style-name="ce19">
            <text:p>4.09</text:p>
          </table:table-cell>
          <table:table-cell office:value-type="float" office:value="-4.0908333333333502" table:formula="of:=AVERAGE([.AA4:.AA111])-AVERAGE([.Z4:.Z111])" table:style-name="ce19">
            <text:p>-4.09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6"/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5.37" table:style-name="ce16">
            <text:p>75.37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6"/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6"/>
          <table:table-cell office:value-type="float" office:value="60.31" table:style-name="ce16">
            <text:p>60.31</text:p>
          </table:table-cell>
          <table:table-cell office:value-type="float" office:value="53.41" table:style-name="ce16">
            <text:p>53.41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6"/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0.88" table:style-name="ce16">
            <text:p>70.88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9.17" table:style-name="ce16">
            <text:p>79.17</text:p>
          </table:table-cell>
          <table:table-cell office:value-type="float" office:value="75.260000000000005" table:style-name="ce16">
            <text:p>75.26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6"/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5.52" table:style-name="ce16">
            <text:p>65.52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6"/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6"/>
          <table:table-cell office:value-type="float" office:value="73.77" table:style-name="ce16">
            <text:p>73.77</text:p>
          </table:table-cell>
          <table:table-cell office:value-type="float" office:value="72.06" table:style-name="ce16">
            <text:p>72.06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6"/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7.12" table:style-name="ce16">
            <text:p>77.12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6"/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6"/>
          <table:table-cell office:value-type="float" office:value="87.05" table:style-name="ce16">
            <text:p>87.05</text:p>
          </table:table-cell>
          <table:table-cell office:value-type="float" office:value="83.19" table:style-name="ce16">
            <text:p>83.19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6"/>
          <table:table-cell office:value-type="float" office:value="87.17" table:style-name="ce16">
            <text:p>87.17</text:p>
          </table:table-cell>
          <table:table-cell office:value-type="float" office:value="83.85" table:style-name="ce16">
            <text:p>83.85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6"/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6"/>
          <table:table-cell office:value-type="float" office:value="70.209999999999994" table:style-name="ce16">
            <text:p>70.21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6"/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6"/>
          <table:table-cell office:value-type="float" office:value="70.19" table:style-name="ce16">
            <text:p>70.19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6"/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6"/>
          <table:table-cell office:value-type="float" office:value="77.94" table:style-name="ce16">
            <text:p>77.94</text:p>
          </table:table-cell>
          <table:table-cell office:value-type="float" office:value="75.64" table:style-name="ce16">
            <text:p>75.6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6"/>
          <table:table-cell office:value-type="float" office:value="82.55" table:style-name="ce16">
            <text:p>82.5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6"/>
          <table:table-cell office:value-type="float" office:value="81.17" table:style-name="ce16">
            <text:p>81.17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6"/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6"/>
          <table:table-cell office:value-type="float" office:value="86.43" table:style-name="ce16">
            <text:p>86.43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77.44" table:style-name="ce16">
            <text:p>77.44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6"/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84.2" table:style-name="ce16">
            <text:p>84.20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6"/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6"/>
          <table:table-cell office:value-type="float" office:value="78.290000000000006" table:style-name="ce16">
            <text:p>78.29</text:p>
          </table:table-cell>
          <table:table-cell office:value-type="float" office:value="73.209999999999994" table:style-name="ce16">
            <text:p>73.21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6"/>
          <table:table-cell office:value-type="float" office:value="79.66" table:style-name="ce16">
            <text:p>79.66</text:p>
          </table:table-cell>
          <table:table-cell office:value-type="float" office:value="75.709999999999994" table:style-name="ce16">
            <text:p>75.71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6"/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6"/>
          <table:table-cell office:value-type="float" office:value="80.28" table:style-name="ce16">
            <text:p>80.28</text:p>
          </table:table-cell>
          <table:table-cell office:value-type="float" office:value="75.209999999999994" table:style-name="ce16">
            <text:p>75.21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6"/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6"/>
          <table:table-cell office:value-type="float" office:value="83.64" table:style-name="ce16">
            <text:p>83.64</text:p>
          </table:table-cell>
          <table:table-cell office:value-type="float" office:value="80.11" table:style-name="ce16">
            <text:p>80.11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6"/>
          <table:table-cell office:value-type="float" office:value="80.95" table:style-name="ce16">
            <text:p>80.95</text:p>
          </table:table-cell>
          <table:table-cell office:value-type="float" office:value="76.39" table:style-name="ce16">
            <text:p>76.39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6"/>
          <table:table-cell office:value-type="float" office:value="79.41" table:style-name="ce16">
            <text:p>79.41</text:p>
          </table:table-cell>
          <table:table-cell office:value-type="float" office:value="74.41" table:style-name="ce16">
            <text:p>74.4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6"/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77.349999999999994" table:style-name="ce16">
            <text:p>77.35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6"/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6"/>
          <table:table-cell office:value-type="float" office:value="79.95" table:style-name="ce16">
            <text:p>79.95</text:p>
          </table:table-cell>
          <table:table-cell office:value-type="float" office:value="77.489999999999995" table:style-name="ce16">
            <text:p>77.4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6"/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6"/>
          <table:table-cell office:value-type="float" office:value="62.58" table:style-name="ce16">
            <text:p>62.58</text:p>
          </table:table-cell>
          <table:table-cell office:value-type="float" office:value="58.62" table:style-name="ce16">
            <text:p>58.62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6"/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6"/>
          <table:table-cell office:value-type="float" office:value="73.22" table:style-name="ce16">
            <text:p>73.22</text:p>
          </table:table-cell>
          <table:table-cell office:value-type="float" office:value="67.180000000000007" table:style-name="ce16">
            <text:p>67.18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6"/>
          <table:table-cell office:value-type="float" office:value="78.680000000000007" table:style-name="ce16">
            <text:p>78.68</text:p>
          </table:table-cell>
          <table:table-cell office:value-type="float" office:value="75.39" table:style-name="ce16">
            <text:p>75.39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6"/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6"/>
          <table:table-cell office:value-type="float" office:value="79.28" table:style-name="ce16">
            <text:p>79.28</text:p>
          </table:table-cell>
          <table:table-cell office:value-type="float" office:value="78.260000000000005" table:style-name="ce16">
            <text:p>78.26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6"/>
          <table:table-cell office:value-type="float" office:value="87.41" table:style-name="ce16">
            <text:p>87.41</text:p>
          </table:table-cell>
          <table:table-cell office:value-type="float" office:value="83.33" table:style-name="ce16">
            <text:p>83.33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6"/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6"/>
          <table:table-cell office:value-type="float" office:value="83.15" table:style-name="ce16">
            <text:p>83.15</text:p>
          </table:table-cell>
          <table:table-cell office:value-type="float" office:value="77.98" table:style-name="ce16">
            <text:p>77.98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6"/>
          <table:table-cell office:value-type="float" office:value="85.97" table:style-name="ce16">
            <text:p>85.97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6"/>
          <table:table-cell office:value-type="float" office:value="72.78" table:style-name="ce16">
            <text:p>72.78</text:p>
          </table:table-cell>
          <table:table-cell office:value-type="float" office:value="64.069999999999993" table:style-name="ce16">
            <text:p>64.07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6"/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6"/>
          <table:table-cell office:value-type="float" office:value="69" table:style-name="ce16">
            <text:p>69.00</text:p>
          </table:table-cell>
          <table:table-cell office:value-type="float" office:value="63.24" table:style-name="ce16">
            <text:p>63.24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6"/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6"/>
          <table:table-cell office:value-type="float" office:value="78.569999999999993" table:style-name="ce16">
            <text:p>78.57</text:p>
          </table:table-cell>
          <table:table-cell office:value-type="float" office:value="73.27" table:style-name="ce16">
            <text:p>73.27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6"/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6"/>
          <table:table-cell office:value-type="float" office:value="72.040000000000006" table:style-name="ce16">
            <text:p>72.04</text:p>
          </table:table-cell>
          <table:table-cell office:value-type="float" office:value="67.400000000000006" table:style-name="ce16">
            <text:p>67.40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6"/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6"/>
          <table:table-cell office:value-type="float" office:value="82.66" table:style-name="ce16">
            <text:p>82.66</text:p>
          </table:table-cell>
          <table:table-cell office:value-type="float" office:value="79.75" table:style-name="ce16">
            <text:p>79.75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6"/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6"/>
          <table:table-cell office:value-type="float" office:value="80.62" table:style-name="ce16">
            <text:p>80.62</text:p>
          </table:table-cell>
          <table:table-cell office:value-type="float" office:value="74.069999999999993" table:style-name="ce16">
            <text:p>74.07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6"/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6"/>
          <table:table-cell office:value-type="float" office:value="86.02" table:style-name="ce16">
            <text:p>86.02</text:p>
          </table:table-cell>
          <table:table-cell office:value-type="float" office:value="84.96" table:style-name="ce16">
            <text:p>84.96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6"/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6"/>
          <table:table-cell office:value-type="float" office:value="65.33" table:style-name="ce16">
            <text:p>65.33</text:p>
          </table:table-cell>
          <table:table-cell office:value-type="float" office:value="65.92" table:style-name="ce16">
            <text:p>65.92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6"/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6"/>
          <table:table-cell office:value-type="float" office:value="78.58" table:style-name="ce16">
            <text:p>78.58</text:p>
          </table:table-cell>
          <table:table-cell office:value-type="float" office:value="74.16" table:style-name="ce16">
            <text:p>74.16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6"/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6"/>
          <table:table-cell office:value-type="float" office:value="87.91" table:style-name="ce16">
            <text:p>87.91</text:p>
          </table:table-cell>
          <table:table-cell office:value-type="float" office:value="87.65" table:style-name="ce16">
            <text:p>87.65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6"/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6"/>
          <table:table-cell office:value-type="float" office:value="73.42" table:style-name="ce16">
            <text:p>73.42</text:p>
          </table:table-cell>
          <table:table-cell office:value-type="float" office:value="70.650000000000006" table:style-name="ce16">
            <text:p>70.65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6"/>
          <table:table-cell office:value-type="float" office:value="75.459999999999994" table:style-name="ce16">
            <text:p>75.46</text:p>
          </table:table-cell>
          <table:table-cell office:value-type="float" office:value="73.27" table:style-name="ce16">
            <text:p>73.27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6"/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6"/>
          <table:table-cell office:value-type="float" office:value="74.63" table:style-name="ce16">
            <text:p>74.63</text:p>
          </table:table-cell>
          <table:table-cell office:value-type="float" office:value="71.28" table:style-name="ce16">
            <text:p>71.28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6"/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6"/>
          <table:table-cell office:value-type="float" office:value="87.84" table:style-name="ce16">
            <text:p>87.84</text:p>
          </table:table-cell>
          <table:table-cell office:value-type="float" office:value="83.65" table:style-name="ce16">
            <text:p>83.65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6"/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6"/>
          <table:table-cell office:value-type="float" office:value="84.65" table:style-name="ce16">
            <text:p>84.65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6"/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6"/>
          <table:table-cell office:value-type="float" office:value="75.3" table:style-name="ce16">
            <text:p>75.30</text:p>
          </table:table-cell>
          <table:table-cell office:value-type="float" office:value="71.849999999999994" table:style-name="ce16">
            <text:p>71.85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6"/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6"/>
          <table:table-cell office:value-type="float" office:value="68.77" table:style-name="ce16">
            <text:p>68.77</text:p>
          </table:table-cell>
          <table:table-cell office:value-type="float" office:value="61.6" table:style-name="ce16">
            <text:p>61.6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6"/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82.74" table:style-name="ce16">
            <text:p>82.74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6"/>
          <table:table-cell office:value-type="float" office:value="88.6" table:style-name="ce16">
            <text:p>88.60</text:p>
          </table:table-cell>
          <table:table-cell office:value-type="float" office:value="87.51" table:style-name="ce16">
            <text:p>87.51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6"/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6"/>
          <table:table-cell office:value-type="float" office:value="75.319999999999993" table:style-name="ce16">
            <text:p>75.32</text:p>
          </table:table-cell>
          <table:table-cell office:value-type="float" office:value="76.7" table:style-name="ce16">
            <text:p>76.70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6"/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6"/>
          <table:table-cell office:value-type="float" office:value="80.88" table:style-name="ce16">
            <text:p>80.88</text:p>
          </table:table-cell>
          <table:table-cell office:value-type="float" office:value="79.87" table:style-name="ce16">
            <text:p>79.87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6"/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6"/>
          <table:table-cell office:value-type="float" office:value="85.7" table:style-name="ce16">
            <text:p>85.70</text:p>
          </table:table-cell>
          <table:table-cell office:value-type="float" office:value="82.56" table:style-name="ce16">
            <text:p>82.56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6"/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6"/>
          <table:table-cell office:value-type="float" office:value="90.94" table:style-name="ce16">
            <text:p>90.94</text:p>
          </table:table-cell>
          <table:table-cell office:value-type="float" office:value="91.58" table:style-name="ce16">
            <text:p>91.58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6"/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6"/>
          <table:table-cell office:value-type="float" office:value="44.3" table:style-name="ce16">
            <text:p>44.30</text:p>
          </table:table-cell>
          <table:table-cell office:value-type="float" office:value="33.68" table:style-name="ce16">
            <text:p>33.68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6"/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6"/>
          <table:table-cell office:value-type="float" office:value="69.89" table:style-name="ce16">
            <text:p>69.89</text:p>
          </table:table-cell>
          <table:table-cell office:value-type="float" office:value="66.34" table:style-name="ce16">
            <text:p>66.34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6"/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6"/>
          <table:table-cell office:value-type="float" office:value="42.88" table:style-name="ce16">
            <text:p>42.88</text:p>
          </table:table-cell>
          <table:table-cell office:value-type="float" office:value="35.090000000000003" table:style-name="ce16">
            <text:p>35.09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6"/>
          <table:table-cell office:value-type="float" office:value="79.22" table:style-name="ce16">
            <text:p>79.22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6"/>
          <table:table-cell office:value-type="float" office:value="61.15" table:style-name="ce16">
            <text:p>61.15</text:p>
          </table:table-cell>
          <table:table-cell office:value-type="float" office:value="58.84" table:style-name="ce16">
            <text:p>58.8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6"/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6"/>
          <table:table-cell office:value-type="float" office:value="31.99" table:style-name="ce16">
            <text:p>31.99</text:p>
          </table:table-cell>
          <table:table-cell office:value-type="float" office:value="16.5" table:style-name="ce16">
            <text:p>16.50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6"/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6"/>
          <table:table-cell office:value-type="float" office:value="70.91" table:style-name="ce16">
            <text:p>70.91</text:p>
          </table:table-cell>
          <table:table-cell office:value-type="float" office:value="64.52" table:style-name="ce16">
            <text:p>64.52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6"/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6"/>
          <table:table-cell office:value-type="float" office:value="49.43" table:style-name="ce16">
            <text:p>49.43</text:p>
          </table:table-cell>
          <table:table-cell office:value-type="float" office:value="46.75" table:style-name="ce16">
            <text:p>46.75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6"/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6"/>
          <table:table-cell office:value-type="float" office:value="65.239999999999995" table:style-name="ce16">
            <text:p>65.24</text:p>
          </table:table-cell>
          <table:table-cell office:value-type="float" office:value="58.93" table:style-name="ce16">
            <text:p>58.93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6"/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6"/>
          <table:table-cell office:value-type="float" office:value="87.15" table:style-name="ce16">
            <text:p>87.15</text:p>
          </table:table-cell>
          <table:table-cell office:value-type="float" office:value="83.59" table:style-name="ce16">
            <text:p>83.59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6"/>
          <table:table-cell office:value-type="float" office:value="86.14" table:style-name="ce16">
            <text:p>86.14</text:p>
          </table:table-cell>
          <table:table-cell office:value-type="float" office:value="82.51" table:style-name="ce16">
            <text:p>82.51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6"/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6"/>
          <table:table-cell office:value-type="float" office:value="70.83" table:style-name="ce16">
            <text:p>70.83</text:p>
          </table:table-cell>
          <table:table-cell office:value-type="float" office:value="64.38" table:style-name="ce16">
            <text:p>64.38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6"/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6"/>
          <table:table-cell office:value-type="float" office:value="78.930000000000007" table:style-name="ce16">
            <text:p>78.93</text:p>
          </table:table-cell>
          <table:table-cell office:value-type="float" office:value="73.930000000000007" table:style-name="ce16">
            <text:p>73.93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6"/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6"/>
          <table:table-cell office:value-type="float" office:value="70.48" table:style-name="ce16">
            <text:p>70.48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6"/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78.27" table:style-name="ce16">
            <text:p>78.27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6"/>
          <table:table-cell office:value-type="float" office:value="87.45" table:style-name="ce16">
            <text:p>87.45</text:p>
          </table:table-cell>
          <table:table-cell office:value-type="float" office:value="85.66" table:style-name="ce16">
            <text:p>85.66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6"/>
          <table:table-cell office:value-type="float" office:value="81.650000000000006" table:style-name="ce16">
            <text:p>81.65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6"/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09" table:style-name="ce16">
            <text:p>88.09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6"/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6"/>
          <table:table-cell office:value-type="float" office:value="82.48" table:style-name="ce16">
            <text:p>82.48</text:p>
          </table:table-cell>
          <table:table-cell office:value-type="float" office:value="83.32" table:style-name="ce16">
            <text:p>83.3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4.41" table:style-name="ce16">
            <text:p>84.41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6"/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6"/>
          <table:table-cell office:value-type="float" office:value="88.19" table:style-name="ce16">
            <text:p>88.19</text:p>
          </table:table-cell>
          <table:table-cell office:value-type="float" office:value="84.12" table:style-name="ce16">
            <text:p>84.12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6"/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6"/>
          <table:table-cell office:value-type="float" office:value="82.61" table:style-name="ce16">
            <text:p>82.61</text:p>
          </table:table-cell>
          <table:table-cell office:value-type="float" office:value="78.75" table:style-name="ce16">
            <text:p>78.75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6"/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36" table:style-name="ce16">
            <text:p>81.36</text:p>
          </table:table-cell>
          <table:table-cell office:value-type="float" office:value="79.06" table:style-name="ce16">
            <text:p>79.06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6"/>
          <table:table-cell office:value-type="float" office:value="86.58" table:style-name="ce16">
            <text:p>86.58</text:p>
          </table:table-cell>
          <table:table-cell office:value-type="float" office:value="84.62" table:style-name="ce16">
            <text:p>84.62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6"/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6"/>
          <table:table-cell office:value-type="float" office:value="80.849999999999994" table:style-name="ce16">
            <text:p>80.85</text:p>
          </table:table-cell>
          <table:table-cell office:value-type="float" office:value="76.64" table:style-name="ce16">
            <text:p>76.64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6"/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6"/>
          <table:table-cell office:value-type="float" office:value="87.78" table:style-name="ce16">
            <text:p>87.78</text:p>
          </table:table-cell>
          <table:table-cell office:value-type="float" office:value="86.28" table:style-name="ce16">
            <text:p>86.28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6"/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3.28" table:style-name="ce16">
            <text:p>73.28</text:p>
          </table:table-cell>
          <table:table-cell office:value-type="float" office:value="69.34" table:style-name="ce16">
            <text:p>69.34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6"/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6"/>
          <table:table-cell office:value-type="float" office:value="50.25" table:style-name="ce16">
            <text:p>50.25</text:p>
          </table:table-cell>
          <table:table-cell office:value-type="float" office:value="49.89" table:style-name="ce16">
            <text:p>49.89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6"/>
          <table:table-cell office:value-type="float" office:value="78.41" table:style-name="ce16">
            <text:p>78.41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6"/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6"/>
          <table:table-cell office:value-type="float" office:value="85.31" table:style-name="ce16">
            <text:p>85.31</text:p>
          </table:table-cell>
          <table:table-cell office:value-type="float" office:value="81.66" table:style-name="ce16">
            <text:p>81.66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6"/>
          <table:table-cell office:value-type="float" office:value="77.92" table:style-name="ce16">
            <text:p>77.9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6"/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6"/>
          <table:table-cell office:value-type="float" office:value="85.48" table:style-name="ce16">
            <text:p>85.48</text:p>
          </table:table-cell>
          <table:table-cell office:value-type="float" office:value="81.94" table:style-name="ce16">
            <text:p>81.94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6"/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6"/>
          <table:table-cell office:value-type="float" office:value="61.87" table:style-name="ce16">
            <text:p>61.87</text:p>
          </table:table-cell>
          <table:table-cell office:value-type="float" office:value="53.9" table:style-name="ce16">
            <text:p>53.90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6"/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6"/>
          <table:table-cell office:value-type="float" office:value="86.52" table:style-name="ce16">
            <text:p>86.52</text:p>
          </table:table-cell>
          <table:table-cell office:value-type="float" office:value="83.3" table:style-name="ce16">
            <text:p>83.30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6"/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6"/>
          <table:table-cell office:value-type="float" office:value="84.1" table:style-name="ce16">
            <text:p>84.10</text:p>
          </table:table-cell>
          <table:table-cell office:value-type="float" office:value="79.53" table:style-name="ce16">
            <text:p>79.53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6"/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80.48" table:style-name="ce16">
            <text:p>80.48</text:p>
          </table:table-cell>
          <table:table-cell office:value-type="float" office:value="75.67" table:style-name="ce16">
            <text:p>75.67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6"/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6"/>
          <table:table-cell office:value-type="float" office:value="82" table:style-name="ce16">
            <text:p>82.0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6"/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6"/>
          <table:table-cell office:value-type="float" office:value="17.87" table:style-name="ce16">
            <text:p>17.87</text:p>
          </table:table-cell>
          <table:table-cell office:value-type="float" office:value="15.64" table:style-name="ce16">
            <text:p>15.64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6"/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6"/>
          <table:table-cell office:value-type="float" office:value="51.49" table:style-name="ce16">
            <text:p>51.49</text:p>
          </table:table-cell>
          <table:table-cell office:value-type="float" office:value="48.32" table:style-name="ce16">
            <text:p>48.32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6"/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6"/>
          <table:table-cell office:value-type="float" office:value="71.77" table:style-name="ce16">
            <text:p>71.77</text:p>
          </table:table-cell>
          <table:table-cell office:value-type="float" office:value="73.61" table:style-name="ce16">
            <text:p>73.61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6"/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6"/>
          <table:table-cell office:value-type="float" office:value="62.83" table:style-name="ce16">
            <text:p>62.83</text:p>
          </table:table-cell>
          <table:table-cell office:value-type="float" office:value="61.29" table:style-name="ce16">
            <text:p>61.29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6"/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6"/>
          <table:table-cell office:value-type="float" office:value="72.28" table:style-name="ce16">
            <text:p>72.28</text:p>
          </table:table-cell>
          <table:table-cell office:value-type="float" office:value="72.069999999999993" table:style-name="ce16">
            <text:p>72.07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6"/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6"/>
          <table:table-cell office:value-type="float" office:value="52.34" table:style-name="ce16">
            <text:p>52.34</text:p>
          </table:table-cell>
          <table:table-cell office:value-type="float" office:value="51.41" table:style-name="ce16">
            <text:p>51.41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6"/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6"/>
          <table:table-cell office:value-type="float" office:value="64.03" table:style-name="ce16">
            <text:p>64.03</text:p>
          </table:table-cell>
          <table:table-cell office:value-type="float" office:value="62.98" table:style-name="ce16">
            <text:p>62.98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6"/>
          <table:table-cell office:value-type="float" office:value="73.2" table:style-name="ce16">
            <text:p>73.20</text:p>
          </table:table-cell>
          <table:table-cell office:value-type="float" office:value="69.86" table:style-name="ce16">
            <text:p>69.86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6"/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6"/>
          <table:table-cell office:value-type="float" office:value="87.89" table:style-name="ce16">
            <text:p>87.89</text:p>
          </table:table-cell>
          <table:table-cell office:value-type="float" office:value="86.64" table:style-name="ce16">
            <text:p>86.64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6"/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6"/>
          <table:table-cell office:value-type="float" office:value="76.900000000000006" table:style-name="ce16">
            <text:p>76.90</text:p>
          </table:table-cell>
          <table:table-cell office:value-type="float" office:value="73.75" table:style-name="ce16">
            <text:p>73.7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5.16" table:style-name="ce16">
            <text:p>75.16</text:p>
          </table:table-cell>
          <table:table-cell office:value-type="float" office:value="72.319999999999993" table:style-name="ce16">
            <text:p>72.32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6"/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6"/>
          <table:table-cell office:value-type="float" office:value="55.25" table:style-name="ce16">
            <text:p>55.25</text:p>
          </table:table-cell>
          <table:table-cell office:value-type="float" office:value="52.07" table:style-name="ce16">
            <text:p>52.07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6"/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6"/>
          <table:table-cell office:value-type="float" office:value="55.47" table:style-name="ce16">
            <text:p>55.47</text:p>
          </table:table-cell>
          <table:table-cell office:value-type="float" office:value="52.15" table:style-name="ce16">
            <text:p>52.15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6"/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6"/>
          <table:table-cell office:value-type="float" office:value="54.76" table:style-name="ce16">
            <text:p>54.76</text:p>
          </table:table-cell>
          <table:table-cell office:value-type="float" office:value="51.44" table:style-name="ce16">
            <text:p>51.44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6"/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6"/>
          <table:table-cell office:value-type="float" office:value="73.19" table:style-name="ce16">
            <text:p>73.19</text:p>
          </table:table-cell>
          <table:table-cell office:value-type="float" office:value="67.95" table:style-name="ce16">
            <text:p>67.95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61" table:formula="of:=SUMPRODUCT(--([.B4:.B111]&gt;[.C4:.C111]))" table:number-matrix-columns-spanned="1" table:number-matrix-rows-spanned="1" table:style-name="ce17">
            <text:p>61</text:p>
          </table:table-cell>
          <table:table-cell office:value-type="float" office:value="47" table:formula="of:=SUMPRODUCT(--([.C4:.C111]&gt;[.B4:.B111]))" table:number-matrix-columns-spanned="1" table:number-matrix-rows-spanned="1" table:style-name="ce17">
            <text:p>47</text:p>
          </table:table-cell>
          <table:table-cell office:value-type="float" office:value="61" table:formula="of:=SUMPRODUCT(--([.D4:.D111]&gt;[.E4:.E111]))" table:number-matrix-columns-spanned="1" table:number-matrix-rows-spanned="1" table:style-name="ce17">
            <text:p>61</text:p>
          </table:table-cell>
          <table:table-cell office:value-type="float" office:value="47" table:formula="of:=SUMPRODUCT(--([.E4:.E111]&gt;[.D4:.D111]))" table:number-matrix-columns-spanned="1" table:number-matrix-rows-spanned="1" table:style-name="ce17">
            <text:p>47</text:p>
          </table:table-cell>
          <table:table-cell office:value-type="float" office:value="61" table:formula="of:=SUMPRODUCT(--([.F4:.F111]&gt;[.G4:.G111]))" table:number-matrix-columns-spanned="1" table:number-matrix-rows-spanned="1" table:style-name="ce17">
            <text:p>61</text:p>
          </table:table-cell>
          <table:table-cell office:value-type="float" office:value="47" table:formula="of:=SUMPRODUCT(--([.G4:.G111]&gt;[.F4:.F111]))" table:number-matrix-columns-spanned="1" table:number-matrix-rows-spanned="1" table:style-name="ce17">
            <text:p>47</text:p>
          </table:table-cell>
          <table:table-cell office:value-type="float" office:value="61" table:formula="of:=SUMPRODUCT(--([.H4:.H111]&gt;[.I4:.I111]))" table:number-matrix-columns-spanned="1" table:number-matrix-rows-spanned="1" table:style-name="ce17">
            <text:p>61</text:p>
          </table:table-cell>
          <table:table-cell office:value-type="float" office:value="47" table:formula="of:=SUMPRODUCT(--([.I4:.I111]&gt;[.H4:.H111]))" table:number-matrix-columns-spanned="1" table:number-matrix-rows-spanned="1" table:style-name="ce17">
            <text:p>47</text:p>
          </table:table-cell>
          <table:table-cell table:style-name="ce16"/>
          <table:table-cell office:value-type="float" office:value="77" table:formula="of:=SUMPRODUCT(--([.K4:.K111]&gt;[.L4:.L111]))" table:number-matrix-columns-spanned="1" table:number-matrix-rows-spanned="1" table:style-name="ce17">
            <text:p>77</text:p>
          </table:table-cell>
          <table:table-cell office:value-type="float" office:value="31" table:formula="of:=SUMPRODUCT(--([.L4:.L111]&gt;[.K4:.K111]))" table:number-matrix-columns-spanned="1" table:number-matrix-rows-spanned="1" table:style-name="ce17">
            <text:p>31</text:p>
          </table:table-cell>
          <table:table-cell office:value-type="float" office:value="77" table:formula="of:=SUMPRODUCT(--([.M4:.M111]&gt;[.N4:.N111]))" table:number-matrix-columns-spanned="1" table:number-matrix-rows-spanned="1" table:style-name="ce17">
            <text:p>77</text:p>
          </table:table-cell>
          <table:table-cell office:value-type="float" office:value="31" table:formula="of:=SUMPRODUCT(--([.N4:.N111]&gt;[.M4:.M111]))" table:number-matrix-columns-spanned="1" table:number-matrix-rows-spanned="1" table:style-name="ce17">
            <text:p>31</text:p>
          </table:table-cell>
          <table:table-cell office:value-type="float" office:value="77" table:formula="of:=SUMPRODUCT(--([.O4:.O111]&gt;[.P4:.P111]))" table:number-matrix-columns-spanned="1" table:number-matrix-rows-spanned="1" table:style-name="ce17">
            <text:p>77</text:p>
          </table:table-cell>
          <table:table-cell office:value-type="float" office:value="31" table:formula="of:=SUMPRODUCT(--([.P4:.P111]&gt;[.O4:.O111]))" table:number-matrix-columns-spanned="1" table:number-matrix-rows-spanned="1" table:style-name="ce17">
            <text:p>31</text:p>
          </table:table-cell>
          <table:table-cell office:value-type="float" office:value="77" table:formula="of:=SUMPRODUCT(--([.Q4:.Q111]&gt;[.R4:.R111]))" table:number-matrix-columns-spanned="1" table:number-matrix-rows-spanned="1" table:style-name="ce17">
            <text:p>77</text:p>
          </table:table-cell>
          <table:table-cell office:value-type="float" office:value="31" table:formula="of:=SUMPRODUCT(--([.R4:.R111]&gt;[.Q4:.Q111]))" table:number-matrix-columns-spanned="1" table:number-matrix-rows-spanned="1" table:style-name="ce17">
            <text:p>31</text:p>
          </table:table-cell>
          <table:table-cell table:style-name="ce16"/>
          <table:table-cell office:value-type="float" office:value="99" table:formula="of:=SUMPRODUCT(--([.T4:.T111]&gt;[.U4:.U111]))" table:number-matrix-columns-spanned="1" table:number-matrix-rows-spanned="1" table:style-name="ce17">
            <text:p>99</text:p>
          </table:table-cell>
          <table:table-cell office:value-type="float" office:value="8" table:formula="of:=SUMPRODUCT(--([.U4:.U111]&gt;[.T4:.T111]))" table:number-matrix-columns-spanned="1" table:number-matrix-rows-spanned="1" table:style-name="ce17">
            <text:p>8</text:p>
          </table:table-cell>
          <table:table-cell office:value-type="float" office:value="100" table:formula="of:=SUMPRODUCT(--([.V4:.V111]&gt;[.W4:.W111]))" table:number-matrix-columns-spanned="1" table:number-matrix-rows-spanned="1" table:style-name="ce17">
            <text:p>100</text:p>
          </table:table-cell>
          <table:table-cell office:value-type="float" office:value="8" table:formula="of:=SUMPRODUCT(--([.W4:.W111]&gt;[.V4:.V111]))" table:number-matrix-columns-spanned="1" table:number-matrix-rows-spanned="1" table:style-name="ce17">
            <text:p>8</text:p>
          </table:table-cell>
          <table:table-cell office:value-type="float" office:value="100" table:formula="of:=SUMPRODUCT(--([.X4:.X111]&gt;[.Y4:.Y111]))" table:number-matrix-columns-spanned="1" table:number-matrix-rows-spanned="1" table:style-name="ce17">
            <text:p>100</text:p>
          </table:table-cell>
          <table:table-cell office:value-type="float" office:value="8" table:formula="of:=SUMPRODUCT(--([.Y4:.Y111]&gt;[.X4:.X111]))" table:number-matrix-columns-spanned="1" table:number-matrix-rows-spanned="1" table:style-name="ce17">
            <text:p>8</text:p>
          </table:table-cell>
          <table:table-cell office:value-type="float" office:value="100" table:formula="of:=SUMPRODUCT(--([.Z4:.Z111]&gt;[.AA4:.AA111]))" table:number-matrix-columns-spanned="1" table:number-matrix-rows-spanned="1" table:style-name="ce17">
            <text:p>100</text:p>
          </table:table-cell>
          <table:table-cell office:value-type="float" office:value="8" table:formula="of:=SUMPRODUCT(--([.AA4:.AA111]&gt;[.Z4:.Z111]))" table:number-matrix-columns-spanned="1" table:number-matrix-rows-spanned="1" table:style-name="ce17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1.622037037037018" table:formula="of:=AVERAGE([.B4:.B111])" table:style-name="ce16">
            <text:p>81.62</text:p>
          </table:table-cell>
          <table:table-cell office:value-type="float" office:value="81.418703703703699" table:formula="of:=AVERAGE([.C4:.C111])" table:style-name="ce16">
            <text:p>81.42</text:p>
          </table:table-cell>
          <table:table-cell office:value-type="float" office:value="81.622037037037018" table:formula="of:=AVERAGE([.D4:.D111])" table:style-name="ce16">
            <text:p>81.62</text:p>
          </table:table-cell>
          <table:table-cell office:value-type="float" office:value="81.418703703703699" table:formula="of:=AVERAGE([.E4:.E111])" table:style-name="ce16">
            <text:p>81.42</text:p>
          </table:table-cell>
          <table:table-cell office:value-type="float" office:value="81.622037037037018" table:formula="of:=AVERAGE([.F4:.F111])" table:style-name="ce16">
            <text:p>81.62</text:p>
          </table:table-cell>
          <table:table-cell office:value-type="float" office:value="81.418703703703699" table:formula="of:=AVERAGE([.G4:.G111])" table:style-name="ce16">
            <text:p>81.42</text:p>
          </table:table-cell>
          <table:table-cell office:value-type="float" office:value="81.622037037037018" table:formula="of:=AVERAGE([.H4:.H111])" table:style-name="ce16">
            <text:p>81.62</text:p>
          </table:table-cell>
          <table:table-cell office:value-type="float" office:value="81.418703703703699" table:formula="of:=AVERAGE([.I4:.I111])" table:style-name="ce16">
            <text:p>81.42</text:p>
          </table:table-cell>
          <table:table-cell table:style-name="ce16"/>
          <table:table-cell office:value-type="float" office:value="76.697222222222209" table:formula="of:=AVERAGE([.K4:.K111])" table:style-name="ce16">
            <text:p>76.70</text:p>
          </table:table-cell>
          <table:table-cell office:value-type="float" office:value="75.887592592592583" table:formula="of:=AVERAGE([.L4:.L111])" table:style-name="ce16">
            <text:p>75.89</text:p>
          </table:table-cell>
          <table:table-cell office:value-type="float" office:value="76.697222222222209" table:formula="of:=AVERAGE([.M4:.M111])" table:style-name="ce16">
            <text:p>76.70</text:p>
          </table:table-cell>
          <table:table-cell office:value-type="float" office:value="75.887592592592583" table:formula="of:=AVERAGE([.N4:.N111])" table:style-name="ce16">
            <text:p>75.89</text:p>
          </table:table-cell>
          <table:table-cell office:value-type="float" office:value="76.697222222222209" table:formula="of:=AVERAGE([.O4:.O111])" table:style-name="ce16">
            <text:p>76.70</text:p>
          </table:table-cell>
          <table:table-cell office:value-type="float" office:value="75.887592592592583" table:formula="of:=AVERAGE([.P4:.P111])" table:style-name="ce16">
            <text:p>75.89</text:p>
          </table:table-cell>
          <table:table-cell office:value-type="float" office:value="76.697222222222209" table:formula="of:=AVERAGE([.Q4:.Q111])" table:style-name="ce16">
            <text:p>76.70</text:p>
          </table:table-cell>
          <table:table-cell office:value-type="float" office:value="75.887592592592583" table:formula="of:=AVERAGE([.R4:.R111])" table:style-name="ce16">
            <text:p>75.89</text:p>
          </table:table-cell>
          <table:table-cell table:style-name="ce16"/>
          <table:table-cell office:value-type="float" office:value="75.116296296296269" table:formula="of:=AVERAGE([.T4:.T111])" table:style-name="ce16">
            <text:p>75.12</text:p>
          </table:table-cell>
          <table:table-cell office:value-type="float" office:value="71.693055555555574" table:formula="of:=AVERAGE([.U4:.U111])" table:style-name="ce16">
            <text:p>71.69</text:p>
          </table:table-cell>
          <table:table-cell office:value-type="float" office:value="75.018703703703721" table:formula="of:=AVERAGE([.V4:.V111])" table:style-name="ce16">
            <text:p>75.02</text:p>
          </table:table-cell>
          <table:table-cell office:value-type="float" office:value="71.466111111111104" table:formula="of:=AVERAGE([.W4:.W111])" table:style-name="ce16">
            <text:p>71.47</text:p>
          </table:table-cell>
          <table:table-cell office:value-type="float" office:value="75.067685185185198" table:formula="of:=AVERAGE([.X4:.X111])" table:style-name="ce16">
            <text:p>75.07</text:p>
          </table:table-cell>
          <table:table-cell office:value-type="float" office:value="71.578333333333333" table:formula="of:=AVERAGE([.Y4:.Y111])" table:style-name="ce16">
            <text:p>71.58</text:p>
          </table:table-cell>
          <table:table-cell office:value-type="float" office:value="75.018703703703721" table:formula="of:=AVERAGE([.Z4:.Z111])" table:style-name="ce16">
            <text:p>75.02</text:p>
          </table:table-cell>
          <table:table-cell office:value-type="float" office:value="71.466111111111104" table:formula="of:=AVERAGE([.AA4:.AA111])" table:style-name="ce16">
            <text:p>71.47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5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23" table:style-name="ce16"/>
          <table:table-cell table:number-columns-repeated="16357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20333333333331893" table:formula="of:=AVERAGE([.B4:.B111])-AVERAGE([.C4:.C111])" table:style-name="ce19">
            <text:p>0.20</text:p>
          </table:table-cell>
          <table:table-cell office:value-type="float" office:value="-0.20333333333331893" table:formula="of:=AVERAGE([.C4:.C111])-AVERAGE([.B4:.B111])" table:style-name="ce19">
            <text:p>-0.20</text:p>
          </table:table-cell>
          <table:table-cell office:value-type="float" office:value="0.20333333333331893" table:formula="of:=AVERAGE([.D4:.D111])-AVERAGE([.E4:.E111])" table:style-name="ce19">
            <text:p>0.20</text:p>
          </table:table-cell>
          <table:table-cell office:value-type="float" office:value="-0.20333333333331893" table:formula="of:=AVERAGE([.E4:.E111])-AVERAGE([.D4:.D111])" table:style-name="ce19">
            <text:p>-0.20</text:p>
          </table:table-cell>
          <table:table-cell office:value-type="float" office:value="0.20333333333331893" table:formula="of:=AVERAGE([.F4:.F111])-AVERAGE([.G4:.G111])" table:style-name="ce19">
            <text:p>0.20</text:p>
          </table:table-cell>
          <table:table-cell office:value-type="float" office:value="-0.20333333333331893" table:formula="of:=AVERAGE([.G4:.G111])-AVERAGE([.F4:.F111])" table:style-name="ce19">
            <text:p>-0.20</text:p>
          </table:table-cell>
          <table:table-cell office:value-type="float" office:value="0.20333333333331893" table:formula="of:=AVERAGE([.H4:.H111])-AVERAGE([.I4:.I111])" table:style-name="ce19">
            <text:p>0.20</text:p>
          </table:table-cell>
          <table:table-cell office:value-type="float" office:value="-0.20333333333331893" table:formula="of:=AVERAGE([.I4:.I111])-AVERAGE([.H4:.H111])" table:style-name="ce19">
            <text:p>-0.20</text:p>
          </table:table-cell>
          <table:table-cell table:style-name="ce21"/>
          <table:table-cell office:value-type="float" office:value="0.80962962962962592" table:formula="of:=AVERAGE([.K4:.K111])-AVERAGE([.L4:.L111])" table:style-name="ce19">
            <text:p>0.81</text:p>
          </table:table-cell>
          <table:table-cell office:value-type="float" office:value="-0.80962962962962592" table:formula="of:=AVERAGE([.L4:.L111])-AVERAGE([.K4:.K111])" table:style-name="ce19">
            <text:p>-0.81</text:p>
          </table:table-cell>
          <table:table-cell office:value-type="float" office:value="0.80962962962962592" table:formula="of:=AVERAGE([.M4:.M111])-AVERAGE([.N4:.N111])" table:style-name="ce19">
            <text:p>0.81</text:p>
          </table:table-cell>
          <table:table-cell office:value-type="float" office:value="-0.80962962962962592" table:formula="of:=AVERAGE([.N4:.N111])-AVERAGE([.M4:.M111])" table:style-name="ce19">
            <text:p>-0.81</text:p>
          </table:table-cell>
          <table:table-cell office:value-type="float" office:value="0.80962962962962592" table:formula="of:=AVERAGE([.O4:.O111])-AVERAGE([.P4:.P111])" table:style-name="ce19">
            <text:p>0.81</text:p>
          </table:table-cell>
          <table:table-cell office:value-type="float" office:value="-0.80962962962962592" table:formula="of:=AVERAGE([.P4:.P111])-AVERAGE([.O4:.O111])" table:style-name="ce19">
            <text:p>-0.81</text:p>
          </table:table-cell>
          <table:table-cell office:value-type="float" office:value="0.80962962962962592" table:formula="of:=AVERAGE([.Q4:.Q111])-AVERAGE([.R4:.R111])" table:style-name="ce19">
            <text:p>0.81</text:p>
          </table:table-cell>
          <table:table-cell office:value-type="float" office:value="-0.80962962962962592" table:formula="of:=AVERAGE([.R4:.R111])-AVERAGE([.Q4:.Q111])" table:style-name="ce19">
            <text:p>-0.81</text:p>
          </table:table-cell>
          <table:table-cell table:style-name="ce21"/>
          <table:table-cell office:value-type="float" office:value="3.4232407407406953" table:formula="of:=AVERAGE([.T4:.T111])-AVERAGE([.U4:.U111])" table:style-name="ce19">
            <text:p>3.42</text:p>
          </table:table-cell>
          <table:table-cell office:value-type="float" office:value="-3.4232407407406953" table:formula="of:=AVERAGE([.U4:.U111])-AVERAGE([.T4:.T111])" table:style-name="ce19">
            <text:p>-3.42</text:p>
          </table:table-cell>
          <table:table-cell office:value-type="float" office:value="3.5525925925926174" table:formula="of:=AVERAGE([.V4:.V111])-AVERAGE([.W4:.W111])" table:style-name="ce19">
            <text:p>3.55</text:p>
          </table:table-cell>
          <table:table-cell office:value-type="float" office:value="-3.5525925925926174" table:formula="of:=AVERAGE([.W4:.W111])-AVERAGE([.V4:.V111])" table:style-name="ce19">
            <text:p>-3.55</text:p>
          </table:table-cell>
          <table:table-cell office:value-type="float" office:value="3.4893518518518647" table:formula="of:=AVERAGE([.X4:.X111])-AVERAGE([.Y4:.Y111])" table:style-name="ce19">
            <text:p>3.49</text:p>
          </table:table-cell>
          <table:table-cell office:value-type="float" office:value="-3.4893518518518647" table:formula="of:=AVERAGE([.Y4:.Y111])-AVERAGE([.X4:.X111])" table:style-name="ce19">
            <text:p>-3.49</text:p>
          </table:table-cell>
          <table:table-cell office:value-type="float" office:value="3.5525925925926174" table:formula="of:=AVERAGE([.Z4:.Z111])-AVERAGE([.AA4:.AA111])" table:style-name="ce19">
            <text:p>3.55</text:p>
          </table:table-cell>
          <table:table-cell office:value-type="float" office:value="-3.5525925925926174" table:formula="of:=AVERAGE([.AA4:.AA111])-AVERAGE([.Z4:.Z111])" table:style-name="ce19">
            <text:p>-3.55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Graph_vs_Transition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"/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"/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"/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"/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"/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"/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"/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"/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"/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"/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"/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"/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"/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"/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"/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"/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"/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"/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"/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"/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"/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"/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"/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"/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"/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"/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"/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"/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"/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"/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"/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"/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76" table:formula="of:=SUMPRODUCT(--([.B5:.B112]&gt;[.C5:.C112]))" table:number-matrix-columns-spanned="1" table:number-matrix-rows-spanned="1" table:style-name="ce17">
            <text:p>76</text:p>
          </table:table-cell>
          <table:table-cell office:value-type="float" office:value="32" table:formula="of:=SUMPRODUCT(--([.C5:.C112]&gt;[.B5:.B112]))" table:number-matrix-columns-spanned="1" table:number-matrix-rows-spanned="1" table:style-name="ce17">
            <text:p>32</text:p>
          </table:table-cell>
          <table:table-cell office:value-type="float" office:value="61" table:formula="of:=SUMPRODUCT(--([.D5:.D112]&gt;[.E5:.E112]))" table:number-matrix-columns-spanned="1" table:number-matrix-rows-spanned="1" table:style-name="ce17">
            <text:p>61</text:p>
          </table:table-cell>
          <table:table-cell office:value-type="float" office:value="47" table:formula="of:=SUMPRODUCT(--([.E5:.E112]&gt;[.D5:.D112]))" table:number-matrix-columns-spanned="1" table:number-matrix-rows-spanned="1" table:style-name="ce17">
            <text:p>47</text:p>
          </table:table-cell>
          <table:table-cell table:style-name="ce1"/>
          <table:table-cell office:value-type="float" office:value="94" table:formula="of:=SUMPRODUCT(--([.G5:.G112]&gt;[.H5:.H112]))" table:number-matrix-columns-spanned="1" table:number-matrix-rows-spanned="1" table:style-name="ce17">
            <text:p>94</text:p>
          </table:table-cell>
          <table:table-cell office:value-type="float" office:value="14" table:formula="of:=SUMPRODUCT(--([.H5:.H112]&gt;[.G5:.G112]))" table:number-matrix-columns-spanned="1" table:number-matrix-rows-spanned="1" table:style-name="ce17">
            <text:p>14</text:p>
          </table:table-cell>
          <table:table-cell office:value-type="float" office:value="77" table:formula="of:=SUMPRODUCT(--([.I5:.I112]&gt;[.J5:.J112]))" table:number-matrix-columns-spanned="1" table:number-matrix-rows-spanned="1" table:style-name="ce17">
            <text:p>77</text:p>
          </table:table-cell>
          <table:table-cell office:value-type="float" office:value="31" table:formula="of:=SUMPRODUCT(--([.J5:.J112]&gt;[.I5:.I112]))" table:number-matrix-columns-spanned="1" table:number-matrix-rows-spanned="1" table:style-name="ce17">
            <text:p>31</text:p>
          </table:table-cell>
          <table:table-cell table:style-name="ce1"/>
          <table:table-cell office:value-type="float" office:value="107" table:formula="of:=SUMPRODUCT(--([.L5:.L112]&gt;[.M5:.M112]))" table:number-matrix-columns-spanned="1" table:number-matrix-rows-spanned="1" table:style-name="ce17">
            <text:p>107</text:p>
          </table:table-cell>
          <table:table-cell office:value-type="float" office:value="1" table:formula="of:=SUMPRODUCT(--([.M5:.M112]&gt;[.L5:.L112]))" table:number-matrix-columns-spanned="1" table:number-matrix-rows-spanned="1" table:style-name="ce17">
            <text:p>1</text:p>
          </table:table-cell>
          <table:table-cell office:value-type="float" office:value="100" table:formula="of:=SUMPRODUCT(--([.N5:.N112]&gt;[.O5:.O112]))" table:number-matrix-columns-spanned="1" table:number-matrix-rows-spanned="1" table:style-name="ce17">
            <text:p>100</text:p>
          </table:table-cell>
          <table:table-cell office:value-type="float" office:value="8" table:formula="of:=SUMPRODUCT(--([.O5:.O112]&gt;[.N5:.N112]))" table:number-matrix-columns-spanned="1" table:number-matrix-rows-spanned="1" table:style-name="ce17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3.829537037036999" table:formula="of:=AVERAGE([.B5:.B112])" table:style-name="ce16">
            <text:p>83.83</text:p>
          </table:table-cell>
          <table:table-cell office:value-type="float" office:value="83.091666666666697" table:formula="of:=AVERAGE([.C5:.C112])" table:style-name="ce16">
            <text:p>83.09</text:p>
          </table:table-cell>
          <table:table-cell office:value-type="float" office:value="81.622037037037018" table:formula="of:=AVERAGE([.D5:.D112])" table:style-name="ce16">
            <text:p>81.62</text:p>
          </table:table-cell>
          <table:table-cell office:value-type="float" office:value="81.418703703703699" table:formula="of:=AVERAGE([.E5:.E112])" table:style-name="ce16">
            <text:p>81.42</text:p>
          </table:table-cell>
          <table:table-cell table:style-name="ce1"/>
          <table:table-cell office:value-type="float" office:value="79.027870370370366" table:formula="of:=AVERAGE([.G5:.G112])" table:style-name="ce16">
            <text:p>79.03</text:p>
          </table:table-cell>
          <table:table-cell office:value-type="float" office:value="77.641851851851811" table:formula="of:=AVERAGE([.H5:.H112])" table:style-name="ce16">
            <text:p>77.64</text:p>
          </table:table-cell>
          <table:table-cell office:value-type="float" office:value="76.697222222222209" table:formula="of:=AVERAGE([.I5:.I112])" table:style-name="ce16">
            <text:p>76.70</text:p>
          </table:table-cell>
          <table:table-cell office:value-type="float" office:value="75.887592592592583" table:formula="of:=AVERAGE([.J5:.J112])" table:style-name="ce16">
            <text:p>75.89</text:p>
          </table:table-cell>
          <table:table-cell table:style-name="ce1"/>
          <table:table-cell office:value-type="float" office:value="77.613518518518518" table:formula="of:=AVERAGE([.L5:.L112])" table:style-name="ce16">
            <text:p>77.61</text:p>
          </table:table-cell>
          <table:table-cell office:value-type="float" office:value="73.595833333333346" table:formula="of:=AVERAGE([.M5:.M112])" table:style-name="ce16">
            <text:p>73.60</text:p>
          </table:table-cell>
          <table:table-cell office:value-type="float" office:value="75.067685185185198" table:formula="of:=AVERAGE([.N5:.N112])" table:style-name="ce16">
            <text:p>75.07</text:p>
          </table:table-cell>
          <table:table-cell office:value-type="float" office:value="71.578333333333333" table:formula="of:=AVERAGE([.O5:.O112])" table:style-name="ce16">
            <text:p>71.5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787037037030245" table:formula="of:=AVERAGE([.B5:.B112])-AVERAGE([.C5:.C112])" table:style-name="ce19">
            <text:p>0.74</text:p>
          </table:table-cell>
          <table:table-cell office:value-type="float" office:value="-0.73787037037030245" table:formula="of:=AVERAGE([.C5:.C112])-AVERAGE([.B5:.B112])" table:style-name="ce19">
            <text:p>-0.74</text:p>
          </table:table-cell>
          <table:table-cell office:value-type="float" office:value="0.20333333333331893" table:formula="of:=AVERAGE([.D5:.D112])-AVERAGE([.E5:.E112])" table:style-name="ce19">
            <text:p>0.20</text:p>
          </table:table-cell>
          <table:table-cell office:value-type="float" office:value="-0.20333333333331893" table:formula="of:=AVERAGE([.E5:.E112])-AVERAGE([.D5:.D112])" table:style-name="ce19">
            <text:p>-0.20</text:p>
          </table:table-cell>
          <table:table-cell table:style-name="ce1"/>
          <table:table-cell office:value-type="float" office:value="1.3860185185185543" table:formula="of:=AVERAGE([.G5:.G112])-AVERAGE([.H5:.H112])" table:style-name="ce19">
            <text:p>1.39</text:p>
          </table:table-cell>
          <table:table-cell office:value-type="float" office:value="-1.3860185185185543" table:formula="of:=AVERAGE([.H5:.H112])-AVERAGE([.G5:.G112])" table:style-name="ce19">
            <text:p>-1.39</text:p>
          </table:table-cell>
          <table:table-cell office:value-type="float" office:value="0.80962962962962592" table:formula="of:=AVERAGE([.I5:.I112])-AVERAGE([.J5:.J112])" table:style-name="ce19">
            <text:p>0.81</text:p>
          </table:table-cell>
          <table:table-cell office:value-type="float" office:value="-0.80962962962962592" table:formula="of:=AVERAGE([.J5:.J112])-AVERAGE([.I5:.I112])" table:style-name="ce19">
            <text:p>-0.81</text:p>
          </table:table-cell>
          <table:table-cell table:style-name="ce1"/>
          <table:table-cell office:value-type="float" office:value="4.0176851851851723" table:formula="of:=AVERAGE([.L5:.L112])-AVERAGE([.M5:.M112])" table:style-name="ce19">
            <text:p>4.02</text:p>
          </table:table-cell>
          <table:table-cell office:value-type="float" office:value="-4.0176851851851723" table:formula="of:=AVERAGE([.M5:.M112])-AVERAGE([.L5:.L112])" table:style-name="ce19">
            <text:p>-4.02</text:p>
          </table:table-cell>
          <table:table-cell office:value-type="float" office:value="3.4893518518518647" table:formula="of:=AVERAGE([.N5:.N112])-AVERAGE([.O5:.O112])" table:style-name="ce19">
            <text:p>3.49</text:p>
          </table:table-cell>
          <table:table-cell office:value-type="float" office:value="-3.4893518518518647" table:formula="of:=AVERAGE([.O5:.O112])-AVERAGE([.N5:.N112])" table:style-name="ce19">
            <text:p>-3.4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53453703703698352" table:formula="of:=[.B118]-[.D118]" table:style-name="ce16">
            <text:p>0.53</text:p>
          </table:table-cell>
          <table:table-cell office:value-type="float" office:value="-0.53453703703698352" table:formula="of:=[.C118]-[.E118]" table:style-name="ce16">
            <text:p>-0.53</text:p>
          </table:table-cell>
          <table:table-cell office:value-type="float" office:value="-0.53453703703698352" table:formula="of:=[.D118]-[.B118]" table:style-name="ce16">
            <text:p>-0.53</text:p>
          </table:table-cell>
          <table:table-cell office:value-type="float" office:value="0.53453703703698352" table:formula="of:=[.E118]-[.C118]" table:style-name="ce16">
            <text:p>0.53</text:p>
          </table:table-cell>
          <table:table-cell table:style-name="ce1"/>
          <table:table-cell office:value-type="float" office:value="0.57638888888892836" table:formula="of:=[.G118]-[.I118]" table:style-name="ce16">
            <text:p>0.58</text:p>
          </table:table-cell>
          <table:table-cell office:value-type="float" office:value="-0.57638888888892836" table:formula="of:=[.H118]-[.J118]" table:style-name="ce16">
            <text:p>-0.58</text:p>
          </table:table-cell>
          <table:table-cell office:value-type="float" office:value="-0.57638888888892836" table:formula="of:=[.I118]-[.G118]" table:style-name="ce16">
            <text:p>-0.58</text:p>
          </table:table-cell>
          <table:table-cell office:value-type="float" office:value="0.57638888888892836" table:formula="of:=[.J118]-[.H118]" table:style-name="ce16">
            <text:p>0.58</text:p>
          </table:table-cell>
          <table:table-cell table:style-name="ce1"/>
          <table:table-cell office:value-type="float" office:value="0.52833333333330756" table:formula="of:=[.L118]-[.N118]" table:style-name="ce16">
            <text:p>0.53</text:p>
          </table:table-cell>
          <table:table-cell office:value-type="float" office:value="-0.52833333333330756" table:formula="of:=[.M118]-[.O118]" table:style-name="ce16">
            <text:p>-0.53</text:p>
          </table:table-cell>
          <table:table-cell office:value-type="float" office:value="-0.52833333333330756" table:formula="of:=[.N118]-[.L118]" table:style-name="ce16">
            <text:p>-0.53</text:p>
          </table:table-cell>
          <table:table-cell office:value-type="float" office:value="0.52833333333330756" table:formula="of:=[.O118]-[.M118]" table:style-name="ce16">
            <text:p>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8857712696917728E-5" table:formula="of:=TTEST([.B5:.B112];[.C5:.C112];2;1)" table:number-columns-spanned="2" table:number-rows-spanned="1" table:style-name="ce26">
            <text:p>0.00</text:p>
          </table:table-cell>
          <table:covered-table-cell/>
          <table:table-cell office:value-type="float" office:value="0.39521770730466277" table:formula="of:=TTEST([.D5:.D112];[.E5:.E112];2;1)" table:number-columns-spanned="2" table:number-rows-spanned="1" table:style-name="ce26">
            <text:p>0.40</text:p>
          </table:table-cell>
          <table:covered-table-cell/>
          <table:table-cell table:style-name="ce1"/>
          <table:table-cell office:value-type="float" office:value="1.5324684120179065E-17" table:formula="of:=TTEST([.G5:.G112];[.H5:.H112];2;1)" table:number-columns-spanned="2" table:number-rows-spanned="1" table:style-name="ce26">
            <text:p>0.00</text:p>
          </table:table-cell>
          <table:covered-table-cell/>
          <table:table-cell office:value-type="float" office:value="1.8446219760178699E-4" table:formula="of:=TTEST([.I5:.I112];[.J5:.J112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4.8418460880392744E-39" table:formula="of:=TTEST([.L5:.L112];[.M5:.M112];2;1)" table:number-columns-spanned="2" table:number-rows-spanned="1" table:style-name="ce26">
            <text:p>0.00</text:p>
          </table:table-cell>
          <table:covered-table-cell/>
          <table:table-cell office:value-type="float" office:value="1.4980900680906144E-25" table:formula="of:=TTEST([.N5:.N112];[.O5:.O112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9"/>
          <table:table-cell table:style-name="ce1"/>
          <table:table-cell table:number-columns-repeated="4" table:style-name="ce19"/>
          <table:table-cell table:style-name="ce1"/>
          <table:table-cell table:number-columns-repeated="4" table:style-name="ce19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4">
          <table:table-cell table:number-columns-repeated="12" table:style-name="ce22"/>
          <table:table-cell table:number-columns-repeated="16372" table:style-name="ce1"/>
        </table:table-row>
        <table:table-row table:style-name="ro3">
          <table:table-cell table:style-name="ce1"/>
          <table:table-cell table:number-columns-repeated="4" table:style-name="ce23"/>
          <table:table-cell table:style-name="ce1"/>
          <table:table-cell table:number-columns-repeated="4" table:style-name="ce23"/>
          <table:table-cell table:style-name="ce1"/>
          <table:table-cell table:number-columns-repeated="4" table:style-name="ce23"/>
          <table:table-cell table:number-columns-repeated="16369"/>
        </table:table-row>
        <table:table-row table:style-name="ro2">
          <table:table-cell table:style-name="ce1"/>
          <table:table-cell table:number-columns-repeated="4" table:style-name="ce4"/>
          <table:table-cell table:style-name="ce1"/>
          <table:table-cell table:number-columns-repeated="4" table:style-name="ce4"/>
          <table:table-cell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7"/>
          <table:table-cell table:style-name="ce1"/>
          <table:table-cell table:number-columns-repeated="4" table:style-name="ce7"/>
          <table:table-cell table:style-name="ce1"/>
          <table:table-cell table:number-columns-repeated="4" table:style-name="ce7"/>
          <table:table-cell table:number-columns-repeated="16369"/>
        </table:table-row>
        <table:table-row table:number-rows-repeated="107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number-rows-repeated="2" table:style-name="ro1">
          <table:table-cell table:style-name="ce18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4">
          <table:table-cell table:number-columns-spanned="4" table:number-rows-spanned="1" table:style-name="ce27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4" table:style-name="ce19"/>
          <table:table-cell table:style-name="ce1"/>
          <table:table-cell table:number-columns-repeated="4" table:style-name="ce19"/>
          <table:table-cell table:style-name="ce1"/>
          <table:table-cell table:number-columns-repeated="4" table:style-name="ce19"/>
          <table:table-cell table:number-columns-repeated="16369"/>
        </table:table-row>
        <table:table-row table:style-name="ro1">
          <table:table-cell table:number-columns-spanned="5" table:number-rows-spanned="1" table:style-name="ce27"/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number-rows-repeated="1048333" table:style-name="ro4">
          <table:table-cell table:number-columns-repeated="16384"/>
        </table:table-row>
      </table:table>
      <table:table table:name="Chinese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" table:formula="of:=SUMPRODUCT(--([.B5:.B7]&gt;[.C5:.C7]))" table:number-matrix-columns-spanned="1" table:number-matrix-rows-spanned="1" table:style-name="ce17">
            <text:p>1</text:p>
          </table:table-cell>
          <table:table-cell office:value-type="float" office:value="2" table:formula="of:=SUMPRODUCT(--([.C5:.C7]&gt;[.B5:.B7]))" table:number-matrix-columns-spanned="1" table:number-matrix-rows-spanned="1" table:style-name="ce17">
            <text:p>2</text:p>
          </table:table-cell>
          <table:table-cell office:value-type="float" office:value="1" table:formula="of:=SUMPRODUCT(--([.D5:.D7]&gt;[.E5:.E7]))" table:number-matrix-columns-spanned="1" table:number-matrix-rows-spanned="1" table:style-name="ce17">
            <text:p>1</text:p>
          </table:table-cell>
          <table:table-cell office:value-type="float" office:value="2" table:formula="of:=SUMPRODUCT(--([.E5:.E7]&gt;[.D5:.D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2" table:formula="of:=SUMPRODUCT(--([.G5:.G7]&gt;[.H5:.H7]))" table:number-matrix-columns-spanned="1" table:number-matrix-rows-spanned="1" table:style-name="ce17">
            <text:p>2</text:p>
          </table:table-cell>
          <table:table-cell office:value-type="float" office:value="1" table:formula="of:=SUMPRODUCT(--([.H5:.H7]&gt;[.G5:.G7]))" table:number-matrix-columns-spanned="1" table:number-matrix-rows-spanned="1" table:style-name="ce17">
            <text:p>1</text:p>
          </table:table-cell>
          <table:table-cell office:value-type="float" office:value="1" table:formula="of:=SUMPRODUCT(--([.I5:.I7]&gt;[.J5:.J7]))" table:number-matrix-columns-spanned="1" table:number-matrix-rows-spanned="1" table:style-name="ce17">
            <text:p>1</text:p>
          </table:table-cell>
          <table:table-cell office:value-type="float" office:value="2" table:formula="of:=SUMPRODUCT(--([.J5:.J7]&gt;[.I5:.I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3" table:formula="of:=SUMPRODUCT(--([.L5:.L7]&gt;[.M5:.M7]))" table:number-matrix-columns-spanned="1" table:number-matrix-rows-spanned="1" table:style-name="ce17">
            <text:p>3</text:p>
          </table:table-cell>
          <table:table-cell office:value-type="float" office:value="0" table:formula="of:=SUMPRODUCT(--([.M5:.M7]&gt;[.L5:.L7]))" table:number-matrix-columns-spanned="1" table:number-matrix-rows-spanned="1" table:style-name="ce17">
            <text:p>0</text:p>
          </table:table-cell>
          <table:table-cell office:value-type="float" office:value="2" table:formula="of:=SUMPRODUCT(--([.N5:.N7]&gt;[.O5:.O7]))" table:number-matrix-columns-spanned="1" table:number-matrix-rows-spanned="1" table:style-name="ce17">
            <text:p>2</text:p>
          </table:table-cell>
          <table:table-cell office:value-type="float" office:value="1" table:formula="of:=SUMPRODUCT(--([.O5:.O7]&gt;[.N5:.N7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9.123333333333335" table:formula="of:=AVERAGE([.B5:.B7])" table:style-name="ce16">
            <text:p>79.12</text:p>
          </table:table-cell>
          <table:table-cell office:value-type="float" office:value="80.16" table:formula="of:=AVERAGE([.C5:.C7])" table:style-name="ce16">
            <text:p>80.16</text:p>
          </table:table-cell>
          <table:table-cell office:value-type="float" office:value="76.63333333333334" table:formula="of:=AVERAGE([.D5:.D7])" table:style-name="ce16">
            <text:p>76.63</text:p>
          </table:table-cell>
          <table:table-cell office:value-type="float" office:value="78.39" table:formula="of:=AVERAGE([.E5:.E7])" table:style-name="ce16">
            <text:p>78.39</text:p>
          </table:table-cell>
          <table:table-cell table:style-name="ce1"/>
          <table:table-cell office:value-type="float" office:value="75.7" table:formula="of:=AVERAGE([.G5:.G7])" table:style-name="ce16">
            <text:p>75.70</text:p>
          </table:table-cell>
          <table:table-cell office:value-type="float" office:value="75.13333333333334" table:formula="of:=AVERAGE([.H5:.H7])" table:style-name="ce16">
            <text:p>75.13</text:p>
          </table:table-cell>
          <table:table-cell office:value-type="float" office:value="73.046666666666667" table:formula="of:=AVERAGE([.I5:.I7])" table:style-name="ce16">
            <text:p>73.05</text:p>
          </table:table-cell>
          <table:table-cell office:value-type="float" office:value="73.459999999999994" table:formula="of:=AVERAGE([.J5:.J7])" table:style-name="ce16">
            <text:p>73.46</text:p>
          </table:table-cell>
          <table:table-cell table:style-name="ce1"/>
          <table:table-cell office:value-type="float" office:value="75.493333333333339" table:formula="of:=AVERAGE([.L5:.L7])" table:style-name="ce16">
            <text:p>75.49</text:p>
          </table:table-cell>
          <table:table-cell office:value-type="float" office:value="73.676666666666677" table:formula="of:=AVERAGE([.M5:.M7])" table:style-name="ce16">
            <text:p>73.68</text:p>
          </table:table-cell>
          <table:table-cell office:value-type="float" office:value="72.806666666666658" table:formula="of:=AVERAGE([.N5:.N7])" table:style-name="ce16">
            <text:p>72.81</text:p>
          </table:table-cell>
          <table:table-cell office:value-type="float" office:value="72.273333333333326" table:formula="of:=AVERAGE([.O5:.O7])" table:style-name="ce16">
            <text:p>72.2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-1.0366666666666617" table:formula="of:=AVERAGE([.B5:.B7])-AVERAGE([.C5:.C7])" table:style-name="ce16">
            <text:p>-1.04</text:p>
          </table:table-cell>
          <table:table-cell office:value-type="float" office:value="1.0366666666666617" table:formula="of:=AVERAGE([.C5:.C7])-AVERAGE([.B5:.B7])" table:style-name="ce16">
            <text:p>1.04</text:p>
          </table:table-cell>
          <table:table-cell office:value-type="float" office:value="-1.7566666666666606" table:formula="of:=AVERAGE([.D5:.D7])-AVERAGE([.E5:.E7])" table:style-name="ce16">
            <text:p>-1.76</text:p>
          </table:table-cell>
          <table:table-cell office:value-type="float" office:value="1.7566666666666606" table:formula="of:=AVERAGE([.E5:.E7])-AVERAGE([.D5:.D7])" table:style-name="ce16">
            <text:p>1.76</text:p>
          </table:table-cell>
          <table:table-cell table:style-name="ce7"/>
          <table:table-cell office:value-type="float" office:value="0.56666666666666288" table:formula="of:=AVERAGE([.G5:.G7])-AVERAGE([.H5:.H7])" table:style-name="ce16">
            <text:p>0.57</text:p>
          </table:table-cell>
          <table:table-cell office:value-type="float" office:value="-0.56666666666666288" table:formula="of:=AVERAGE([.H5:.H7])-AVERAGE([.G5:.G7])" table:style-name="ce16">
            <text:p>-0.57</text:p>
          </table:table-cell>
          <table:table-cell office:value-type="float" office:value="-0.41333333333332689" table:formula="of:=AVERAGE([.I5:.I7])-AVERAGE([.J5:.J7])" table:style-name="ce16">
            <text:p>-0.41</text:p>
          </table:table-cell>
          <table:table-cell office:value-type="float" office:value="0.41333333333332689" table:formula="of:=AVERAGE([.J5:.J7])-AVERAGE([.I5:.I7])" table:style-name="ce16">
            <text:p>0.41</text:p>
          </table:table-cell>
          <table:table-cell table:style-name="ce7"/>
          <table:table-cell office:value-type="float" office:value="1.8166666666666629" table:formula="of:=AVERAGE([.L5:.L7])-AVERAGE([.M5:.M7])" table:style-name="ce16">
            <text:p>1.82</text:p>
          </table:table-cell>
          <table:table-cell office:value-type="float" office:value="-1.8166666666666629" table:formula="of:=AVERAGE([.M5:.M7])-AVERAGE([.L5:.L7])" table:style-name="ce16">
            <text:p>-1.82</text:p>
          </table:table-cell>
          <table:table-cell office:value-type="float" office:value="0.53333333333333144" table:formula="of:=AVERAGE([.N5:.N7])-AVERAGE([.O5:.O7])" table:style-name="ce16">
            <text:p>0.53</text:p>
          </table:table-cell>
          <table:table-cell office:value-type="float" office:value="-0.53333333333333144" table:formula="of:=AVERAGE([.O5:.O7])-AVERAGE([.N5:.N7])" table:style-name="ce16">
            <text:p>-0.53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71999999999999886" table:formula="of:=[.B13]-[.D13]" table:style-name="ce16">
            <text:p>0.72</text:p>
          </table:table-cell>
          <table:table-cell office:value-type="float" office:value="-0.71999999999999886" table:formula="of:=[.C13]-[.E13]" table:style-name="ce16">
            <text:p>-0.72</text:p>
          </table:table-cell>
          <table:table-cell office:value-type="float" office:value="-0.71999999999999886" table:formula="of:=[.D13]-[.B13]" table:style-name="ce16">
            <text:p>-0.72</text:p>
          </table:table-cell>
          <table:table-cell office:value-type="float" office:value="0.71999999999999886" table:formula="of:=[.E13]-[.C13]" table:style-name="ce16">
            <text:p>0.72</text:p>
          </table:table-cell>
          <table:table-cell table:style-name="ce1"/>
          <table:table-cell office:value-type="float" office:value="0.97999999999998977" table:formula="of:=[.G13]-[.I13]" table:style-name="ce16">
            <text:p>0.98</text:p>
          </table:table-cell>
          <table:table-cell office:value-type="float" office:value="-0.97999999999998977" table:formula="of:=[.H13]-[.J13]" table:style-name="ce16">
            <text:p>-0.98</text:p>
          </table:table-cell>
          <table:table-cell office:value-type="float" office:value="-0.97999999999998977" table:formula="of:=[.I13]-[.G13]" table:style-name="ce16">
            <text:p>-0.98</text:p>
          </table:table-cell>
          <table:table-cell office:value-type="float" office:value="0.97999999999998977" table:formula="of:=[.J13]-[.H13]" table:style-name="ce16">
            <text:p>0.98</text:p>
          </table:table-cell>
          <table:table-cell table:style-name="ce1"/>
          <table:table-cell office:value-type="float" office:value="1.2833333333333314" table:formula="of:=[.L13]-[.N13]" table:style-name="ce16">
            <text:p>1.28</text:p>
          </table:table-cell>
          <table:table-cell office:value-type="float" office:value="-1.2833333333333314" table:formula="of:=[.M13]-[.O13]" table:style-name="ce16">
            <text:p>-1.28</text:p>
          </table:table-cell>
          <table:table-cell office:value-type="float" office:value="-1.2833333333333314" table:formula="of:=[.N13]-[.L13]" table:style-name="ce16">
            <text:p>-1.28</text:p>
          </table:table-cell>
          <table:table-cell office:value-type="float" office:value="1.2833333333333314" table:formula="of:=[.O13]-[.M13]" table:style-name="ce16">
            <text:p>1.2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6349558315932848" table:formula="of:=TTEST([.B5:.B7];[.C5:.C7];2;1)" table:number-columns-spanned="2" table:number-rows-spanned="1" table:style-name="ce26">
            <text:p>0.46</text:p>
          </table:table-cell>
          <table:covered-table-cell/>
          <table:table-cell office:value-type="float" office:value="0.36348896786058649" table:formula="of:=TTEST([.D5:.D7];[.E5:.E7];2;1)" table:number-columns-spanned="2" table:number-rows-spanned="1" table:style-name="ce26">
            <text:p>0.36</text:p>
          </table:table-cell>
          <table:covered-table-cell/>
          <table:table-cell table:style-name="ce1"/>
          <table:table-cell office:value-type="float" office:value="0.51611117329482425" table:formula="of:=TTEST([.G5:.G7];[.H5:.H7];2;1)" table:number-columns-spanned="2" table:number-rows-spanned="1" table:style-name="ce26">
            <text:p>0.52</text:p>
          </table:table-cell>
          <table:covered-table-cell/>
          <table:table-cell office:value-type="float" office:value="0.76066948789438915" table:formula="of:=TTEST([.I5:.I7];[.J5:.J7];2;1)" table:number-columns-spanned="2" table:number-rows-spanned="1" table:style-name="ce26">
            <text:p>0.76</text:p>
          </table:table-cell>
          <table:covered-table-cell/>
          <table:table-cell table:style-name="ce1"/>
          <table:table-cell office:value-type="float" office:value="4.8378567462777446E-2" table:formula="of:=TTEST([.L5:.L7];[.M5:.M7];2;1)" table:number-columns-spanned="2" table:number-rows-spanned="1" table:style-name="ce26">
            <text:p>0.05</text:p>
          </table:table-cell>
          <table:covered-table-cell/>
          <table:table-cell office:value-type="float" office:value="0.65595932252606381" table:formula="of:=TTEST([.N5:.N7];[.O5:.O7];2;1)" table:number-columns-spanned="2" table:number-rows-spanned="1" table:style-name="ce26">
            <text:p>0.66</text:p>
          </table:table-cell>
          <table:covered-table-cell/>
          <table:table-cell table:number-columns-repeated="16369"/>
        </table:table-row>
        <table:table-row table:number-rows-repeated="1048560" table:style-name="ro4">
          <table:table-cell table:number-columns-repeated="16384"/>
        </table:table-row>
      </table:table>
      <table:table table:name="Span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2" table:formula="of:=SUMPRODUCT(--([.B5:.B6]&gt;[.C5:.C6]))" table:number-matrix-columns-spanned="1" table:number-matrix-rows-spanned="1" table:style-name="ce17">
            <text:p>2</text:p>
          </table:table-cell>
          <table:table-cell office:value-type="float" office:value="0" table:formula="of:=SUMPRODUCT(--([.C5:.C6]&gt;[.B5:.B6]))" table:number-matrix-columns-spanned="1" table:number-matrix-rows-spanned="1" table:style-name="ce17">
            <text:p>0</text:p>
          </table:table-cell>
          <table:table-cell office:value-type="float" office:value="2" table:formula="of:=SUMPRODUCT(--([.D5:.D6]&gt;[.E5:.E6]))" table:number-matrix-columns-spanned="1" table:number-matrix-rows-spanned="1" table:style-name="ce17">
            <text:p>2</text:p>
          </table:table-cell>
          <table:table-cell office:value-type="float" office:value="0" table:formula="of:=SUMPRODUCT(--([.E5:.E6]&gt;[.D5:.D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G5:.G6]&gt;[.H5:.H6]))" table:number-matrix-columns-spanned="1" table:number-matrix-rows-spanned="1" table:style-name="ce17">
            <text:p>2</text:p>
          </table:table-cell>
          <table:table-cell office:value-type="float" office:value="0" table:formula="of:=SUMPRODUCT(--([.H5:.H6]&gt;[.G5:.G6]))" table:number-matrix-columns-spanned="1" table:number-matrix-rows-spanned="1" table:style-name="ce17">
            <text:p>0</text:p>
          </table:table-cell>
          <table:table-cell office:value-type="float" office:value="2" table:formula="of:=SUMPRODUCT(--([.I5:.I6]&gt;[.J5:.J6]))" table:number-matrix-columns-spanned="1" table:number-matrix-rows-spanned="1" table:style-name="ce17">
            <text:p>2</text:p>
          </table:table-cell>
          <table:table-cell office:value-type="float" office:value="0" table:formula="of:=SUMPRODUCT(--([.J5:.J6]&gt;[.I5:.I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L5:.L6]&gt;[.M5:.M6]))" table:number-matrix-columns-spanned="1" table:number-matrix-rows-spanned="1" table:style-name="ce17">
            <text:p>2</text:p>
          </table:table-cell>
          <table:table-cell office:value-type="float" office:value="0" table:formula="of:=SUMPRODUCT(--([.M5:.M6]&gt;[.L5:.L6]))" table:number-matrix-columns-spanned="1" table:number-matrix-rows-spanned="1" table:style-name="ce17">
            <text:p>0</text:p>
          </table:table-cell>
          <table:table-cell office:value-type="float" office:value="2" table:formula="of:=SUMPRODUCT(--([.N5:.N6]&gt;[.O5:.O6]))" table:number-matrix-columns-spanned="1" table:number-matrix-rows-spanned="1" table:style-name="ce17">
            <text:p>2</text:p>
          </table:table-cell>
          <table:table-cell office:value-type="float" office:value="0" table:formula="of:=SUMPRODUCT(--([.O5:.O6]&gt;[.N5:.N6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90.375" table:formula="of:=AVERAGE([.B5:.B6])" table:style-name="ce16">
            <text:p>90.38</text:p>
          </table:table-cell>
          <table:table-cell office:value-type="float" office:value="89.63" table:formula="of:=AVERAGE([.C5:.C6])" table:style-name="ce16">
            <text:p>89.63</text:p>
          </table:table-cell>
          <table:table-cell office:value-type="float" office:value="89.555000000000007" table:formula="of:=AVERAGE([.D5:.D6])" table:style-name="ce16">
            <text:p>89.56</text:p>
          </table:table-cell>
          <table:table-cell office:value-type="float" office:value="89.295000000000002" table:formula="of:=AVERAGE([.E5:.E6])" table:style-name="ce16">
            <text:p>89.30</text:p>
          </table:table-cell>
          <table:table-cell table:style-name="ce1"/>
          <table:table-cell office:value-type="float" office:value="87.745000000000005" table:formula="of:=AVERAGE([.G5:.G6])" table:style-name="ce16">
            <text:p>87.75</text:p>
          </table:table-cell>
          <table:table-cell office:value-type="float" office:value="86.64" table:formula="of:=AVERAGE([.H5:.H6])" table:style-name="ce16">
            <text:p>86.64</text:p>
          </table:table-cell>
          <table:table-cell office:value-type="float" office:value="86.85" table:formula="of:=AVERAGE([.I5:.I6])" table:style-name="ce16">
            <text:p>86.85</text:p>
          </table:table-cell>
          <table:table-cell office:value-type="float" office:value="86.174999999999997" table:formula="of:=AVERAGE([.J5:.J6])" table:style-name="ce16">
            <text:p>86.18</text:p>
          </table:table-cell>
          <table:table-cell table:style-name="ce1"/>
          <table:table-cell office:value-type="float" office:value="86.155000000000001" table:formula="of:=AVERAGE([.L5:.L6])" table:style-name="ce16">
            <text:p>86.16</text:p>
          </table:table-cell>
          <table:table-cell office:value-type="float" office:value="81.944999999999993" table:formula="of:=AVERAGE([.M5:.M6])" table:style-name="ce16">
            <text:p>81.95</text:p>
          </table:table-cell>
          <table:table-cell office:value-type="float" office:value="85.284999999999997" table:formula="of:=AVERAGE([.N5:.N6])" table:style-name="ce16">
            <text:p>85.29</text:p>
          </table:table-cell>
          <table:table-cell office:value-type="float" office:value="81.17" table:formula="of:=AVERAGE([.O5:.O6])" table:style-name="ce16">
            <text:p>81.1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4500000000000455" table:formula="of:=AVERAGE([.B5:.B6])-AVERAGE([.C5:.C6])" table:style-name="ce16">
            <text:p>0.75</text:p>
          </table:table-cell>
          <table:table-cell office:value-type="float" office:value="-0.74500000000000455" table:formula="of:=AVERAGE([.C5:.C6])-AVERAGE([.B5:.B6])" table:style-name="ce16">
            <text:p>-0.75</text:p>
          </table:table-cell>
          <table:table-cell office:value-type="float" office:value="0.26000000000000512" table:formula="of:=AVERAGE([.D5:.D6])-AVERAGE([.E5:.E6])" table:style-name="ce16">
            <text:p>0.26</text:p>
          </table:table-cell>
          <table:table-cell office:value-type="float" office:value="-0.26000000000000512" table:formula="of:=AVERAGE([.E5:.E6])-AVERAGE([.D5:.D6])" table:style-name="ce16">
            <text:p>-0.26</text:p>
          </table:table-cell>
          <table:table-cell table:style-name="ce7"/>
          <table:table-cell office:value-type="float" office:value="1.105000000000004" table:formula="of:=AVERAGE([.G5:.G6])-AVERAGE([.H5:.H6])" table:style-name="ce16">
            <text:p>1.11</text:p>
          </table:table-cell>
          <table:table-cell office:value-type="float" office:value="-1.105000000000004" table:formula="of:=AVERAGE([.H5:.H6])-AVERAGE([.G5:.G6])" table:style-name="ce16">
            <text:p>-1.11</text:p>
          </table:table-cell>
          <table:table-cell office:value-type="float" office:value="0.67499999999999716" table:formula="of:=AVERAGE([.I5:.I6])-AVERAGE([.J5:.J6])" table:style-name="ce16">
            <text:p>0.67</text:p>
          </table:table-cell>
          <table:table-cell office:value-type="float" office:value="-0.67499999999999716" table:formula="of:=AVERAGE([.J5:.J6])-AVERAGE([.I5:.I6])" table:style-name="ce16">
            <text:p>-0.67</text:p>
          </table:table-cell>
          <table:table-cell table:style-name="ce7"/>
          <table:table-cell office:value-type="float" office:value="4.210000000000008" table:formula="of:=AVERAGE([.L5:.L6])-AVERAGE([.M5:.M6])" table:style-name="ce16">
            <text:p>4.21</text:p>
          </table:table-cell>
          <table:table-cell office:value-type="float" office:value="-4.210000000000008" table:formula="of:=AVERAGE([.M5:.M6])-AVERAGE([.L5:.L6])" table:style-name="ce16">
            <text:p>-4.21</text:p>
          </table:table-cell>
          <table:table-cell office:value-type="float" office:value="4.1149999999999949" table:formula="of:=AVERAGE([.N5:.N6])-AVERAGE([.O5:.O6])" table:style-name="ce16">
            <text:p>4.11</text:p>
          </table:table-cell>
          <table:table-cell office:value-type="float" office:value="-4.1149999999999949" table:formula="of:=AVERAGE([.O5:.O6])-AVERAGE([.N5:.N6])" table:style-name="ce16">
            <text:p>-4.1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8499999999999943" table:formula="of:=[.B12]-[.D12]" table:style-name="ce16">
            <text:p>0.48</text:p>
          </table:table-cell>
          <table:table-cell office:value-type="float" office:value="-0.48499999999999943" table:formula="of:=[.C12]-[.E12]" table:style-name="ce16">
            <text:p>-0.48</text:p>
          </table:table-cell>
          <table:table-cell office:value-type="float" office:value="-0.48499999999999943" table:formula="of:=[.D12]-[.B12]" table:style-name="ce16">
            <text:p>-0.48</text:p>
          </table:table-cell>
          <table:table-cell office:value-type="float" office:value="0.48499999999999943" table:formula="of:=[.E12]-[.C12]" table:style-name="ce16">
            <text:p>0.48</text:p>
          </table:table-cell>
          <table:table-cell table:style-name="ce1"/>
          <table:table-cell office:value-type="float" office:value="0.43000000000000682" table:formula="of:=[.G12]-[.I12]" table:style-name="ce16">
            <text:p>0.43</text:p>
          </table:table-cell>
          <table:table-cell office:value-type="float" office:value="-0.43000000000000682" table:formula="of:=[.H12]-[.J12]" table:style-name="ce16">
            <text:p>-0.43</text:p>
          </table:table-cell>
          <table:table-cell office:value-type="float" office:value="-0.43000000000000682" table:formula="of:=[.I12]-[.G12]" table:style-name="ce16">
            <text:p>-0.43</text:p>
          </table:table-cell>
          <table:table-cell office:value-type="float" office:value="0.43000000000000682" table:formula="of:=[.J12]-[.H12]" table:style-name="ce16">
            <text:p>0.43</text:p>
          </table:table-cell>
          <table:table-cell table:style-name="ce1"/>
          <table:table-cell office:value-type="float" office:value="9.5000000000013074E-2" table:formula="of:=[.L12]-[.N12]" table:style-name="ce16">
            <text:p>0.10</text:p>
          </table:table-cell>
          <table:table-cell office:value-type="float" office:value="-9.5000000000013074E-2" table:formula="of:=[.M12]-[.O12]" table:style-name="ce16">
            <text:p>-0.10</text:p>
          </table:table-cell>
          <table:table-cell office:value-type="float" office:value="-9.5000000000013074E-2" table:formula="of:=[.N12]-[.L12]" table:style-name="ce16">
            <text:p>-0.10</text:p>
          </table:table-cell>
          <table:table-cell office:value-type="float" office:value="9.5000000000013074E-2" table:formula="of:=[.O12]-[.M12]" table:style-name="ce16">
            <text:p>0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1845992959737854" table:formula="of:=TTEST([.B5:.B6];[.C5:.C6];2;1)" table:number-columns-spanned="2" table:number-rows-spanned="1" table:style-name="ce26">
            <text:p>0.42</text:p>
          </table:table-cell>
          <table:covered-table-cell/>
          <table:table-cell office:value-type="float" office:value="0.36865012954879312" table:formula="of:=TTEST([.D5:.D6];[.E5:.E6];2;1)" table:number-columns-spanned="2" table:number-rows-spanned="1" table:style-name="ce26">
            <text:p>0.37</text:p>
          </table:table-cell>
          <table:covered-table-cell/>
          <table:table-cell table:style-name="ce1"/>
          <table:table-cell office:value-type="float" office:value="0.422822581991524" table:formula="of:=TTEST([.G5:.G6];[.H5:.H6];2;1)" table:number-columns-spanned="2" table:number-rows-spanned="1" table:style-name="ce26">
            <text:p>0.42</text:p>
          </table:table-cell>
          <table:covered-table-cell/>
          <table:table-cell office:value-type="float" office:value="0.34404173924526332" table:formula="of:=TTEST([.I5:.I6];[.J5:.J6];2;1)" table:number-columns-spanned="2" table:number-rows-spanned="1" table:style-name="ce26">
            <text:p>0.34</text:p>
          </table:table-cell>
          <table:covered-table-cell/>
          <table:table-cell table:style-name="ce1"/>
          <table:table-cell office:value-type="float" office:value="0.17116350776289224" table:formula="of:=TTEST([.L5:.L6];[.M5:.M6];2;1)" table:number-columns-spanned="2" table:number-rows-spanned="1" table:style-name="ce26">
            <text:p>0.17</text:p>
          </table:table-cell>
          <table:covered-table-cell/>
          <table:table-cell office:value-type="float" office:value="0.12149532708953285" table:formula="of:=TTEST([.N5:.N6];[.O5:.O6];2;1)" table:number-columns-spanned="2" table:number-rows-spanned="1" table:style-name="ce26">
            <text:p>0.12</text:p>
          </table:table-cell>
          <table:covered-table-cell/>
          <table:table-cell table:number-columns-repeated="16369"/>
        </table:table-row>
        <table:table-row table:number-rows-repeated="1048561" table:style-name="ro4">
          <table:table-cell table:number-columns-repeated="16384"/>
        </table:table-row>
      </table:table>
      <table:table table:name="Engl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4" table:formula="of:=SUMPRODUCT(--([.B5:.B8]&gt;[.C5:.C8]))" table:number-matrix-columns-spanned="1" table:number-matrix-rows-spanned="1" table:style-name="ce17">
            <text:p>4</text:p>
          </table:table-cell>
          <table:table-cell office:value-type="float" office:value="0" table:formula="of:=SUMPRODUCT(--([.C5:.C8]&gt;[.B5:.B8]))" table:number-matrix-columns-spanned="1" table:number-matrix-rows-spanned="1" table:style-name="ce17">
            <text:p>0</text:p>
          </table:table-cell>
          <table:table-cell office:value-type="float" office:value="4" table:formula="of:=SUMPRODUCT(--([.D5:.D8]&gt;[.E5:.E8]))" table:number-matrix-columns-spanned="1" table:number-matrix-rows-spanned="1" table:style-name="ce17">
            <text:p>4</text:p>
          </table:table-cell>
          <table:table-cell office:value-type="float" office:value="0" table:formula="of:=SUMPRODUCT(--([.E5:.E8]&gt;[.D5:.D8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G5:.G8]&gt;[.H5:.H8]))" table:number-matrix-columns-spanned="1" table:number-matrix-rows-spanned="1" table:style-name="ce17">
            <text:p>4</text:p>
          </table:table-cell>
          <table:table-cell office:value-type="float" office:value="0" table:formula="of:=SUMPRODUCT(--([.H5:.H8]&gt;[.G5:.G8]))" table:number-matrix-columns-spanned="1" table:number-matrix-rows-spanned="1" table:style-name="ce17">
            <text:p>0</text:p>
          </table:table-cell>
          <table:table-cell office:value-type="float" office:value="4" table:formula="of:=SUMPRODUCT(--([.I5:.I8]&gt;[.J5:.J8]))" table:number-matrix-columns-spanned="1" table:number-matrix-rows-spanned="1" table:style-name="ce17">
            <text:p>4</text:p>
          </table:table-cell>
          <table:table-cell office:value-type="float" office:value="0" table:formula="of:=SUMPRODUCT(--([.J5:.J8]&gt;[.I5:.I8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L5:.L8]&gt;[.M5:.M8]))" table:number-matrix-columns-spanned="1" table:number-matrix-rows-spanned="1" table:style-name="ce17">
            <text:p>4</text:p>
          </table:table-cell>
          <table:table-cell office:value-type="float" office:value="0" table:formula="of:=SUMPRODUCT(--([.M5:.M8]&gt;[.L5:.L8]))" table:number-matrix-columns-spanned="1" table:number-matrix-rows-spanned="1" table:style-name="ce17">
            <text:p>0</text:p>
          </table:table-cell>
          <table:table-cell office:value-type="float" office:value="4" table:formula="of:=SUMPRODUCT(--([.N5:.N8]&gt;[.O5:.O8]))" table:number-matrix-columns-spanned="1" table:number-matrix-rows-spanned="1" table:style-name="ce17">
            <text:p>4</text:p>
          </table:table-cell>
          <table:table-cell office:value-type="float" office:value="0" table:formula="of:=SUMPRODUCT(--([.O5:.O8]&gt;[.N5:.N8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634999999999991" table:formula="of:=AVERAGE([.B5:.B8])" table:style-name="ce16">
            <text:p>86.64</text:p>
          </table:table-cell>
          <table:table-cell office:value-type="float" office:value="85.894999999999996" table:formula="of:=AVERAGE([.C5:.C8])" table:style-name="ce16">
            <text:p>85.90</text:p>
          </table:table-cell>
          <table:table-cell office:value-type="float" office:value="85.875" table:formula="of:=AVERAGE([.D5:.D8])" table:style-name="ce16">
            <text:p>85.88</text:p>
          </table:table-cell>
          <table:table-cell office:value-type="float" office:value="85.287499999999994" table:formula="of:=AVERAGE([.E5:.E8])" table:style-name="ce16">
            <text:p>85.29</text:p>
          </table:table-cell>
          <table:table-cell table:style-name="ce1"/>
          <table:table-cell office:value-type="float" office:value="83.86" table:formula="of:=AVERAGE([.G5:.G8])" table:style-name="ce16">
            <text:p>83.86</text:p>
          </table:table-cell>
          <table:table-cell office:value-type="float" office:value="82.147499999999994" table:formula="of:=AVERAGE([.H5:.H8])" table:style-name="ce16">
            <text:p>82.15</text:p>
          </table:table-cell>
          <table:table-cell office:value-type="float" office:value="82.919999999999987" table:formula="of:=AVERAGE([.I5:.I8])" table:style-name="ce16">
            <text:p>82.92</text:p>
          </table:table-cell>
          <table:table-cell office:value-type="float" office:value="81.465000000000003" table:formula="of:=AVERAGE([.J5:.J8])" table:style-name="ce16">
            <text:p>81.47</text:p>
          </table:table-cell>
          <table:table-cell table:style-name="ce1"/>
          <table:table-cell office:value-type="float" office:value="83.027500000000003" table:formula="of:=AVERAGE([.L5:.L8])" table:style-name="ce16">
            <text:p>83.03</text:p>
          </table:table-cell>
          <table:table-cell office:value-type="float" office:value="77.902500000000003" table:formula="of:=AVERAGE([.M5:.M8])" table:style-name="ce16">
            <text:p>77.90</text:p>
          </table:table-cell>
          <table:table-cell office:value-type="float" office:value="81.947500000000005" table:formula="of:=AVERAGE([.N5:.N8])" table:style-name="ce16">
            <text:p>81.95</text:p>
          </table:table-cell>
          <table:table-cell office:value-type="float" office:value="76.942499999999995" table:formula="of:=AVERAGE([.O5:.O8])" table:style-name="ce16">
            <text:p>76.9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999999999999488" table:formula="of:=AVERAGE([.B5:.B8])-AVERAGE([.C5:.C8])" table:style-name="ce16">
            <text:p>0.74</text:p>
          </table:table-cell>
          <table:table-cell office:value-type="float" office:value="-0.73999999999999488" table:formula="of:=AVERAGE([.C5:.C8])-AVERAGE([.B5:.B8])" table:style-name="ce16">
            <text:p>-0.74</text:p>
          </table:table-cell>
          <table:table-cell office:value-type="float" office:value="0.58750000000000568" table:formula="of:=AVERAGE([.D5:.D8])-AVERAGE([.E5:.E8])" table:style-name="ce16">
            <text:p>0.59</text:p>
          </table:table-cell>
          <table:table-cell office:value-type="float" office:value="-0.58750000000000568" table:formula="of:=AVERAGE([.E5:.E8])-AVERAGE([.D5:.D8])" table:style-name="ce16">
            <text:p>-0.59</text:p>
          </table:table-cell>
          <table:table-cell table:style-name="ce7"/>
          <table:table-cell office:value-type="float" office:value="1.7125000000000057" table:formula="of:=AVERAGE([.G5:.G8])-AVERAGE([.H5:.H8])" table:style-name="ce16">
            <text:p>1.71</text:p>
          </table:table-cell>
          <table:table-cell office:value-type="float" office:value="-1.7125000000000057" table:formula="of:=AVERAGE([.H5:.H8])-AVERAGE([.G5:.G8])" table:style-name="ce16">
            <text:p>-1.71</text:p>
          </table:table-cell>
          <table:table-cell office:value-type="float" office:value="1.4549999999999841" table:formula="of:=AVERAGE([.I5:.I8])-AVERAGE([.J5:.J8])" table:style-name="ce16">
            <text:p>1.45</text:p>
          </table:table-cell>
          <table:table-cell office:value-type="float" office:value="-1.4549999999999841" table:formula="of:=AVERAGE([.J5:.J8])-AVERAGE([.I5:.I8])" table:style-name="ce16">
            <text:p>-1.45</text:p>
          </table:table-cell>
          <table:table-cell table:style-name="ce7"/>
          <table:table-cell office:value-type="float" office:value="5.125" table:formula="of:=AVERAGE([.L5:.L8])-AVERAGE([.M5:.M8])" table:style-name="ce16">
            <text:p>5.13</text:p>
          </table:table-cell>
          <table:table-cell office:value-type="float" office:value="-5.125" table:formula="of:=AVERAGE([.M5:.M8])-AVERAGE([.L5:.L8])" table:style-name="ce16">
            <text:p>-5.13</text:p>
          </table:table-cell>
          <table:table-cell office:value-type="float" office:value="5.0050000000000097" table:formula="of:=AVERAGE([.N5:.N8])-AVERAGE([.O5:.O8])" table:style-name="ce16">
            <text:p>5.01</text:p>
          </table:table-cell>
          <table:table-cell office:value-type="float" office:value="-5.0050000000000097" table:formula="of:=AVERAGE([.O5:.O8])-AVERAGE([.N5:.N8])" table:style-name="ce16">
            <text:p>-5.0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1524999999999892" table:formula="of:=[.B14]-[.D14]" table:style-name="ce16">
            <text:p>0.15</text:p>
          </table:table-cell>
          <table:table-cell office:value-type="float" office:value="-0.1524999999999892" table:formula="of:=[.C14]-[.E14]" table:style-name="ce16">
            <text:p>-0.15</text:p>
          </table:table-cell>
          <table:table-cell office:value-type="float" office:value="-0.1524999999999892" table:formula="of:=[.D14]-[.B14]" table:style-name="ce16">
            <text:p>-0.15</text:p>
          </table:table-cell>
          <table:table-cell office:value-type="float" office:value="0.1524999999999892" table:formula="of:=[.E14]-[.C14]" table:style-name="ce16">
            <text:p>0.15</text:p>
          </table:table-cell>
          <table:table-cell table:style-name="ce1"/>
          <table:table-cell office:value-type="float" office:value="0.2575000000000216" table:formula="of:=[.G14]-[.I14]" table:style-name="ce16">
            <text:p>0.26</text:p>
          </table:table-cell>
          <table:table-cell office:value-type="float" office:value="-0.2575000000000216" table:formula="of:=[.H14]-[.J14]" table:style-name="ce16">
            <text:p>-0.26</text:p>
          </table:table-cell>
          <table:table-cell office:value-type="float" office:value="-0.2575000000000216" table:formula="of:=[.I14]-[.G14]" table:style-name="ce16">
            <text:p>-0.26</text:p>
          </table:table-cell>
          <table:table-cell office:value-type="float" office:value="0.2575000000000216" table:formula="of:=[.J14]-[.H14]" table:style-name="ce16">
            <text:p>0.26</text:p>
          </table:table-cell>
          <table:table-cell table:style-name="ce1"/>
          <table:table-cell office:value-type="float" office:value="0.11999999999999034" table:formula="of:=[.L14]-[.N14]" table:style-name="ce16">
            <text:p>0.12</text:p>
          </table:table-cell>
          <table:table-cell office:value-type="float" office:value="-0.11999999999999034" table:formula="of:=[.M14]-[.O14]" table:style-name="ce16">
            <text:p>-0.12</text:p>
          </table:table-cell>
          <table:table-cell office:value-type="float" office:value="-0.11999999999999034" table:formula="of:=[.N14]-[.L14]" table:style-name="ce16">
            <text:p>-0.12</text:p>
          </table:table-cell>
          <table:table-cell office:value-type="float" office:value="0.11999999999999034" table:formula="of:=[.O14]-[.M14]" table:style-name="ce16">
            <text:p>0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5.2466884688071293E-2" table:formula="of:=TTEST([.B5:.B8];[.C5:.C8];2;1)" table:number-columns-spanned="2" table:number-rows-spanned="1" table:style-name="ce26">
            <text:p>0.05</text:p>
          </table:table-cell>
          <table:covered-table-cell/>
          <table:table-cell office:value-type="float" office:value="0.10225361702062782" table:formula="of:=TTEST([.D5:.D8];[.E5:.E8];2;1)" table:number-columns-spanned="2" table:number-rows-spanned="1" table:style-name="ce26">
            <text:p>0.10</text:p>
          </table:table-cell>
          <table:covered-table-cell/>
          <table:table-cell table:style-name="ce1"/>
          <table:table-cell office:value-type="float" office:value="1.8215120741972382E-3" table:formula="of:=TTEST([.G5:.G8];[.H5:.H8];2;1)" table:number-columns-spanned="2" table:number-rows-spanned="1" table:style-name="ce26">
            <text:p>0.00</text:p>
          </table:table-cell>
          <table:covered-table-cell/>
          <table:table-cell office:value-type="float" office:value="7.1721148250985601E-3" table:formula="of:=TTEST([.I5:.I8];[.J5:.J8];2;1)" table:number-columns-spanned="2" table:number-rows-spanned="1" table:style-name="ce26">
            <text:p>0.01</text:p>
          </table:table-cell>
          <table:covered-table-cell/>
          <table:table-cell table:style-name="ce1"/>
          <table:table-cell office:value-type="float" office:value="1.3694849180024905E-3" table:formula="of:=TTEST([.L5:.L8];[.M5:.M8];2;1)" table:number-columns-spanned="2" table:number-rows-spanned="1" table:style-name="ce26">
            <text:p>0.00</text:p>
          </table:table-cell>
          <table:covered-table-cell/>
          <table:table-cell office:value-type="float" office:value="4.7578382688480995E-3" table:formula="of:=TTEST([.N5:.N8];[.O5:.O8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Hindi+" table:style-name="ta2">
        <table:table-column table:style-name="co18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29166666666666191" table:formula="of:=AVERAGE([.B5:.B10]-[.C5:.C10])" table:number-matrix-columns-spanned="1" table:number-matrix-rows-spanned="1" table:style-name="ce16">
            <text:p>0.29</text:p>
          </table:table-cell>
          <table:table-cell office:value-type="float" office:value="-0.29166666666666191" table:formula="of:=AVERAGE([.C5:.C10]-[.B5:.B10])" table:number-matrix-columns-spanned="1" table:number-matrix-rows-spanned="1" table:style-name="ce16">
            <text:p>-0.29</text:p>
          </table:table-cell>
          <table:table-cell office:value-type="float" office:value="-3.9016666666666673" table:formula="of:=AVERAGE([.D5:.D10]-[.E5:.E10])" table:number-matrix-columns-spanned="1" table:number-matrix-rows-spanned="1" table:style-name="ce16">
            <text:p>-3.90</text:p>
          </table:table-cell>
          <table:table-cell office:value-type="float" office:value="3.9016666666666673" table:formula="of:=AVERAGE([.E5:.E10]-[.D5:.D10])" table:number-matrix-columns-spanned="1" table:number-matrix-rows-spanned="1" table:style-name="ce16">
            <text:p>3.90</text:p>
          </table:table-cell>
          <table:table-cell table:style-name="ce7"/>
          <table:table-cell office:value-type="float" office:value="1.8483333333333327" table:formula="of:=AVERAGE([.G5:.G10]-[.H5:.H10])" table:number-matrix-columns-spanned="1" table:number-matrix-rows-spanned="1" table:style-name="ce16">
            <text:p>1.85</text:p>
          </table:table-cell>
          <table:table-cell office:value-type="float" office:value="-1.8483333333333327" table:formula="of:=AVERAGE([.H5:.H10]-[.G5:.G10])" table:number-matrix-columns-spanned="1" table:number-matrix-rows-spanned="1" table:style-name="ce16">
            <text:p>-1.85</text:p>
          </table:table-cell>
          <table:table-cell office:value-type="float" office:value="-1.3150000000000002" table:formula="of:=AVERAGE([.I5:.I10]-[.J5:.J10])" table:number-matrix-columns-spanned="1" table:number-matrix-rows-spanned="1" table:style-name="ce16">
            <text:p>-1.32</text:p>
          </table:table-cell>
          <table:table-cell office:value-type="float" office:value="1.3150000000000002" table:formula="of:=AVERAGE([.J5:.J10]-[.I5:.I10])" table:number-matrix-columns-spanned="1" table:number-matrix-rows-spanned="1" table:style-name="ce16">
            <text:p>1.32</text:p>
          </table:table-cell>
          <table:table-cell table:style-name="ce7"/>
          <table:table-cell office:value-type="float" office:value="4.8216666666666663" table:formula="of:=AVERAGE([.L5:.L10]-[.M5:.M10])" table:number-matrix-columns-spanned="1" table:number-matrix-rows-spanned="1" table:style-name="ce16">
            <text:p>4.82</text:p>
          </table:table-cell>
          <table:table-cell office:value-type="float" office:value="-4.8216666666666663" table:formula="of:=AVERAGE([.M5:.M10]-[.L5:.L10])" table:number-matrix-columns-spanned="1" table:number-matrix-rows-spanned="1" table:style-name="ce16">
            <text:p>-4.82</text:p>
          </table:table-cell>
          <table:table-cell office:value-type="float" office:value="1.2049999999999983" table:formula="of:=AVERAGE([.N5:.N10]-[.O5:.O10])" table:number-matrix-columns-spanned="1" table:number-matrix-rows-spanned="1" table:style-name="ce16">
            <text:p>1.21</text:p>
          </table:table-cell>
          <table:table-cell office:value-type="float" office:value="-1.2049999999999983" table:formula="of:=AVERAGE([.O5:.O10]-[.N5:.N10])" table:number-matrix-columns-spanned="1" table:number-matrix-rows-spanned="1" table:style-name="ce16">
            <text:p>-1.2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4.1933333333333289" table:formula="of:=[.B12]-[.D12]" table:style-name="ce16">
            <text:p>4.19</text:p>
          </table:table-cell>
          <table:table-cell office:value-type="float" office:value="-4.1933333333333289" table:formula="of:=[.C12]-[.E12]" table:style-name="ce16">
            <text:p>-4.19</text:p>
          </table:table-cell>
          <table:table-cell office:value-type="float" office:value="-4.1933333333333289" table:formula="of:=[.D12]-[.B12]" table:style-name="ce16">
            <text:p>-4.19</text:p>
          </table:table-cell>
          <table:table-cell office:value-type="float" office:value="4.1933333333333289" table:formula="of:=[.E12]-[.C12]" table:style-name="ce16">
            <text:p>4.19</text:p>
          </table:table-cell>
          <table:table-cell table:style-name="ce1"/>
          <table:table-cell office:value-type="float" office:value="3.1633333333333331" table:formula="of:=[.G12]-[.I12]" table:style-name="ce16">
            <text:p>3.16</text:p>
          </table:table-cell>
          <table:table-cell office:value-type="float" office:value="-3.1633333333333331" table:formula="of:=[.H12]-[.J12]" table:style-name="ce16">
            <text:p>-3.16</text:p>
          </table:table-cell>
          <table:table-cell office:value-type="float" office:value="-3.1633333333333331" table:formula="of:=[.I12]-[.G12]" table:style-name="ce16">
            <text:p>-3.16</text:p>
          </table:table-cell>
          <table:table-cell office:value-type="float" office:value="3.1633333333333331" table:formula="of:=[.J12]-[.H12]" table:style-name="ce16">
            <text:p>3.16</text:p>
          </table:table-cell>
          <table:table-cell table:style-name="ce1"/>
          <table:table-cell office:value-type="float" office:value="3.616666666666668" table:formula="of:=[.L12]-[.N12]" table:style-name="ce16">
            <text:p>3.62</text:p>
          </table:table-cell>
          <table:table-cell office:value-type="float" office:value="-3.616666666666668" table:formula="of:=[.M12]-[.O12]" table:style-name="ce16">
            <text:p>-3.62</text:p>
          </table:table-cell>
          <table:table-cell office:value-type="float" office:value="-3.616666666666668" table:formula="of:=[.N12]-[.L12]" table:style-name="ce16">
            <text:p>-3.62</text:p>
          </table:table-cell>
          <table:table-cell office:value-type="float" office:value="3.616666666666668" table:formula="of:=[.O12]-[.M12]" table:style-name="ce16">
            <text:p>3.62</text:p>
          </table:table-cell>
          <table:table-cell table:number-columns-repeated="16369"/>
        </table:table-row>
        <table:table-row table:number-rows-repeated="6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number-rows-repeated="1048556" table:style-name="ro4">
          <table:table-cell table:number-columns-repeated="16384"/>
        </table:table-row>
      </table:table>
      <table:table table:name="Romance_Languages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7" table:formula="of:=SUMPRODUCT(--([.B5:.B29]&gt;[.C5:.C29]))" table:number-matrix-columns-spanned="1" table:number-matrix-rows-spanned="1" table:style-name="ce17">
            <text:p>17</text:p>
          </table:table-cell>
          <table:table-cell office:value-type="float" office:value="8" table:formula="of:=SUMPRODUCT(--([.C5:.C29]&gt;[.B5:.B29]))" table:number-matrix-columns-spanned="1" table:number-matrix-rows-spanned="1" table:style-name="ce17">
            <text:p>8</text:p>
          </table:table-cell>
          <table:table-cell office:value-type="float" office:value="15" table:formula="of:=SUMPRODUCT(--([.D5:.D29]&gt;[.E5:.E29]))" table:number-matrix-columns-spanned="1" table:number-matrix-rows-spanned="1" table:style-name="ce17">
            <text:p>15</text:p>
          </table:table-cell>
          <table:table-cell office:value-type="float" office:value="10" table:formula="of:=SUMPRODUCT(--([.E5:.E29]&gt;[.D5:.D29]))" table:number-matrix-columns-spanned="1" table:number-matrix-rows-spanned="1" table:style-name="ce17">
            <text:p>10</text:p>
          </table:table-cell>
          <table:table-cell table:style-name="ce1"/>
          <table:table-cell office:value-type="float" office:value="23" table:formula="of:=SUMPRODUCT(--([.G5:.G29]&gt;[.H5:.H29]))" table:number-matrix-columns-spanned="1" table:number-matrix-rows-spanned="1" table:style-name="ce17">
            <text:p>23</text:p>
          </table:table-cell>
          <table:table-cell office:value-type="float" office:value="2" table:formula="of:=SUMPRODUCT(--([.H5:.H29]&gt;[.G5:.G29]))" table:number-matrix-columns-spanned="1" table:number-matrix-rows-spanned="1" table:style-name="ce17">
            <text:p>2</text:p>
          </table:table-cell>
          <table:table-cell office:value-type="float" office:value="19" table:formula="of:=SUMPRODUCT(--([.I5:.I29]&gt;[.J5:.J29]))" table:number-matrix-columns-spanned="1" table:number-matrix-rows-spanned="1" table:style-name="ce17">
            <text:p>19</text:p>
          </table:table-cell>
          <table:table-cell office:value-type="float" office:value="6" table:formula="of:=SUMPRODUCT(--([.J5:.J29]&gt;[.I5:.I29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25" table:formula="of:=SUMPRODUCT(--([.L5:.L29]&gt;[.M5:.M29]))" table:number-matrix-columns-spanned="1" table:number-matrix-rows-spanned="1" table:style-name="ce17">
            <text:p>25</text:p>
          </table:table-cell>
          <table:table-cell office:value-type="float" office:value="0" table:formula="of:=SUMPRODUCT(--([.M5:.M29]&gt;[.L5:.L29]))" table:number-matrix-columns-spanned="1" table:number-matrix-rows-spanned="1" table:style-name="ce17">
            <text:p>0</text:p>
          </table:table-cell>
          <table:table-cell office:value-type="float" office:value="24" table:formula="of:=SUMPRODUCT(--([.N5:.N29]&gt;[.O5:.O29]))" table:number-matrix-columns-spanned="1" table:number-matrix-rows-spanned="1" table:style-name="ce17">
            <text:p>24</text:p>
          </table:table-cell>
          <table:table-cell office:value-type="float" office:value="1" table:formula="of:=SUMPRODUCT(--([.O5:.O29]&gt;[.N5:.N29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221999999999994" table:formula="of:=AVERAGE([.B5:.B29])" table:style-name="ce16">
            <text:p>86.22</text:p>
          </table:table-cell>
          <table:table-cell office:value-type="float" office:value="85.580800000000011" table:formula="of:=AVERAGE([.C5:.C29])" table:style-name="ce16">
            <text:p>85.58</text:p>
          </table:table-cell>
          <table:table-cell office:value-type="float" office:value="84.271600000000021" table:formula="of:=AVERAGE([.D5:.D29])" table:style-name="ce16">
            <text:p>84.27</text:p>
          </table:table-cell>
          <table:table-cell office:value-type="float" office:value="83.878799999999998" table:formula="of:=AVERAGE([.E5:.E29])" table:style-name="ce16">
            <text:p>83.88</text:p>
          </table:table-cell>
          <table:table-cell table:style-name="ce1"/>
          <table:table-cell office:value-type="float" office:value="82.470400000000012" table:formula="of:=AVERAGE([.G5:.G29])" table:style-name="ce16">
            <text:p>82.47</text:p>
          </table:table-cell>
          <table:table-cell office:value-type="float" office:value="81.143599999999992" table:formula="of:=AVERAGE([.H5:.H29])" table:style-name="ce16">
            <text:p>81.14</text:p>
          </table:table-cell>
          <table:table-cell office:value-type="float" office:value="80.337199999999996" table:formula="of:=AVERAGE([.I5:.I29])" table:style-name="ce16">
            <text:p>80.34</text:p>
          </table:table-cell>
          <table:table-cell office:value-type="float" office:value="79.378799999999984" table:formula="of:=AVERAGE([.J5:.J29])" table:style-name="ce16">
            <text:p>79.38</text:p>
          </table:table-cell>
          <table:table-cell table:style-name="ce1"/>
          <table:table-cell office:value-type="float" office:value="81.046800000000019" table:formula="of:=AVERAGE([.L5:.L29])" table:style-name="ce16">
            <text:p>81.05</text:p>
          </table:table-cell>
          <table:table-cell office:value-type="float" office:value="76.281200000000013" table:formula="of:=AVERAGE([.M5:.M29])" table:style-name="ce16">
            <text:p>76.28</text:p>
          </table:table-cell>
          <table:table-cell office:value-type="float" office:value="78.705600000000004" table:formula="of:=AVERAGE([.N5:.N29])" table:style-name="ce16">
            <text:p>78.71</text:p>
          </table:table-cell>
          <table:table-cell office:value-type="float" office:value="74.149200000000008" table:formula="of:=AVERAGE([.O5:.O29])" table:style-name="ce16">
            <text:p>74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64119999999998356" table:formula="of:=AVERAGE([.B5:.B29])-AVERAGE([.C5:.C29])" table:style-name="ce16">
            <text:p>0.64</text:p>
          </table:table-cell>
          <table:table-cell office:value-type="float" office:value="-0.64119999999998356" table:formula="of:=AVERAGE([.C5:.C29])-AVERAGE([.B5:.B29])" table:style-name="ce16">
            <text:p>-0.64</text:p>
          </table:table-cell>
          <table:table-cell office:value-type="float" office:value="0.39280000000002246" table:formula="of:=AVERAGE([.D5:.D29])-AVERAGE([.E5:.E29])" table:style-name="ce16">
            <text:p>0.39</text:p>
          </table:table-cell>
          <table:table-cell office:value-type="float" office:value="-0.39280000000002246" table:formula="of:=AVERAGE([.E5:.E29])-AVERAGE([.D5:.D29])" table:style-name="ce16">
            <text:p>-0.39</text:p>
          </table:table-cell>
          <table:table-cell table:style-name="ce7"/>
          <table:table-cell office:value-type="float" office:value="1.32680000000002" table:formula="of:=AVERAGE([.G5:.G29])-AVERAGE([.H5:.H29])" table:style-name="ce16">
            <text:p>1.33</text:p>
          </table:table-cell>
          <table:table-cell office:value-type="float" office:value="-1.32680000000002" table:formula="of:=AVERAGE([.H5:.H29])-AVERAGE([.G5:.G29])" table:style-name="ce16">
            <text:p>-1.33</text:p>
          </table:table-cell>
          <table:table-cell office:value-type="float" office:value="0.95840000000001169" table:formula="of:=AVERAGE([.I5:.I29])-AVERAGE([.J5:.J29])" table:style-name="ce16">
            <text:p>0.96</text:p>
          </table:table-cell>
          <table:table-cell office:value-type="float" office:value="-0.95840000000001169" table:formula="of:=AVERAGE([.J5:.J29])-AVERAGE([.I5:.I29])" table:style-name="ce16">
            <text:p>-0.96</text:p>
          </table:table-cell>
          <table:table-cell table:style-name="ce7"/>
          <table:table-cell office:value-type="float" office:value="4.7656000000000063" table:formula="of:=AVERAGE([.L5:.L29])-AVERAGE([.M5:.M29])" table:style-name="ce16">
            <text:p>4.77</text:p>
          </table:table-cell>
          <table:table-cell office:value-type="float" office:value="-4.7656000000000063" table:formula="of:=AVERAGE([.M5:.M29])-AVERAGE([.L5:.L29])" table:style-name="ce16">
            <text:p>-4.77</text:p>
          </table:table-cell>
          <table:table-cell office:value-type="float" office:value="4.5563999999999965" table:formula="of:=AVERAGE([.N5:.N29])-AVERAGE([.O5:.O29])" table:style-name="ce16">
            <text:p>4.56</text:p>
          </table:table-cell>
          <table:table-cell office:value-type="float" office:value="-4.5563999999999965" table:formula="of:=AVERAGE([.O5:.O29])-AVERAGE([.N5:.N29])" table:style-name="ce16">
            <text:p>-4.56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2483999999999611" table:formula="of:=[.B35]-[.D35]" table:style-name="ce16">
            <text:p>0.25</text:p>
          </table:table-cell>
          <table:table-cell office:value-type="float" office:value="-0.2483999999999611" table:formula="of:=[.C35]-[.E35]" table:style-name="ce16">
            <text:p>-0.25</text:p>
          </table:table-cell>
          <table:table-cell office:value-type="float" office:value="-0.2483999999999611" table:formula="of:=[.D35]-[.B35]" table:style-name="ce16">
            <text:p>-0.25</text:p>
          </table:table-cell>
          <table:table-cell office:value-type="float" office:value="0.2483999999999611" table:formula="of:=[.E35]-[.C35]" table:style-name="ce16">
            <text:p>0.25</text:p>
          </table:table-cell>
          <table:table-cell table:style-name="ce1"/>
          <table:table-cell office:value-type="float" office:value="0.36840000000000828" table:formula="of:=[.G35]-[.I35]" table:style-name="ce16">
            <text:p>0.37</text:p>
          </table:table-cell>
          <table:table-cell office:value-type="float" office:value="-0.36840000000000828" table:formula="of:=[.H35]-[.J35]" table:style-name="ce16">
            <text:p>-0.37</text:p>
          </table:table-cell>
          <table:table-cell office:value-type="float" office:value="-0.36840000000000828" table:formula="of:=[.I35]-[.G35]" table:style-name="ce16">
            <text:p>-0.37</text:p>
          </table:table-cell>
          <table:table-cell office:value-type="float" office:value="0.36840000000000828" table:formula="of:=[.J35]-[.H35]" table:style-name="ce16">
            <text:p>0.37</text:p>
          </table:table-cell>
          <table:table-cell table:style-name="ce1"/>
          <table:table-cell office:value-type="float" office:value="0.20920000000000982" table:formula="of:=[.L35]-[.N35]" table:style-name="ce16">
            <text:p>0.21</text:p>
          </table:table-cell>
          <table:table-cell office:value-type="float" office:value="-0.20920000000000982" table:formula="of:=[.M35]-[.O35]" table:style-name="ce16">
            <text:p>-0.21</text:p>
          </table:table-cell>
          <table:table-cell office:value-type="float" office:value="-0.20920000000000982" table:formula="of:=[.N35]-[.L35]" table:style-name="ce16">
            <text:p>-0.21</text:p>
          </table:table-cell>
          <table:table-cell office:value-type="float" office:value="0.20920000000000982" table:formula="of:=[.O35]-[.M35]" table:style-name="ce16">
            <text:p>0.2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9.0300754172880707E-3" table:formula="of:=TTEST([.B5:.B29];[.C5:.C29];2;1)" table:number-columns-spanned="2" table:number-rows-spanned="1" table:style-name="ce26">
            <text:p>0.01</text:p>
          </table:table-cell>
          <table:covered-table-cell/>
          <table:table-cell office:value-type="float" office:value="0.30583874093525931" table:formula="of:=TTEST([.D5:.D29];[.E5:.E29];2;1)" table:number-columns-spanned="2" table:number-rows-spanned="1" table:style-name="ce26">
            <text:p>0.31</text:p>
          </table:table-cell>
          <table:covered-table-cell/>
          <table:table-cell table:style-name="ce1"/>
          <table:table-cell office:value-type="float" office:value="5.0901988293670397E-5" table:formula="of:=TTEST([.G5:.G29];[.H5:.H29];2;1)" table:number-columns-spanned="2" table:number-rows-spanned="1" table:style-name="ce26">
            <text:p>0.00</text:p>
          </table:table-cell>
          <table:covered-table-cell/>
          <table:table-cell office:value-type="float" office:value="2.4370364937716375E-2" table:formula="of:=TTEST([.I5:.I29];[.J5:.J29];2;1)" table:number-columns-spanned="2" table:number-rows-spanned="1" table:style-name="ce26">
            <text:p>0.02</text:p>
          </table:table-cell>
          <table:covered-table-cell/>
          <table:table-cell table:style-name="ce1"/>
          <table:table-cell office:value-type="float" office:value="1.9934520187771015E-11" table:formula="of:=TTEST([.L5:.L29];[.M5:.M29];2;1)" table:number-columns-spanned="2" table:number-rows-spanned="1" table:style-name="ce26">
            <text:p>0.00</text:p>
          </table:table-cell>
          <table:covered-table-cell/>
          <table:table-cell office:value-type="float" office:value="2.8549468649655892E-9" table:formula="of:=TTEST([.N5:.N29];[.O5:.O29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number-rows-repeated="2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number-rows-repeated="1048533" table:style-name="ro4">
          <table:table-cell table:number-columns-repeated="16384"/>
        </table:table-row>
      </table:table>
      <table:table table:name="Germanic_languag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6" table:formula="of:=SUMPRODUCT(--([.B5:.B23]&gt;[.C5:.C23]))" table:number-matrix-columns-spanned="1" table:number-matrix-rows-spanned="1" table:style-name="ce17">
            <text:p>16</text:p>
          </table:table-cell>
          <table:table-cell office:value-type="float" office:value="3" table:formula="of:=SUMPRODUCT(--([.C5:.C23]&gt;[.B5:.B23]))" table:number-matrix-columns-spanned="1" table:number-matrix-rows-spanned="1" table:style-name="ce17">
            <text:p>3</text:p>
          </table:table-cell>
          <table:table-cell office:value-type="float" office:value="15" table:formula="of:=SUMPRODUCT(--([.D5:.D23]&gt;[.E5:.E23]))" table:number-matrix-columns-spanned="1" table:number-matrix-rows-spanned="1" table:style-name="ce17">
            <text:p>15</text:p>
          </table:table-cell>
          <table:table-cell office:value-type="float" office:value="4" table:formula="of:=SUMPRODUCT(--([.E5:.E23]&gt;[.D5:.D23]))" table:number-matrix-columns-spanned="1" table:number-matrix-rows-spanned="1" table:style-name="ce17">
            <text:p>4</text:p>
          </table:table-cell>
          <table:table-cell table:style-name="ce1"/>
          <table:table-cell office:value-type="float" office:value="19" table:formula="of:=SUMPRODUCT(--([.G5:.G23]&gt;[.H5:.H23]))" table:number-matrix-columns-spanned="1" table:number-matrix-rows-spanned="1" table:style-name="ce17">
            <text:p>19</text:p>
          </table:table-cell>
          <table:table-cell office:value-type="float" office:value="0" table:formula="of:=SUMPRODUCT(--([.H5:.H23]&gt;[.G5:.G23]))" table:number-matrix-columns-spanned="1" table:number-matrix-rows-spanned="1" table:style-name="ce17">
            <text:p>0</text:p>
          </table:table-cell>
          <table:table-cell office:value-type="float" office:value="17" table:formula="of:=SUMPRODUCT(--([.I5:.I23]&gt;[.J5:.J23]))" table:number-matrix-columns-spanned="1" table:number-matrix-rows-spanned="1" table:style-name="ce17">
            <text:p>17</text:p>
          </table:table-cell>
          <table:table-cell office:value-type="float" office:value="2" table:formula="of:=SUMPRODUCT(--([.J5:.J23]&gt;[.I5:.I23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19" table:formula="of:=SUMPRODUCT(--([.L5:.L23]&gt;[.M5:.M23]))" table:number-matrix-columns-spanned="1" table:number-matrix-rows-spanned="1" table:style-name="ce17">
            <text:p>19</text:p>
          </table:table-cell>
          <table:table-cell office:value-type="float" office:value="0" table:formula="of:=SUMPRODUCT(--([.M5:.M23]&gt;[.L5:.L23]))" table:number-matrix-columns-spanned="1" table:number-matrix-rows-spanned="1" table:style-name="ce17">
            <text:p>0</text:p>
          </table:table-cell>
          <table:table-cell office:value-type="float" office:value="19" table:formula="of:=SUMPRODUCT(--([.N5:.N23]&gt;[.O5:.O23]))" table:number-matrix-columns-spanned="1" table:number-matrix-rows-spanned="1" table:style-name="ce17">
            <text:p>19</text:p>
          </table:table-cell>
          <table:table-cell office:value-type="float" office:value="0" table:formula="of:=SUMPRODUCT(--([.O5:.O23]&gt;[.N5:.N23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4.204210526315791" table:formula="of:=AVERAGE([.B5:.B23])" table:style-name="ce16">
            <text:p>84.20</text:p>
          </table:table-cell>
          <table:table-cell office:value-type="float" office:value="82.675789473684191" table:formula="of:=AVERAGE([.C5:.C23])" table:style-name="ce16">
            <text:p>82.68</text:p>
          </table:table-cell>
          <table:table-cell office:value-type="float" office:value="82.639473684210515" table:formula="of:=AVERAGE([.D5:.D23])" table:style-name="ce16">
            <text:p>82.64</text:p>
          </table:table-cell>
          <table:table-cell office:value-type="float" office:value="81.31421052631579" table:formula="of:=AVERAGE([.E5:.E23])" table:style-name="ce16">
            <text:p>81.31</text:p>
          </table:table-cell>
          <table:table-cell table:style-name="ce1"/>
          <table:table-cell office:value-type="float" office:value="79.81052631578946" table:formula="of:=AVERAGE([.G5:.G23])" table:style-name="ce16">
            <text:p>79.81</text:p>
          </table:table-cell>
          <table:table-cell office:value-type="float" office:value="77.986315789473679" table:formula="of:=AVERAGE([.H5:.H23])" table:style-name="ce16">
            <text:p>77.99</text:p>
          </table:table-cell>
          <table:table-cell office:value-type="float" office:value="77.871052631578948" table:formula="of:=AVERAGE([.I5:.I23])" table:style-name="ce16">
            <text:p>77.87</text:p>
          </table:table-cell>
          <table:table-cell office:value-type="float" office:value="76.380526315789481" table:formula="of:=AVERAGE([.J5:.J23])" table:style-name="ce16">
            <text:p>76.38</text:p>
          </table:table-cell>
          <table:table-cell table:style-name="ce1"/>
          <table:table-cell office:value-type="float" office:value="78.70052631578946" table:formula="of:=AVERAGE([.L5:.L23])" table:style-name="ce16">
            <text:p>78.70</text:p>
          </table:table-cell>
          <table:table-cell office:value-type="float" office:value="73.903684210526336" table:formula="of:=AVERAGE([.M5:.M23])" table:style-name="ce16">
            <text:p>73.90</text:p>
          </table:table-cell>
          <table:table-cell office:value-type="float" office:value="76.549473684210525" table:formula="of:=AVERAGE([.N5:.N23])" table:style-name="ce16">
            <text:p>76.55</text:p>
          </table:table-cell>
          <table:table-cell office:value-type="float" office:value="72.130526315789481" table:formula="of:=AVERAGE([.O5:.O23])" table:style-name="ce16">
            <text:p>72.13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5284210526316002" table:formula="of:=AVERAGE([.B5:.B23])-AVERAGE([.C5:.C23])" table:style-name="ce16">
            <text:p>1.53</text:p>
          </table:table-cell>
          <table:table-cell office:value-type="float" office:value="-1.5284210526316002" table:formula="of:=AVERAGE([.C5:.C23])-AVERAGE([.B5:.B23])" table:style-name="ce16">
            <text:p>-1.53</text:p>
          </table:table-cell>
          <table:table-cell office:value-type="float" office:value="1.3252631578947245" table:formula="of:=AVERAGE([.D5:.D23])-AVERAGE([.E5:.E23])" table:style-name="ce16">
            <text:p>1.33</text:p>
          </table:table-cell>
          <table:table-cell office:value-type="float" office:value="-1.3252631578947245" table:formula="of:=AVERAGE([.E5:.E23])-AVERAGE([.D5:.D23])" table:style-name="ce16">
            <text:p>-1.33</text:p>
          </table:table-cell>
          <table:table-cell table:style-name="ce7"/>
          <table:table-cell office:value-type="float" office:value="1.8242105263157811" table:formula="of:=AVERAGE([.G5:.G23])-AVERAGE([.H5:.H23])" table:style-name="ce16">
            <text:p>1.82</text:p>
          </table:table-cell>
          <table:table-cell office:value-type="float" office:value="-1.8242105263157811" table:formula="of:=AVERAGE([.H5:.H23])-AVERAGE([.G5:.G23])" table:style-name="ce16">
            <text:p>-1.82</text:p>
          </table:table-cell>
          <table:table-cell office:value-type="float" office:value="1.4905263157894666" table:formula="of:=AVERAGE([.I5:.I23])-AVERAGE([.J5:.J23])" table:style-name="ce16">
            <text:p>1.49</text:p>
          </table:table-cell>
          <table:table-cell office:value-type="float" office:value="-1.4905263157894666" table:formula="of:=AVERAGE([.J5:.J23])-AVERAGE([.I5:.I23])" table:style-name="ce16">
            <text:p>-1.49</text:p>
          </table:table-cell>
          <table:table-cell table:style-name="ce7"/>
          <table:table-cell office:value-type="float" office:value="4.7968421052631243" table:formula="of:=AVERAGE([.L5:.L23])-AVERAGE([.M5:.M23])" table:style-name="ce16">
            <text:p>4.80</text:p>
          </table:table-cell>
          <table:table-cell office:value-type="float" office:value="-4.7968421052631243" table:formula="of:=AVERAGE([.M5:.M23])-AVERAGE([.L5:.L23])" table:style-name="ce16">
            <text:p>-4.80</text:p>
          </table:table-cell>
          <table:table-cell office:value-type="float" office:value="4.4189473684210441" table:formula="of:=AVERAGE([.N5:.N23])-AVERAGE([.O5:.O23])" table:style-name="ce16">
            <text:p>4.42</text:p>
          </table:table-cell>
          <table:table-cell office:value-type="float" office:value="-4.4189473684210441" table:formula="of:=AVERAGE([.O5:.O23])-AVERAGE([.N5:.N23])" table:style-name="ce16">
            <text:p>-4.4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20315789473687573" table:formula="of:=[.B29]-[.D29]" table:style-name="ce16">
            <text:p>0.20</text:p>
          </table:table-cell>
          <table:table-cell office:value-type="float" office:value="-0.20315789473687573" table:formula="of:=[.C29]-[.E29]" table:style-name="ce16">
            <text:p>-0.20</text:p>
          </table:table-cell>
          <table:table-cell office:value-type="float" office:value="-0.20315789473687573" table:formula="of:=[.D29]-[.B29]" table:style-name="ce16">
            <text:p>-0.20</text:p>
          </table:table-cell>
          <table:table-cell office:value-type="float" office:value="0.20315789473687573" table:formula="of:=[.E29]-[.C29]" table:style-name="ce16">
            <text:p>0.20</text:p>
          </table:table-cell>
          <table:table-cell table:style-name="ce1"/>
          <table:table-cell office:value-type="float" office:value="0.33368421052631447" table:formula="of:=[.G29]-[.I29]" table:style-name="ce16">
            <text:p>0.33</text:p>
          </table:table-cell>
          <table:table-cell office:value-type="float" office:value="-0.33368421052631447" table:formula="of:=[.H29]-[.J29]" table:style-name="ce16">
            <text:p>-0.33</text:p>
          </table:table-cell>
          <table:table-cell office:value-type="float" office:value="-0.33368421052631447" table:formula="of:=[.I29]-[.G29]" table:style-name="ce16">
            <text:p>-0.33</text:p>
          </table:table-cell>
          <table:table-cell office:value-type="float" office:value="0.33368421052631447" table:formula="of:=[.J29]-[.H29]" table:style-name="ce16">
            <text:p>0.33</text:p>
          </table:table-cell>
          <table:table-cell table:style-name="ce1"/>
          <table:table-cell office:value-type="float" office:value="0.37789473684208019" table:formula="of:=[.L29]-[.N29]" table:style-name="ce16">
            <text:p>0.38</text:p>
          </table:table-cell>
          <table:table-cell office:value-type="float" office:value="-0.37789473684208019" table:formula="of:=[.M29]-[.O29]" table:style-name="ce16">
            <text:p>-0.38</text:p>
          </table:table-cell>
          <table:table-cell office:value-type="float" office:value="-0.37789473684208019" table:formula="of:=[.N29]-[.L29]" table:style-name="ce16">
            <text:p>-0.38</text:p>
          </table:table-cell>
          <table:table-cell office:value-type="float" office:value="0.37789473684208019" table:formula="of:=[.O29]-[.M29]" table:style-name="ce16">
            <text:p>0.3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223880444920886E-2" table:formula="of:=TTEST([.B5:.B23];[.C5:.C23];2;1)" table:number-columns-spanned="2" table:number-rows-spanned="1" table:style-name="ce26">
            <text:p>0.03</text:p>
          </table:table-cell>
          <table:covered-table-cell/>
          <table:table-cell office:value-type="float" office:value="6.1760660311970202E-2" table:formula="of:=TTEST([.D5:.D23];[.E5:.E23];2;1)" table:number-columns-spanned="2" table:number-rows-spanned="1" table:style-name="ce26">
            <text:p>0.06</text:p>
          </table:table-cell>
          <table:covered-table-cell/>
          <table:table-cell table:style-name="ce1"/>
          <table:table-cell office:value-type="float" office:value="8.6966771916159675E-6" table:formula="of:=TTEST([.G5:.G23];[.H5:.H23];2;1)" table:number-columns-spanned="2" table:number-rows-spanned="1" table:style-name="ce26">
            <text:p>0.00</text:p>
          </table:table-cell>
          <table:covered-table-cell/>
          <table:table-cell office:value-type="float" office:value="1.1378686249116835E-4" table:formula="of:=TTEST([.I5:.I23];[.J5:.J23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5.150426197229063E-12" table:formula="of:=TTEST([.L5:.L23];[.M5:.M23];2;1)" table:number-columns-spanned="2" table:number-rows-spanned="1" table:style-name="ce26">
            <text:p>0.00</text:p>
          </table:table-cell>
          <table:covered-table-cell/>
          <table:table-cell office:value-type="float" office:value="2.9459351798647021E-10" table:formula="of:=TTEST([.N5:.N23];[.O5:.O23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number-rows-repeated="2" table:style-name="ro5">
          <table:table-cell table:number-columns-repeated="15" table:style-name="ce28"/>
          <table:table-cell table:number-columns-repeated="16369"/>
        </table:table-row>
        <table:table-row table:style-name="ro6">
          <table:table-cell table:number-columns-repeated="15" table:style-name="ce28"/>
          <table:table-cell table:number-columns-repeated="16369"/>
        </table:table-row>
        <table:table-row table:style-name="ro7">
          <table:table-cell table:number-columns-repeated="15" table:style-name="ce28"/>
          <table:table-cell table:number-columns-repeated="16369"/>
        </table:table-row>
        <table:table-row table:style-name="ro8">
          <table:table-cell table:number-columns-repeated="15" table:style-name="ce28"/>
          <table:table-cell table:number-columns-repeated="16369"/>
        </table:table-row>
        <table:table-row table:number-rows-repeated="14" table:style-name="ro5">
          <table:table-cell table:number-columns-repeated="15" table:style-name="ce28"/>
          <table:table-cell table:number-columns-repeated="16369"/>
        </table:table-row>
        <table:table-row table:number-rows-repeated="6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style-name="ro1">
          <table:table-cell table:style-name="ce18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4">
          <table:table-cell table:number-columns-spanned="4" table:number-rows-spanned="1" table:style-name="ce27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number-columns-spanned="5" table:number-rows-spanned="1" table:style-name="ce27"/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repeated="16369"/>
        </table:table-row>
        <table:table-row table:number-rows-repeated="1048511" table:style-name="ro4">
          <table:table-cell table:number-columns-repeated="16384"/>
        </table:table-row>
      </table:table>
      <table:table table:name="Slavic_languages" table:style-name="ta2"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8" table:formula="of:=SUMPRODUCT(--([.B5:.B22]&gt;[.C5:.C22]))" table:number-matrix-columns-spanned="1" table:number-matrix-rows-spanned="1" table:style-name="ce17">
            <text:p>18</text:p>
          </table:table-cell>
          <table:table-cell office:value-type="float" office:value="0" table:formula="of:=SUMPRODUCT(--([.C5:.C22]&gt;[.B5:.B22]))" table:number-matrix-columns-spanned="1" table:number-matrix-rows-spanned="1" table:style-name="ce17">
            <text:p>0</text:p>
          </table:table-cell>
          <table:table-cell office:value-type="float" office:value="12" table:formula="of:=SUMPRODUCT(--([.D5:.D22]&gt;[.E5:.E22]))" table:number-matrix-columns-spanned="1" table:number-matrix-rows-spanned="1" table:style-name="ce17">
            <text:p>12</text:p>
          </table:table-cell>
          <table:table-cell office:value-type="float" office:value="6" table:formula="of:=SUMPRODUCT(--([.E5:.E22]&gt;[.D5:.D22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15" table:formula="of:=SUMPRODUCT(--([.G5:.G22]&gt;[.H5:.H22]))" table:number-matrix-columns-spanned="1" table:number-matrix-rows-spanned="1" table:style-name="ce17">
            <text:p>15</text:p>
          </table:table-cell>
          <table:table-cell office:value-type="float" office:value="3" table:formula="of:=SUMPRODUCT(--([.H5:.H22]&gt;[.G5:.G22]))" table:number-matrix-columns-spanned="1" table:number-matrix-rows-spanned="1" table:style-name="ce17">
            <text:p>3</text:p>
          </table:table-cell>
          <table:table-cell office:value-type="float" office:value="13" table:formula="of:=SUMPRODUCT(--([.I5:.I22]&gt;[.J5:.J22]))" table:number-matrix-columns-spanned="1" table:number-matrix-rows-spanned="1" table:style-name="ce17">
            <text:p>13</text:p>
          </table:table-cell>
          <table:table-cell office:value-type="float" office:value="5" table:formula="of:=SUMPRODUCT(--([.J5:.J22]&gt;[.I5:.I22]))" table:number-matrix-columns-spanned="1" table:number-matrix-rows-spanned="1" table:style-name="ce17">
            <text:p>5</text:p>
          </table:table-cell>
          <table:table-cell table:style-name="ce1"/>
          <table:table-cell office:value-type="float" office:value="18" table:formula="of:=SUMPRODUCT(--([.L5:.L22]&gt;[.M5:.M22]))" table:number-matrix-columns-spanned="1" table:number-matrix-rows-spanned="1" table:style-name="ce17">
            <text:p>18</text:p>
          </table:table-cell>
          <table:table-cell office:value-type="float" office:value="0" table:formula="of:=SUMPRODUCT(--([.M5:.M22]&gt;[.L5:.L22]))" table:number-matrix-columns-spanned="1" table:number-matrix-rows-spanned="1" table:style-name="ce17">
            <text:p>0</text:p>
          </table:table-cell>
          <table:table-cell office:value-type="float" office:value="16" table:formula="of:=SUMPRODUCT(--([.N5:.N22]&gt;[.O5:.O22]))" table:number-matrix-columns-spanned="1" table:number-matrix-rows-spanned="1" table:style-name="ce17">
            <text:p>16</text:p>
          </table:table-cell>
          <table:table-cell office:value-type="float" office:value="2" table:formula="of:=SUMPRODUCT(--([.O5:.O22]&gt;[.N5:.N22]))" table:number-matrix-columns-spanned="1" table:number-matrix-rows-spanned="1" table:style-name="ce17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871111111111119" table:formula="of:=AVERAGE([.B5:.B22])" table:style-name="ce16">
            <text:p>86.87</text:p>
          </table:table-cell>
          <table:table-cell office:value-type="float" office:value="85.553333333333342" table:formula="of:=AVERAGE([.C5:.C22])" table:style-name="ce16">
            <text:p>85.55</text:p>
          </table:table-cell>
          <table:table-cell office:value-type="float" office:value="85.543888888888887" table:formula="of:=AVERAGE([.D5:.D22])" table:style-name="ce16">
            <text:p>85.54</text:p>
          </table:table-cell>
          <table:table-cell office:value-type="float" office:value="84.6388888888889" table:formula="of:=AVERAGE([.E5:.E22])" table:style-name="ce16">
            <text:p>84.64</text:p>
          </table:table-cell>
          <table:table-cell table:style-name="ce1"/>
          <table:table-cell office:value-type="float" office:value="82.686111111111103" table:formula="of:=AVERAGE([.G5:.G22])" table:style-name="ce16">
            <text:p>82.69</text:p>
          </table:table-cell>
          <table:table-cell office:value-type="float" office:value="81.267777777777781" table:formula="of:=AVERAGE([.H5:.H22])" table:style-name="ce16">
            <text:p>81.27</text:p>
          </table:table-cell>
          <table:table-cell office:value-type="float" office:value="81.310555555555567" table:formula="of:=AVERAGE([.I5:.I22])" table:style-name="ce16">
            <text:p>81.31</text:p>
          </table:table-cell>
          <table:table-cell office:value-type="float" office:value="80.37722222222223" table:formula="of:=AVERAGE([.J5:.J22])" table:style-name="ce16">
            <text:p>80.38</text:p>
          </table:table-cell>
          <table:table-cell table:style-name="ce1"/>
          <table:table-cell office:value-type="float" office:value="81.778888888888886" table:formula="of:=AVERAGE([.L5:.L22])" table:style-name="ce16">
            <text:p>81.78</text:p>
          </table:table-cell>
          <table:table-cell office:value-type="float" office:value="78.201666666666654" table:formula="of:=AVERAGE([.M5:.M22])" table:style-name="ce16">
            <text:p>78.20</text:p>
          </table:table-cell>
          <table:table-cell office:value-type="float" office:value="80.359444444444449" table:formula="of:=AVERAGE([.N5:.N22])" table:style-name="ce16">
            <text:p>80.36</text:p>
          </table:table-cell>
          <table:table-cell office:value-type="float" office:value="77.237777777777779" table:formula="of:=AVERAGE([.O5:.O22])" table:style-name="ce16">
            <text:p>77.2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3177777777777777" table:formula="of:=AVERAGE([.B5:.B22])-AVERAGE([.C5:.C22])" table:style-name="ce16">
            <text:p>1.32</text:p>
          </table:table-cell>
          <table:table-cell office:value-type="float" office:value="-1.3177777777777777" table:formula="of:=AVERAGE([.C5:.C22])-AVERAGE([.B5:.B22])" table:style-name="ce16">
            <text:p>-1.32</text:p>
          </table:table-cell>
          <table:table-cell office:value-type="float" office:value="0.90499999999998693" table:formula="of:=AVERAGE([.D5:.D22])-AVERAGE([.E5:.E22])" table:style-name="ce16">
            <text:p>0.90</text:p>
          </table:table-cell>
          <table:table-cell office:value-type="float" office:value="-0.90499999999998693" table:formula="of:=AVERAGE([.E5:.E22])-AVERAGE([.D5:.D22])" table:style-name="ce16">
            <text:p>-0.90</text:p>
          </table:table-cell>
          <table:table-cell table:style-name="ce7"/>
          <table:table-cell office:value-type="float" office:value="1.4183333333333223" table:formula="of:=AVERAGE([.G5:.G22])-AVERAGE([.H5:.H22])" table:style-name="ce16">
            <text:p>1.42</text:p>
          </table:table-cell>
          <table:table-cell office:value-type="float" office:value="-1.4183333333333223" table:formula="of:=AVERAGE([.H5:.H22])-AVERAGE([.G5:.G22])" table:style-name="ce16">
            <text:p>-1.42</text:p>
          </table:table-cell>
          <table:table-cell office:value-type="float" office:value="0.93333333333333712" table:formula="of:=AVERAGE([.I5:.I22])-AVERAGE([.J5:.J22])" table:style-name="ce16">
            <text:p>0.93</text:p>
          </table:table-cell>
          <table:table-cell office:value-type="float" office:value="-0.93333333333333712" table:formula="of:=AVERAGE([.J5:.J22])-AVERAGE([.I5:.I22])" table:style-name="ce16">
            <text:p>-0.93</text:p>
          </table:table-cell>
          <table:table-cell table:style-name="ce7"/>
          <table:table-cell office:value-type="float" office:value="3.5772222222222325" table:formula="of:=AVERAGE([.L5:.L22])-AVERAGE([.M5:.M22])" table:style-name="ce16">
            <text:p>3.58</text:p>
          </table:table-cell>
          <table:table-cell office:value-type="float" office:value="-3.5772222222222325" table:formula="of:=AVERAGE([.M5:.M22])-AVERAGE([.L5:.L22])" table:style-name="ce16">
            <text:p>-3.58</text:p>
          </table:table-cell>
          <table:table-cell office:value-type="float" office:value="3.1216666666666697" table:formula="of:=AVERAGE([.N5:.N22])-AVERAGE([.O5:.O22])" table:style-name="ce16">
            <text:p>3.12</text:p>
          </table:table-cell>
          <table:table-cell office:value-type="float" office:value="-3.1216666666666697" table:formula="of:=AVERAGE([.O5:.O22])-AVERAGE([.N5:.N22])" table:style-name="ce16">
            <text:p>-3.1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1277777777779079" table:formula="of:=[.B28]-[.D28]" table:style-name="ce16">
            <text:p>0.41</text:p>
          </table:table-cell>
          <table:table-cell office:value-type="float" office:value="-0.41277777777779079" table:formula="of:=[.C28]-[.E28]" table:style-name="ce16">
            <text:p>-0.41</text:p>
          </table:table-cell>
          <table:table-cell office:value-type="float" office:value="-0.41277777777779079" table:formula="of:=[.D28]-[.B28]" table:style-name="ce16">
            <text:p>-0.41</text:p>
          </table:table-cell>
          <table:table-cell office:value-type="float" office:value="0.41277777777779079" table:formula="of:=[.E28]-[.C28]" table:style-name="ce16">
            <text:p>0.41</text:p>
          </table:table-cell>
          <table:table-cell table:style-name="ce1"/>
          <table:table-cell office:value-type="float" office:value="0.48499999999998522" table:formula="of:=[.G28]-[.I28]" table:style-name="ce16">
            <text:p>0.48</text:p>
          </table:table-cell>
          <table:table-cell office:value-type="float" office:value="-0.48499999999998522" table:formula="of:=[.H28]-[.J28]" table:style-name="ce16">
            <text:p>-0.48</text:p>
          </table:table-cell>
          <table:table-cell office:value-type="float" office:value="-0.48499999999998522" table:formula="of:=[.I28]-[.G28]" table:style-name="ce16">
            <text:p>-0.48</text:p>
          </table:table-cell>
          <table:table-cell office:value-type="float" office:value="0.48499999999998522" table:formula="of:=[.J28]-[.H28]" table:style-name="ce16">
            <text:p>0.48</text:p>
          </table:table-cell>
          <table:table-cell table:style-name="ce1"/>
          <table:table-cell office:value-type="float" office:value="0.45555555555556282" table:formula="of:=[.L28]-[.N28]" table:style-name="ce16">
            <text:p>0.46</text:p>
          </table:table-cell>
          <table:table-cell office:value-type="float" office:value="-0.45555555555556282" table:formula="of:=[.M28]-[.O28]" table:style-name="ce16">
            <text:p>-0.46</text:p>
          </table:table-cell>
          <table:table-cell office:value-type="float" office:value="-0.45555555555556282" table:formula="of:=[.N28]-[.L28]" table:style-name="ce16">
            <text:p>-0.46</text:p>
          </table:table-cell>
          <table:table-cell office:value-type="float" office:value="0.45555555555556282" table:formula="of:=[.O28]-[.M28]" table:style-name="ce16">
            <text:p>0.4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910726680528374E-6" table:formula="of:=TTEST([.B5:.B22];[.C5:.C22];2;1)" table:number-columns-spanned="2" table:number-rows-spanned="1" table:style-name="ce26">
            <text:p>0.00</text:p>
          </table:table-cell>
          <table:covered-table-cell/>
          <table:table-cell office:value-type="float" office:value="3.6382569370223966E-3" table:formula="of:=TTEST([.D5:.D22];[.E5:.E22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5.8379962847204976E-4" table:formula="of:=TTEST([.G5:.G22];[.H5:.H22];2;1)" table:number-columns-spanned="2" table:number-rows-spanned="1" table:style-name="ce26">
            <text:p>0.00</text:p>
          </table:table-cell>
          <table:covered-table-cell/>
          <table:table-cell office:value-type="float" office:value="2.5953522129696312E-2" table:formula="of:=TTEST([.I5:.I22];[.J5:.J22];2;1)" table:number-columns-spanned="2" table:number-rows-spanned="1" table:style-name="ce26">
            <text:p>0.03</text:p>
          </table:table-cell>
          <table:covered-table-cell/>
          <table:table-cell table:style-name="ce1"/>
          <table:table-cell office:value-type="float" office:value="2.826138610044413E-7" table:formula="of:=TTEST([.L5:.L22];[.M5:.M22];2;1)" table:number-columns-spanned="2" table:number-rows-spanned="1" table:style-name="ce26">
            <text:p>0.00</text:p>
          </table:table-cell>
          <table:covered-table-cell/>
          <table:table-cell office:value-type="float" office:value="1.6583028626677472E-5" table:formula="of:=TTEST([.N5:.N22];[.O5:.O22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2" style:display-name="20% - Accent2" style:family="table-cell" style:data-style-name="N0">
      <style:table-cell-properties fo:background-color="#FCE4D6"/>
    </style: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ames Decatur</meta:initial-creator>
    <dc:creator>James Decatur</dc:creator>
    <meta:creation-date>2021-07-08T11:07:40Z</meta:creation-date>
    <dc:date>2021-11-10T18:08:37Z</dc:date>
  </office:meta>
</office:document-meta>
</file>